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tang" svg:font-family="Batang, 바탕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79mm"/>
    </style:style>
    <style:style style:name="co3" style:family="table-column">
      <style:table-column-properties fo:break-before="auto" style:column-width="23.21mm"/>
    </style:style>
    <style:style style:name="co4" style:family="table-column">
      <style:table-column-properties fo:break-before="auto" style:column-width="55.28mm"/>
    </style:style>
    <style:style style:name="co5" style:family="table-column">
      <style:table-column-properties fo:break-before="auto" style:column-width="61.08mm"/>
    </style:style>
    <style:style style:name="co6" style:family="table-column">
      <style:table-column-properties fo:break-before="auto" style:column-width="28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atang" style:font-size-asian="6.80000019073486pt" style:language-asian="ko" style:country-asian="KR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atang" style:font-size-asian="6.80000019073486pt" style:language-asian="ko" style:country-asian="KR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atang" style:font-size-asian="6.80000019073486pt" style:language-asian="ko" style:country-asian="KR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atang" style:font-size-asian="6.80000019073486pt" style:language-asian="ko" style:country-asian="KR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atang" style:font-size-asian="6.80000019073486pt" style:language-asian="ko" style:country-asian="KR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atang" style:font-size-asian="6.80000019073486pt" style:language-asian="ko" style:country-asian="KR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atang" style:font-size-asian="6.80000019073486pt" style:language-asian="ko" style:country-asian="KR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atang" style:font-size-asian="6.80000019073486pt" style:language-asian="ko" style:country-asian="KR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atang" style:font-size-asian="6.80000019073486pt" style:language-asian="ko" style:country-asian="KR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atang" style:font-size-asian="6.80000019073486pt" style:language-asian="ko" style:country-asian="KR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1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atang" style:font-size-asian="6.80000019073486pt" style:language-asian="ko" style:country-asian="KR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atang" style:font-size-asian="6.80000019073486pt" style:language-asian="ko" style:country-asian="KR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atang" style:font-size-asian="6.80000019073486pt" style:language-asian="ko" style:country-asian="KR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"/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trix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9"/>
        <table:table-row table:style-name="ro1">
          <table:table-cell table:number-columns-repeated="16"/>
        </table:table-row>
        <table:table-row table:style-name="ro2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est </text:p>
          </table:table-cell>
          <table:table-cell table:style-name="ce5" office:value-type="string" calcext:value-type="string">
            <text:p>No. of addresses per iteration</text:p>
          </table:table-cell>
          <table:table-cell table:style-name="ce5" office:value-type="string" calcext:value-type="string">
            <text:p>With alloc. Key ?</text:p>
          </table:table-cell>
          <table:table-cell table:style-name="ce7" office:value-type="string" calcext:value-type="string">
            <text:p>Duration in milli-seconds for different no. of iterations</text:p>
          </table:table-cell>
          <table:table-cell table:style-name="ce7" table:number-columns-repeated="2"/>
          <table:table-cell table:style-name="ce10"/>
          <table:table-cell table:number-columns-repeated="8"/>
        </table:table-row>
        <table:table-row table:style-name="ro2">
          <table:table-cell table:style-name="ce2" table:number-columns-repeated="2"/>
          <table:table-cell table:style-name="ce6" table:number-columns-repeated="2"/>
          <table:table-cell table:style-name="ce8" office:value-type="float" office:value="100" calcext:value-type="float" table:number-columns-spanned="4" table:number-rows-spanned="1">
            <text:p>1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" calcext:value-type="float" table:number-columns-spanned="4" table:number-rows-spanned="1">
            <text:p>10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0" calcext:value-type="float" table:number-columns-spanned="4" table:number-rows-spanned="1">
            <text:p>10000</text:p>
          </table:table-cell>
          <table:covered-table-cell table:number-columns-repeated="2" table:style-name="ce8"/>
          <table:covered-table-cell table:style-name="ce11"/>
        </table:table-row>
        <table:table-row table:style-name="ro2">
          <table:table-cell table:style-name="ce2" office:value-type="string" calcext:value-type="string" table:number-columns-spanned="2" table:number-rows-spanned="1">
            <text:p>Hyperty – allocation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1.1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12" table:formula="of:=SUM([.E5:.G5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I5:.K5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M5:.O5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1.2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12" table:formula="of:=SUM([.E6:.G6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I6:.K6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M6:.O6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1.3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4"/>
          <table:table-cell table:style-name="ce12" table:formula="of:=SUM([.E7:.G7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I7:.K7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M7:.O7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1.4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4"/>
          <table:table-cell table:style-name="ce12" table:formula="of:=SUM([.E8:.G8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I8:.K8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M8:.O8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style-name="ce12" table:formula="of:=SUM([.E9:.G9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I9:.K9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M9:.O9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1.6</text:p>
          </table:table-cell>
          <table:table-cell table:style-name="ce3" office:value-type="string" calcext:value-type="string">
            <text:p>De-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style-name="ce12" table:formula="of:=SUM([.E10:.G10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I10:.K10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M10:.O10])/3" office:value-type="float" office:value="0" calcext:value-type="float">
            <text:p>0</text:p>
          </table:table-cell>
        </table:table-row>
        <table:table-row table:style-name="ro2">
          <table:table-cell table:number-columns-repeated="11"/>
          <table:table-cell table:style-name="ce12"/>
          <table:table-cell table:number-columns-repeated="3"/>
          <table:table-cell table:style-name="ce12"/>
        </table:table-row>
        <table:table-row table:style-name="ro2">
          <table:table-cell table:style-name="ce2" office:value-type="string" calcext:value-type="string" table:number-columns-spanned="2" table:number-rows-spanned="1">
            <text:p>Object – allocation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2.1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12" table:formula="of:=[.H28]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I13:.K13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M13:.O13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2.2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12" table:formula="of:=SUM([.E14:.G14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I14:.K14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M14:.O14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2.3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4"/>
          <table:table-cell table:style-name="ce12" table:formula="of:=SUM([.E15:.G15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I15:.K15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M15:.O15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2.4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4"/>
          <table:table-cell table:style-name="ce12" table:formula="of:=SUM([.E16:.G16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I16:.K16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M16:.O16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style-name="ce12" table:formula="of:=SUM([.E17:.G17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I17:.K17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M17:.O17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2.6</text:p>
          </table:table-cell>
          <table:table-cell table:style-name="ce3" office:value-type="string" calcext:value-type="string">
            <text:p>De-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style-name="ce12" table:formula="of:=SUM([.E18:.G18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I18:.K18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M18:.O18])/3"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number-columns-repeated="15"/>
        </table:table-row>
        <table:table-row table:style-name="ro2">
          <table:table-cell table:style-name="ce2" table:number-columns-repeated="2"/>
          <table:table-cell table:style-name="ce6" table:number-columns-repeated="2"/>
          <table:table-cell table:style-name="ce8" office:value-type="float" office:value="100" calcext:value-type="float" table:number-columns-spanned="4" table:number-rows-spanned="1">
            <text:p>1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" calcext:value-type="float" table:number-columns-spanned="4" table:number-rows-spanned="1">
            <text:p>10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0" calcext:value-type="float" table:number-columns-spanned="4" table:number-rows-spanned="1">
            <text:p>10000</text:p>
          </table:table-cell>
          <table:covered-table-cell table:number-columns-repeated="2" table:style-name="ce8"/>
          <table:covered-table-cell table:style-name="ce11"/>
        </table:table-row>
        <table:table-row table:style-name="ro2">
          <table:table-cell table:style-name="ce2" office:value-type="string" calcext:value-type="string" table:number-columns-spanned="2" table:number-rows-spanned="1">
            <text:p>3. Hyperty messaging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100B</text:p>
          </table:table-cell>
          <table:table-cell table:style-name="ce4" table:number-columns-repeated="5"/>
          <table:table-cell table:style-name="ce12" table:formula="of:=SUM([.E22:.G22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I22:.K22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M22:.O22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1kB</text:p>
          </table:table-cell>
          <table:table-cell table:style-name="ce4" table:number-columns-repeated="5"/>
          <table:table-cell table:style-name="ce12" table:formula="of:=SUM([.E23:.G23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I23:.K23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M23:.O23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3.3</text:p>
          </table:table-cell>
          <table:table-cell table:style-name="ce3" office:value-type="string" calcext:value-type="string">
            <text:p>10kB</text:p>
          </table:table-cell>
          <table:table-cell table:style-name="ce4" table:number-columns-repeated="5"/>
          <table:table-cell table:style-name="ce12" table:formula="of:=SUM([.E24:.G24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I24:.K24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M24:.O24])/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8"/>
        </table:table-row>
        <table:table-row table:style-name="ro2">
          <table:table-cell table:style-name="ce2" table:number-columns-repeated="2"/>
          <table:table-cell table:style-name="ce6" table:number-columns-repeated="2"/>
          <table:table-cell table:style-name="ce8" office:value-type="float" office:value="100" calcext:value-type="float" table:number-columns-spanned="4" table:number-rows-spanned="1">
            <text:p>1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200" calcext:value-type="float" table:number-columns-spanned="4" table:number-rows-spanned="1">
            <text:p>2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" calcext:value-type="float" table:number-columns-spanned="4" table:number-rows-spanned="1">
            <text:p>1000</text:p>
          </table:table-cell>
          <table:covered-table-cell table:number-columns-repeated="2" table:style-name="ce8"/>
          <table:covered-table-cell table:style-name="ce11"/>
        </table:table-row>
        <table:table-row table:style-name="ro2">
          <table:table-cell table:style-name="ce2" office:value-type="string" calcext:value-type="string" table:number-columns-spanned="2" table:number-rows-spanned="1">
            <text:p>3. Sync – Object update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100B</text:p>
          </table:table-cell>
          <table:table-cell table:style-name="ce4" table:number-columns-repeated="5"/>
          <table:table-cell table:style-name="ce12" table:formula="of:=SUM([.E28:.G28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I28:.K28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M28:.O28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1kB</text:p>
          </table:table-cell>
          <table:table-cell table:style-name="ce4" table:number-columns-repeated="5"/>
          <table:table-cell table:style-name="ce12" table:formula="of:=SUM([.E29:.G29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I29:.K29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M29:.O29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3.3</text:p>
          </table:table-cell>
          <table:table-cell table:style-name="ce3" office:value-type="string" calcext:value-type="string">
            <text:p>10kB</text:p>
          </table:table-cell>
          <table:table-cell table:style-name="ce4" table:number-columns-repeated="5"/>
          <table:table-cell table:style-name="ce12" table:formula="of:=SUM([.E30:.G30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I30:.K30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M30:.O30])/3" office:value-type="float" office:value="0" calcext:value-type="float">
            <text:p>0</text:p>
          </table:table-cell>
        </table:table-row>
        <table:table-row table:style-name="ro1" table:number-rows-repeated="104854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Vertx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9"/>
        <table:table-row table:style-name="ro1">
          <table:table-cell table:number-columns-repeated="16"/>
        </table:table-row>
        <table:table-row table:style-name="ro2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est </text:p>
          </table:table-cell>
          <table:table-cell table:style-name="ce5" office:value-type="string" calcext:value-type="string">
            <text:p>No. of addresses per iteration</text:p>
          </table:table-cell>
          <table:table-cell table:style-name="ce5" office:value-type="string" calcext:value-type="string">
            <text:p>With alloc. Key ?</text:p>
          </table:table-cell>
          <table:table-cell table:style-name="ce7" office:value-type="string" calcext:value-type="string">
            <text:p>Duration in milli-seconds for different no. of iterations</text:p>
          </table:table-cell>
          <table:table-cell table:style-name="ce7" table:number-columns-repeated="2"/>
          <table:table-cell table:style-name="ce10"/>
          <table:table-cell table:number-columns-repeated="8"/>
        </table:table-row>
        <table:table-row table:style-name="ro2">
          <table:table-cell table:style-name="ce2" table:number-columns-repeated="2"/>
          <table:table-cell table:style-name="ce6" table:number-columns-repeated="2"/>
          <table:table-cell table:style-name="ce8" office:value-type="float" office:value="100" calcext:value-type="float" table:number-columns-spanned="4" table:number-rows-spanned="1">
            <text:p>1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" calcext:value-type="float" table:number-columns-spanned="4" table:number-rows-spanned="1">
            <text:p>10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0" calcext:value-type="float" table:number-columns-spanned="4" table:number-rows-spanned="1">
            <text:p>10000</text:p>
          </table:table-cell>
          <table:covered-table-cell table:number-columns-repeated="2" table:style-name="ce8"/>
          <table:covered-table-cell table:style-name="ce11"/>
        </table:table-row>
        <table:table-row table:style-name="ro2">
          <table:table-cell table:style-name="ce2" office:value-type="string" calcext:value-type="string" table:number-columns-spanned="2" table:number-rows-spanned="1">
            <text:p>Hyperty – allocation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1.1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21" calcext:value-type="float">
            <text:p>221</text:p>
          </table:table-cell>
          <table:table-cell table:style-name="ce12" table:formula="of:=SUM([.E5:.G5])/3" office:value-type="float" office:value="258.333333333333" calcext:value-type="float">
            <text:p>258</text:p>
          </table:table-cell>
          <table:table-cell table:style-name="ce4" office:value-type="float" office:value="2167" calcext:value-type="float">
            <text:p>2167</text:p>
          </table:table-cell>
          <table:table-cell table:style-name="ce4" office:value-type="float" office:value="1836" calcext:value-type="float">
            <text:p>1836</text:p>
          </table:table-cell>
          <table:table-cell table:style-name="ce4" office:value-type="float" office:value="1749" calcext:value-type="float">
            <text:p>1749</text:p>
          </table:table-cell>
          <table:table-cell table:style-name="ce12" table:formula="of:=SUM([.I5:.K5])/3" office:value-type="float" office:value="1917.33333333333" calcext:value-type="float">
            <text:p>1917</text:p>
          </table:table-cell>
          <table:table-cell table:style-name="ce4" office:value-type="float" office:value="16876" calcext:value-type="float">
            <text:p>16876</text:p>
          </table:table-cell>
          <table:table-cell table:style-name="ce4" office:value-type="float" office:value="15990" calcext:value-type="float">
            <text:p>15990</text:p>
          </table:table-cell>
          <table:table-cell table:style-name="ce4" office:value-type="float" office:value="16148" calcext:value-type="float">
            <text:p>16148</text:p>
          </table:table-cell>
          <table:table-cell table:style-name="ce12" table:formula="of:=SUM([.M5:.O5])/3" office:value-type="float" office:value="16338" calcext:value-type="float">
            <text:p>16338</text:p>
          </table:table-cell>
        </table:table-row>
        <table:table-row table:style-name="ro2">
          <table:table-cell table:style-name="ce3" office:value-type="string" calcext:value-type="string">
            <text:p>1.2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165" calcext:value-type="float">
            <text:p>165</text:p>
          </table:table-cell>
          <table:table-cell table:style-name="ce12" table:formula="of:=SUM([.E6:.G6])/3" office:value-type="float" office:value="220.333333333333" calcext:value-type="float">
            <text:p>220</text:p>
          </table:table-cell>
          <table:table-cell table:style-name="ce4" office:value-type="float" office:value="1517" calcext:value-type="float">
            <text:p>1517</text:p>
          </table:table-cell>
          <table:table-cell table:style-name="ce4" office:value-type="float" office:value="1400" calcext:value-type="float">
            <text:p>1400</text:p>
          </table:table-cell>
          <table:table-cell table:style-name="ce4" office:value-type="float" office:value="1502" calcext:value-type="float">
            <text:p>1502</text:p>
          </table:table-cell>
          <table:table-cell table:style-name="ce12" table:formula="of:=SUM([.I6:.K6])/3" office:value-type="float" office:value="1473" calcext:value-type="float">
            <text:p>1473</text:p>
          </table:table-cell>
          <table:table-cell table:style-name="ce4" office:value-type="float" office:value="12933" calcext:value-type="float">
            <text:p>12933</text:p>
          </table:table-cell>
          <table:table-cell table:style-name="ce4" office:value-type="float" office:value="13304" calcext:value-type="float">
            <text:p>13304</text:p>
          </table:table-cell>
          <table:table-cell table:style-name="ce4" office:value-type="float" office:value="12713" calcext:value-type="float">
            <text:p>12713</text:p>
          </table:table-cell>
          <table:table-cell table:style-name="ce12" table:formula="of:=SUM([.M6:.O6])/3" office:value-type="float" office:value="12983.3333333333" calcext:value-type="float">
            <text:p>12983</text:p>
          </table:table-cell>
        </table:table-row>
        <table:table-row table:style-name="ro2">
          <table:table-cell table:style-name="ce3" office:value-type="string" calcext:value-type="string">
            <text:p>1.3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411" calcext:value-type="float">
            <text:p>411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195" calcext:value-type="float">
            <text:p>195</text:p>
          </table:table-cell>
          <table:table-cell table:style-name="ce12" table:formula="of:=SUM([.E7:.G7])/3" office:value-type="float" office:value="298.666666666667" calcext:value-type="float">
            <text:p>299</text:p>
          </table:table-cell>
          <table:table-cell table:style-name="ce4" office:value-type="float" office:value="1997" calcext:value-type="float">
            <text:p>1997</text:p>
          </table:table-cell>
          <table:table-cell table:style-name="ce4" office:value-type="float" office:value="1725" calcext:value-type="float">
            <text:p>1725</text:p>
          </table:table-cell>
          <table:table-cell table:style-name="ce4" office:value-type="float" office:value="1767" calcext:value-type="float">
            <text:p>1767</text:p>
          </table:table-cell>
          <table:table-cell table:style-name="ce12" table:formula="of:=SUM([.I7:.K7])/3" office:value-type="float" office:value="1829.66666666667" calcext:value-type="float">
            <text:p>1830</text:p>
          </table:table-cell>
          <table:table-cell table:style-name="ce4" office:value-type="float" office:value="15707" calcext:value-type="float">
            <text:p>15707</text:p>
          </table:table-cell>
          <table:table-cell table:style-name="ce4" office:value-type="float" office:value="15989" calcext:value-type="float">
            <text:p>15989</text:p>
          </table:table-cell>
          <table:table-cell table:style-name="ce4" office:value-type="float" office:value="16273" calcext:value-type="float">
            <text:p>16273</text:p>
          </table:table-cell>
          <table:table-cell table:style-name="ce12" table:formula="of:=SUM([.M7:.O7])/3" office:value-type="float" office:value="15989.6666666667" calcext:value-type="float">
            <text:p>15990</text:p>
          </table:table-cell>
        </table:table-row>
        <table:table-row table:style-name="ro2">
          <table:table-cell table:style-name="ce3" office:value-type="string" calcext:value-type="string">
            <text:p>1.4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40" calcext:value-type="float">
            <text:p>140</text:p>
          </table:table-cell>
          <table:table-cell table:style-name="ce12" table:formula="of:=SUM([.E8:.G8])/3" office:value-type="float" office:value="169.666666666667" calcext:value-type="float">
            <text:p>170</text:p>
          </table:table-cell>
          <table:table-cell table:style-name="ce4" office:value-type="float" office:value="1492" calcext:value-type="float">
            <text:p>1492</text:p>
          </table:table-cell>
          <table:table-cell table:style-name="ce4" office:value-type="float" office:value="1325" calcext:value-type="float">
            <text:p>1325</text:p>
          </table:table-cell>
          <table:table-cell table:style-name="ce4" office:value-type="float" office:value="1365" calcext:value-type="float">
            <text:p>1365</text:p>
          </table:table-cell>
          <table:table-cell table:style-name="ce12" table:formula="of:=SUM([.I8:.K8])/3" office:value-type="float" office:value="1394" calcext:value-type="float">
            <text:p>1394</text:p>
          </table:table-cell>
          <table:table-cell table:style-name="ce4" office:value-type="float" office:value="13565" calcext:value-type="float">
            <text:p>13565</text:p>
          </table:table-cell>
          <table:table-cell table:style-name="ce4" office:value-type="float" office:value="13177" calcext:value-type="float">
            <text:p>13177</text:p>
          </table:table-cell>
          <table:table-cell table:style-name="ce4" office:value-type="float" office:value="13397" calcext:value-type="float">
            <text:p>13397</text:p>
          </table:table-cell>
          <table:table-cell table:style-name="ce12" table:formula="of:=SUM([.M8:.O8])/3" office:value-type="float" office:value="13379.6666666667" calcext:value-type="float">
            <text:p>13380</text:p>
          </table:table-cell>
        </table:table-row>
        <table:table-row table:style-name="ro2"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156" calcext:value-type="float">
            <text:p>156</text:p>
          </table:table-cell>
          <table:table-cell table:style-name="ce12" table:formula="of:=SUM([.E9:.G9])/3" office:value-type="float" office:value="219.333333333333" calcext:value-type="float">
            <text:p>219</text:p>
          </table:table-cell>
          <table:table-cell table:style-name="ce4" office:value-type="float" office:value="1693" calcext:value-type="float">
            <text:p>1693</text:p>
          </table:table-cell>
          <table:table-cell table:style-name="ce4" office:value-type="float" office:value="1652" calcext:value-type="float">
            <text:p>1652</text:p>
          </table:table-cell>
          <table:table-cell table:style-name="ce4" office:value-type="float" office:value="1719" calcext:value-type="float">
            <text:p>1719</text:p>
          </table:table-cell>
          <table:table-cell table:style-name="ce12" table:formula="of:=SUM([.I9:.K9])/3" office:value-type="float" office:value="1688" calcext:value-type="float">
            <text:p>1688</text:p>
          </table:table-cell>
          <table:table-cell table:style-name="ce4" office:value-type="float" office:value="16779" calcext:value-type="float">
            <text:p>16779</text:p>
          </table:table-cell>
          <table:table-cell table:style-name="ce4" office:value-type="float" office:value="15996" calcext:value-type="float">
            <text:p>15996</text:p>
          </table:table-cell>
          <table:table-cell table:style-name="ce4" office:value-type="float" office:value="16393" calcext:value-type="float">
            <text:p>16393</text:p>
          </table:table-cell>
          <table:table-cell table:style-name="ce12" table:formula="of:=SUM([.M9:.O9])/3" office:value-type="float" office:value="16389.3333333333" calcext:value-type="float">
            <text:p>16389</text:p>
          </table:table-cell>
        </table:table-row>
        <table:table-row table:style-name="ro2">
          <table:table-cell table:style-name="ce3" office:value-type="string" calcext:value-type="string">
            <text:p>1.6</text:p>
          </table:table-cell>
          <table:table-cell table:style-name="ce3" office:value-type="string" calcext:value-type="string">
            <text:p>De-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38" calcext:value-type="float">
            <text:p>138</text:p>
          </table:table-cell>
          <table:table-cell table:style-name="ce12" table:formula="of:=SUM([.E10:.G10])/3" office:value-type="float" office:value="179" calcext:value-type="float">
            <text:p>179</text:p>
          </table:table-cell>
          <table:table-cell table:style-name="ce4" office:value-type="float" office:value="1537" calcext:value-type="float">
            <text:p>1537</text:p>
          </table:table-cell>
          <table:table-cell table:style-name="ce4" office:value-type="float" office:value="1388" calcext:value-type="float">
            <text:p>1388</text:p>
          </table:table-cell>
          <table:table-cell table:style-name="ce4" office:value-type="float" office:value="1358" calcext:value-type="float">
            <text:p>1358</text:p>
          </table:table-cell>
          <table:table-cell table:style-name="ce12" table:formula="of:=SUM([.I10:.K10])/3" office:value-type="float" office:value="1427.66666666667" calcext:value-type="float">
            <text:p>1428</text:p>
          </table:table-cell>
          <table:table-cell table:style-name="ce4" office:value-type="float" office:value="13236" calcext:value-type="float">
            <text:p>13236</text:p>
          </table:table-cell>
          <table:table-cell table:style-name="ce4" office:value-type="float" office:value="13051" calcext:value-type="float">
            <text:p>13051</text:p>
          </table:table-cell>
          <table:table-cell table:style-name="ce4" office:value-type="float" office:value="13004" calcext:value-type="float">
            <text:p>13004</text:p>
          </table:table-cell>
          <table:table-cell table:style-name="ce12" table:formula="of:=SUM([.M10:.O10])/3" office:value-type="float" office:value="13097" calcext:value-type="float">
            <text:p>13097</text:p>
          </table:table-cell>
        </table:table-row>
        <table:table-row table:style-name="ro2">
          <table:table-cell table:number-columns-repeated="11"/>
          <table:table-cell table:style-name="ce12"/>
          <table:table-cell table:number-columns-repeated="3"/>
          <table:table-cell table:style-name="ce12"/>
        </table:table-row>
        <table:table-row table:style-name="ro2">
          <table:table-cell table:style-name="ce2" office:value-type="string" calcext:value-type="string" table:number-columns-spanned="2" table:number-rows-spanned="1">
            <text:p>Object – allocation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2.1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65" calcext:value-type="float">
            <text:p>165</text:p>
          </table:table-cell>
          <table:table-cell table:style-name="ce4" office:value-type="float" office:value="160" calcext:value-type="float">
            <text:p>160</text:p>
          </table:table-cell>
          <table:table-cell table:style-name="ce12" table:formula="of:=SUM([.E13:.G13])/3" office:value-type="float" office:value="163.333333333333" calcext:value-type="float">
            <text:p>163</text:p>
          </table:table-cell>
          <table:table-cell table:style-name="ce4" office:value-type="float" office:value="1577" calcext:value-type="float">
            <text:p>1577</text:p>
          </table:table-cell>
          <table:table-cell table:style-name="ce4" office:value-type="float" office:value="1607" calcext:value-type="float">
            <text:p>1607</text:p>
          </table:table-cell>
          <table:table-cell table:style-name="ce4" office:value-type="float" office:value="1602" calcext:value-type="float">
            <text:p>1602</text:p>
          </table:table-cell>
          <table:table-cell table:style-name="ce12" table:formula="of:=SUM([.I13:.K13])/3" office:value-type="float" office:value="1595.33333333333" calcext:value-type="float">
            <text:p>1595</text:p>
          </table:table-cell>
          <table:table-cell table:style-name="ce4" office:value-type="float" office:value="15879" calcext:value-type="float">
            <text:p>15879</text:p>
          </table:table-cell>
          <table:table-cell table:style-name="ce4" office:value-type="float" office:value="16002" calcext:value-type="float">
            <text:p>16002</text:p>
          </table:table-cell>
          <table:table-cell table:style-name="ce4" office:value-type="float" office:value="16283" calcext:value-type="float">
            <text:p>16283</text:p>
          </table:table-cell>
          <table:table-cell table:style-name="ce12" table:formula="of:=SUM([.M13:.O13])/3" office:value-type="float" office:value="16054.6666666667" calcext:value-type="float">
            <text:p>16055</text:p>
          </table:table-cell>
        </table:table-row>
        <table:table-row table:style-name="ro2">
          <table:table-cell table:style-name="ce3" office:value-type="string" calcext:value-type="string">
            <text:p>2.2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62" calcext:value-type="float">
            <text:p>162</text:p>
          </table:table-cell>
          <table:table-cell table:style-name="ce12" table:formula="of:=SUM([.E14:.G14])/3" office:value-type="float" office:value="149" calcext:value-type="float">
            <text:p>149</text:p>
          </table:table-cell>
          <table:table-cell table:style-name="ce4" office:value-type="float" office:value="1356" calcext:value-type="float">
            <text:p>1356</text:p>
          </table:table-cell>
          <table:table-cell table:style-name="ce4" office:value-type="float" office:value="1294" calcext:value-type="float">
            <text:p>1294</text:p>
          </table:table-cell>
          <table:table-cell table:style-name="ce4" office:value-type="float" office:value="1416" calcext:value-type="float">
            <text:p>1416</text:p>
          </table:table-cell>
          <table:table-cell table:style-name="ce12" table:formula="of:=SUM([.I14:.K14])/3" office:value-type="float" office:value="1355.33333333333" calcext:value-type="float">
            <text:p>1355</text:p>
          </table:table-cell>
          <table:table-cell table:style-name="ce4" office:value-type="float" office:value="13579" calcext:value-type="float">
            <text:p>13579</text:p>
          </table:table-cell>
          <table:table-cell table:style-name="ce4" office:value-type="float" office:value="13247" calcext:value-type="float">
            <text:p>13247</text:p>
          </table:table-cell>
          <table:table-cell table:style-name="ce4" office:value-type="float" office:value="13117" calcext:value-type="float">
            <text:p>13117</text:p>
          </table:table-cell>
          <table:table-cell table:style-name="ce12" table:formula="of:=SUM([.M14:.O14])/3" office:value-type="float" office:value="13314.3333333333" calcext:value-type="float">
            <text:p>13314</text:p>
          </table:table-cell>
        </table:table-row>
        <table:table-row table:style-name="ro2">
          <table:table-cell table:style-name="ce3" office:value-type="string" calcext:value-type="string">
            <text:p>2.3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42" calcext:value-type="float">
            <text:p>142</text:p>
          </table:table-cell>
          <table:table-cell table:style-name="ce12" table:formula="of:=SUM([.E15:.G15])/3" office:value-type="float" office:value="165.666666666667" calcext:value-type="float">
            <text:p>166</text:p>
          </table:table-cell>
          <table:table-cell table:style-name="ce4" office:value-type="float" office:value="1579" calcext:value-type="float">
            <text:p>1579</text:p>
          </table:table-cell>
          <table:table-cell table:style-name="ce4" office:value-type="float" office:value="1605" calcext:value-type="float">
            <text:p>1605</text:p>
          </table:table-cell>
          <table:table-cell table:style-name="ce4" office:value-type="float" office:value="1633" calcext:value-type="float">
            <text:p>1633</text:p>
          </table:table-cell>
          <table:table-cell table:style-name="ce12" table:formula="of:=SUM([.I15:.K15])/3" office:value-type="float" office:value="1605.66666666667" calcext:value-type="float">
            <text:p>1606</text:p>
          </table:table-cell>
          <table:table-cell table:style-name="ce4" office:value-type="float" office:value="16675" calcext:value-type="float">
            <text:p>16675</text:p>
          </table:table-cell>
          <table:table-cell table:style-name="ce4" office:value-type="float" office:value="16125" calcext:value-type="float">
            <text:p>16125</text:p>
          </table:table-cell>
          <table:table-cell table:style-name="ce4" office:value-type="float" office:value="16310" calcext:value-type="float">
            <text:p>16310</text:p>
          </table:table-cell>
          <table:table-cell table:style-name="ce12" table:formula="of:=SUM([.M15:.O15])/3" office:value-type="float" office:value="16370" calcext:value-type="float">
            <text:p>16370</text:p>
          </table:table-cell>
        </table:table-row>
        <table:table-row table:style-name="ro2">
          <table:table-cell table:style-name="ce3" office:value-type="string" calcext:value-type="string">
            <text:p>2.4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62" calcext:value-type="float">
            <text:p>162</text:p>
          </table:table-cell>
          <table:table-cell table:style-name="ce12" table:formula="of:=SUM([.E16:.G16])/3" office:value-type="float" office:value="147.666666666667" calcext:value-type="float">
            <text:p>148</text:p>
          </table:table-cell>
          <table:table-cell table:style-name="ce4" office:value-type="float" office:value="1358" calcext:value-type="float">
            <text:p>1358</text:p>
          </table:table-cell>
          <table:table-cell table:style-name="ce4" office:value-type="float" office:value="1435" calcext:value-type="float">
            <text:p>1435</text:p>
          </table:table-cell>
          <table:table-cell table:style-name="ce4" office:value-type="float" office:value="1416" calcext:value-type="float">
            <text:p>1416</text:p>
          </table:table-cell>
          <table:table-cell table:style-name="ce12" table:formula="of:=SUM([.I16:.K16])/3" office:value-type="float" office:value="1403" calcext:value-type="float">
            <text:p>1403</text:p>
          </table:table-cell>
          <table:table-cell table:style-name="ce4" office:value-type="float" office:value="13249" calcext:value-type="float">
            <text:p>13249</text:p>
          </table:table-cell>
          <table:table-cell table:style-name="ce4" office:value-type="float" office:value="13320" calcext:value-type="float">
            <text:p>13320</text:p>
          </table:table-cell>
          <table:table-cell table:style-name="ce4" office:value-type="float" office:value="13456" calcext:value-type="float">
            <text:p>13456</text:p>
          </table:table-cell>
          <table:table-cell table:style-name="ce12" table:formula="of:=SUM([.M16:.O16])/3" office:value-type="float" office:value="13341.6666666667" calcext:value-type="float">
            <text:p>13342</text:p>
          </table:table-cell>
        </table:table-row>
        <table:table-row table:style-name="ro2"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176" calcext:value-type="float">
            <text:p>176</text:p>
          </table:table-cell>
          <table:table-cell table:style-name="ce12" table:formula="of:=SUM([.E17:.G17])/3" office:value-type="float" office:value="167.333333333333" calcext:value-type="float">
            <text:p>167</text:p>
          </table:table-cell>
          <table:table-cell table:style-name="ce4" office:value-type="float" office:value="1768" calcext:value-type="float">
            <text:p>1768</text:p>
          </table:table-cell>
          <table:table-cell table:style-name="ce4" office:value-type="float" office:value="1523" calcext:value-type="float">
            <text:p>1523</text:p>
          </table:table-cell>
          <table:table-cell table:style-name="ce4" office:value-type="float" office:value="1652" calcext:value-type="float">
            <text:p>1652</text:p>
          </table:table-cell>
          <table:table-cell table:style-name="ce12" table:formula="of:=SUM([.I17:.K17])/3" office:value-type="float" office:value="1647.66666666667" calcext:value-type="float">
            <text:p>1648</text:p>
          </table:table-cell>
          <table:table-cell table:style-name="ce4" office:value-type="float" office:value="16248" calcext:value-type="float">
            <text:p>16248</text:p>
          </table:table-cell>
          <table:table-cell table:style-name="ce4" office:value-type="float" office:value="16043" calcext:value-type="float">
            <text:p>16043</text:p>
          </table:table-cell>
          <table:table-cell table:style-name="ce4" office:value-type="float" office:value="16269" calcext:value-type="float">
            <text:p>16269</text:p>
          </table:table-cell>
          <table:table-cell table:style-name="ce12" table:formula="of:=SUM([.M17:.O17])/3" office:value-type="float" office:value="16186.6666666667" calcext:value-type="float">
            <text:p>16187</text:p>
          </table:table-cell>
        </table:table-row>
        <table:table-row table:style-name="ro2">
          <table:table-cell table:style-name="ce3" office:value-type="string" calcext:value-type="string">
            <text:p>2.6</text:p>
          </table:table-cell>
          <table:table-cell table:style-name="ce3" office:value-type="string" calcext:value-type="string">
            <text:p>De-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92" calcext:value-type="float">
            <text:p>192</text:p>
          </table:table-cell>
          <table:table-cell table:style-name="ce12" table:formula="of:=SUM([.E18:.G18])/3" office:value-type="float" office:value="172.333333333333" calcext:value-type="float">
            <text:p>172</text:p>
          </table:table-cell>
          <table:table-cell table:style-name="ce4" office:value-type="float" office:value="1307" calcext:value-type="float">
            <text:p>1307</text:p>
          </table:table-cell>
          <table:table-cell table:style-name="ce4" office:value-type="float" office:value="1338" calcext:value-type="float">
            <text:p>1338</text:p>
          </table:table-cell>
          <table:table-cell table:style-name="ce4" office:value-type="float" office:value="1261" calcext:value-type="float">
            <text:p>1261</text:p>
          </table:table-cell>
          <table:table-cell table:style-name="ce12" table:formula="of:=SUM([.I18:.K18])/3" office:value-type="float" office:value="1302" calcext:value-type="float">
            <text:p>1302</text:p>
          </table:table-cell>
          <table:table-cell table:style-name="ce4" office:value-type="float" office:value="13161" calcext:value-type="float">
            <text:p>13161</text:p>
          </table:table-cell>
          <table:table-cell table:style-name="ce4" office:value-type="float" office:value="12991" calcext:value-type="float">
            <text:p>12991</text:p>
          </table:table-cell>
          <table:table-cell table:style-name="ce4" office:value-type="float" office:value="13202" calcext:value-type="float">
            <text:p>13202</text:p>
          </table:table-cell>
          <table:table-cell table:style-name="ce12" table:formula="of:=SUM([.M18:.O18])/3" office:value-type="float" office:value="13118" calcext:value-type="float">
            <text:p>13118</text:p>
          </table:table-cell>
        </table:table-row>
        <table:table-row table:style-name="ro2">
          <table:table-cell table:style-name="ce4"/>
          <table:table-cell table:number-columns-repeated="15"/>
        </table:table-row>
        <table:table-row table:style-name="ro2">
          <table:table-cell table:style-name="ce2" table:number-columns-repeated="2"/>
          <table:table-cell table:style-name="ce6" table:number-columns-repeated="2"/>
          <table:table-cell table:style-name="ce8" office:value-type="float" office:value="100" calcext:value-type="float" table:number-columns-spanned="4" table:number-rows-spanned="1">
            <text:p>1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" calcext:value-type="float" table:number-columns-spanned="4" table:number-rows-spanned="1">
            <text:p>10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0" calcext:value-type="float" table:number-columns-spanned="4" table:number-rows-spanned="1">
            <text:p>10000</text:p>
          </table:table-cell>
          <table:covered-table-cell table:number-columns-repeated="2" table:style-name="ce8"/>
          <table:covered-table-cell table:style-name="ce11"/>
        </table:table-row>
        <table:table-row table:style-name="ro2">
          <table:table-cell table:style-name="ce2" office:value-type="string" calcext:value-type="string" table:number-columns-spanned="2" table:number-rows-spanned="1">
            <text:p>3. Hyperty messaging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100B</text:p>
          </table:table-cell>
          <table:table-cell table:style-name="ce4" table:number-columns-repeated="2"/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41" calcext:value-type="float">
            <text:p>141</text:p>
          </table:table-cell>
          <table:table-cell table:style-name="ce12" table:formula="of:=SUM([.E22:.G22])/3" office:value-type="float" office:value="215.666666666667" calcext:value-type="float">
            <text:p>216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float" office:value="1597" calcext:value-type="float">
            <text:p>1597</text:p>
          </table:table-cell>
          <table:table-cell table:style-name="ce4" office:value-type="float" office:value="1429" calcext:value-type="float">
            <text:p>1429</text:p>
          </table:table-cell>
          <table:table-cell table:style-name="ce12" table:formula="of:=SUM([.I22:.K22])/3" office:value-type="float" office:value="1683" calcext:value-type="float">
            <text:p>1683</text:p>
          </table:table-cell>
          <table:table-cell table:style-name="ce4" office:value-type="float" office:value="15491" calcext:value-type="float">
            <text:p>15491</text:p>
          </table:table-cell>
          <table:table-cell table:style-name="ce4" office:value-type="float" office:value="15402" calcext:value-type="float">
            <text:p>15402</text:p>
          </table:table-cell>
          <table:table-cell table:style-name="ce4" office:value-type="float" office:value="13904" calcext:value-type="float">
            <text:p>13904</text:p>
          </table:table-cell>
          <table:table-cell table:style-name="ce12" table:formula="of:=SUM([.M22:.O22])/3" office:value-type="float" office:value="14932.3333333333" calcext:value-type="float">
            <text:p>14932</text:p>
          </table:table-cell>
        </table:table-row>
        <table:table-row table:style-name="ro2"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1kB</text:p>
          </table:table-cell>
          <table:table-cell table:style-name="ce4" table:number-columns-repeated="2"/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11" calcext:value-type="float">
            <text:p>211</text:p>
          </table:table-cell>
          <table:table-cell table:style-name="ce12" table:formula="of:=SUM([.E23:.G23])/3" office:value-type="float" office:value="225.333333333333" calcext:value-type="float">
            <text:p>225</text:p>
          </table:table-cell>
          <table:table-cell table:style-name="ce4" office:value-type="float" office:value="1988" calcext:value-type="float">
            <text:p>1988</text:p>
          </table:table-cell>
          <table:table-cell table:style-name="ce4" office:value-type="float" office:value="1748" calcext:value-type="float">
            <text:p>1748</text:p>
          </table:table-cell>
          <table:table-cell table:style-name="ce4" office:value-type="float" office:value="1629" calcext:value-type="float">
            <text:p>1629</text:p>
          </table:table-cell>
          <table:table-cell table:style-name="ce12" table:formula="of:=SUM([.I23:.K23])/3" office:value-type="float" office:value="1788.33333333333" calcext:value-type="float">
            <text:p>1788</text:p>
          </table:table-cell>
          <table:table-cell table:style-name="ce4" office:value-type="float" office:value="14798" calcext:value-type="float">
            <text:p>14798</text:p>
          </table:table-cell>
          <table:table-cell table:style-name="ce4" office:value-type="float" office:value="14742" calcext:value-type="float">
            <text:p>14742</text:p>
          </table:table-cell>
          <table:table-cell table:style-name="ce4" office:value-type="float" office:value="14058" calcext:value-type="float">
            <text:p>14058</text:p>
          </table:table-cell>
          <table:table-cell table:style-name="ce12" table:formula="of:=SUM([.M23:.O23])/3" office:value-type="float" office:value="14532.6666666667" calcext:value-type="float">
            <text:p>14533</text:p>
          </table:table-cell>
        </table:table-row>
        <table:table-row table:style-name="ro2">
          <table:table-cell table:style-name="ce3" office:value-type="string" calcext:value-type="string">
            <text:p>3.3</text:p>
          </table:table-cell>
          <table:table-cell table:style-name="ce3" office:value-type="string" calcext:value-type="string">
            <text:p>10kB</text:p>
          </table:table-cell>
          <table:table-cell table:style-name="ce4" table:number-columns-repeated="2"/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248" calcext:value-type="float">
            <text:p>248</text:p>
          </table:table-cell>
          <table:table-cell table:style-name="ce12" table:formula="of:=SUM([.E24:.G24])/3" office:value-type="float" office:value="310" calcext:value-type="float">
            <text:p>310</text:p>
          </table:table-cell>
          <table:table-cell table:style-name="ce4" office:value-type="float" office:value="2488" calcext:value-type="float">
            <text:p>2488</text:p>
          </table:table-cell>
          <table:table-cell table:style-name="ce4" office:value-type="float" office:value="2190" calcext:value-type="float">
            <text:p>2190</text:p>
          </table:table-cell>
          <table:table-cell table:style-name="ce4" office:value-type="float" office:value="2018" calcext:value-type="float">
            <text:p>2018</text:p>
          </table:table-cell>
          <table:table-cell table:style-name="ce12" table:formula="of:=SUM([.I24:.K24])/3" office:value-type="float" office:value="2232" calcext:value-type="float">
            <text:p>2232</text:p>
          </table:table-cell>
          <table:table-cell table:style-name="ce4" office:value-type="float" office:value="18843" calcext:value-type="float">
            <text:p>18843</text:p>
          </table:table-cell>
          <table:table-cell table:style-name="ce4" office:value-type="float" office:value="19426" calcext:value-type="float">
            <text:p>19426</text:p>
          </table:table-cell>
          <table:table-cell table:style-name="ce4" office:value-type="float" office:value="19371" calcext:value-type="float">
            <text:p>19371</text:p>
          </table:table-cell>
          <table:table-cell table:style-name="ce12" table:formula="of:=SUM([.M24:.O24])/3" office:value-type="float" office:value="19213.3333333333" calcext:value-type="float">
            <text:p>19213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8"/>
        </table:table-row>
        <table:table-row table:style-name="ro2">
          <table:table-cell table:style-name="ce2" table:number-columns-repeated="2"/>
          <table:table-cell table:style-name="ce6" table:number-columns-repeated="2"/>
          <table:table-cell table:style-name="ce8" office:value-type="float" office:value="100" calcext:value-type="float" table:number-columns-spanned="4" table:number-rows-spanned="1">
            <text:p>1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200" calcext:value-type="float" table:number-columns-spanned="4" table:number-rows-spanned="1">
            <text:p>2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" calcext:value-type="float" table:number-columns-spanned="4" table:number-rows-spanned="1">
            <text:p>1000</text:p>
          </table:table-cell>
          <table:covered-table-cell table:number-columns-repeated="2" table:style-name="ce8"/>
          <table:covered-table-cell table:style-name="ce11"/>
        </table:table-row>
        <table:table-row table:style-name="ro2">
          <table:table-cell table:style-name="ce2" office:value-type="string" calcext:value-type="string" table:number-columns-spanned="2" table:number-rows-spanned="1">
            <text:p>3. Sync – Object update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100B</text:p>
          </table:table-cell>
          <table:table-cell table:style-name="ce4" table:number-columns-repeated="2"/>
          <table:table-cell table:style-name="ce4" office:value-type="float" office:value="352" calcext:value-type="float">
            <text:p>352</text:p>
          </table:table-cell>
          <table:table-cell table:number-columns-repeated="2" table:style-name="ce13" office:value-type="string" calcext:value-type="string">
            <text:p>FAIL</text:p>
          </table:table-cell>
          <table:table-cell table:style-name="ce12" table:formula="of:=AVERAGE([.E28:.G28])" office:value-type="float" office:value="352" calcext:value-type="float">
            <text:p>352</text:p>
          </table:table-cell>
          <table:table-cell table:number-columns-repeated="3" table:style-name="ce13" office:value-type="string" calcext:value-type="string">
            <text:p>FAIL</text:p>
          </table:table-cell>
          <table:table-cell table:style-name="ce12" table:formula="of:=SUM([.I28:.K28])/3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FAIL</text:p>
          </table:table-cell>
          <table:table-cell table:style-name="ce12" table:formula="of:=SUM([.M28:.O28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1kB</text:p>
          </table:table-cell>
          <table:table-cell table:style-name="ce4" table:number-columns-repeated="2"/>
          <table:table-cell table:style-name="ce4" office:value-type="float" office:value="397" calcext:value-type="float">
            <text:p>397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473" calcext:value-type="float">
            <text:p>473</text:p>
          </table:table-cell>
          <table:table-cell table:style-name="ce12" table:formula="of:=AVERAGE([.E29:.G29])" office:value-type="float" office:value="433.666666666667" calcext:value-type="float">
            <text:p>434</text:p>
          </table:table-cell>
          <table:table-cell table:number-columns-repeated="3" table:style-name="ce13" office:value-type="string" calcext:value-type="string">
            <text:p>FAIL</text:p>
          </table:table-cell>
          <table:table-cell table:style-name="ce12" table:formula="of:=SUM([.I29:.K29])/3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FAIL</text:p>
          </table:table-cell>
          <table:table-cell table:style-name="ce12" table:formula="of:=SUM([.M29:.O29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3.3</text:p>
          </table:table-cell>
          <table:table-cell table:style-name="ce3" office:value-type="string" calcext:value-type="string">
            <text:p>10kB</text:p>
          </table:table-cell>
          <table:table-cell table:style-name="ce4" table:number-columns-repeated="2"/>
          <table:table-cell table:style-name="ce4" office:value-type="float" office:value="356" calcext:value-type="float">
            <text:p>356</text:p>
          </table:table-cell>
          <table:table-cell table:style-name="ce4" office:value-type="float" office:value="437" calcext:value-type="float">
            <text:p>437</text:p>
          </table:table-cell>
          <table:table-cell table:style-name="ce4" office:value-type="float" office:value="381" calcext:value-type="float">
            <text:p>381</text:p>
          </table:table-cell>
          <table:table-cell table:style-name="ce12" table:formula="of:=AVERAGE([.E30:.G30])" office:value-type="float" office:value="391.333333333333" calcext:value-type="float">
            <text:p>391</text:p>
          </table:table-cell>
          <table:table-cell table:number-columns-repeated="3" table:style-name="ce13" office:value-type="string" calcext:value-type="string">
            <text:p>FAIL</text:p>
          </table:table-cell>
          <table:table-cell table:style-name="ce12" table:formula="of:=SUM([.I30:.K30])/3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FAIL</text:p>
          </table:table-cell>
          <table:table-cell table:style-name="ce12" table:formula="of:=SUM([.M30:.O30])/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8 lost events</text:p>
          </table:table-cell>
          <table:table-cell office:value-type="string" calcext:value-type="string">
            <text:p>9 lost events</text:p>
          </table:table-cell>
          <table:table-cell/>
          <table:table-cell office:value-type="string" calcext:value-type="string">
            <text:p>5 lost events each</text:p>
          </table:table-cell>
          <table:table-cell office:value-type="string" calcext:value-type="string">
            <text:p>2 lost event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5 lost event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5 lost events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104854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NodeJ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9"/>
        <table:table-row table:style-name="ro1">
          <table:table-cell table:number-columns-repeated="16"/>
        </table:table-row>
        <table:table-row table:style-name="ro2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est </text:p>
          </table:table-cell>
          <table:table-cell table:style-name="ce5" office:value-type="string" calcext:value-type="string">
            <text:p>No. of addresses per iteration</text:p>
          </table:table-cell>
          <table:table-cell table:style-name="ce5" office:value-type="string" calcext:value-type="string">
            <text:p>With alloc. Key ?</text:p>
          </table:table-cell>
          <table:table-cell table:style-name="ce7" office:value-type="string" calcext:value-type="string">
            <text:p>Duration in milli-seconds for different no. of iterations</text:p>
          </table:table-cell>
          <table:table-cell table:style-name="ce7" table:number-columns-repeated="2"/>
          <table:table-cell table:style-name="ce10"/>
          <table:table-cell table:number-columns-repeated="8"/>
        </table:table-row>
        <table:table-row table:style-name="ro2">
          <table:table-cell table:style-name="ce2" table:number-columns-repeated="2"/>
          <table:table-cell table:style-name="ce6" table:number-columns-repeated="2"/>
          <table:table-cell table:style-name="ce8" office:value-type="float" office:value="100" calcext:value-type="float" table:number-columns-spanned="4" table:number-rows-spanned="1">
            <text:p>1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" calcext:value-type="float" table:number-columns-spanned="4" table:number-rows-spanned="1">
            <text:p>10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0" calcext:value-type="float" table:number-columns-spanned="4" table:number-rows-spanned="1">
            <text:p>10000</text:p>
          </table:table-cell>
          <table:covered-table-cell table:number-columns-repeated="2" table:style-name="ce8"/>
          <table:covered-table-cell table:style-name="ce11"/>
        </table:table-row>
        <table:table-row table:style-name="ro2">
          <table:table-cell table:style-name="ce2" office:value-type="string" calcext:value-type="string" table:number-columns-spanned="2" table:number-rows-spanned="1">
            <text:p>Hyperty – allocation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1.1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263" calcext:value-type="float">
            <text:p>263</text:p>
          </table:table-cell>
          <table:table-cell table:style-name="ce12" table:formula="of:=SUM([.E5:.G5])/3" office:value-type="float" office:value="258.666666666667" calcext:value-type="float">
            <text:p>259</text:p>
          </table:table-cell>
          <table:table-cell table:style-name="ce4" office:value-type="float" office:value="1748" calcext:value-type="float">
            <text:p>1748</text:p>
          </table:table-cell>
          <table:table-cell table:style-name="ce4" office:value-type="float" office:value="1928" calcext:value-type="float">
            <text:p>1928</text:p>
          </table:table-cell>
          <table:table-cell table:style-name="ce4" office:value-type="float" office:value="1877" calcext:value-type="float">
            <text:p>1877</text:p>
          </table:table-cell>
          <table:table-cell table:style-name="ce12" table:formula="of:=SUM([.I5:.K5])/3" office:value-type="float" office:value="1851" calcext:value-type="float">
            <text:p>1851</text:p>
          </table:table-cell>
          <table:table-cell table:style-name="ce4" office:value-type="float" office:value="17355" calcext:value-type="float">
            <text:p>17355</text:p>
          </table:table-cell>
          <table:table-cell table:style-name="ce4" office:value-type="float" office:value="19605" calcext:value-type="float">
            <text:p>19605</text:p>
          </table:table-cell>
          <table:table-cell table:style-name="ce4" office:value-type="float" office:value="18694" calcext:value-type="float">
            <text:p>18694</text:p>
          </table:table-cell>
          <table:table-cell table:style-name="ce12" table:formula="of:=SUM([.M5:.O5])/3" office:value-type="float" office:value="18551.3333333333" calcext:value-type="float">
            <text:p>18551</text:p>
          </table:table-cell>
        </table:table-row>
        <table:table-row table:style-name="ro2">
          <table:table-cell table:style-name="ce3" office:value-type="string" calcext:value-type="string">
            <text:p>1.2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53" calcext:value-type="float">
            <text:p>153</text:p>
          </table:table-cell>
          <table:table-cell table:style-name="ce12" table:formula="of:=SUM([.E6:.G6])/3" office:value-type="float" office:value="153" calcext:value-type="float">
            <text:p>153</text:p>
          </table:table-cell>
          <table:table-cell table:style-name="ce4" office:value-type="float" office:value="1432" calcext:value-type="float">
            <text:p>1432</text:p>
          </table:table-cell>
          <table:table-cell table:style-name="ce4" office:value-type="float" office:value="2750" calcext:value-type="float">
            <text:p>2750</text:p>
          </table:table-cell>
          <table:table-cell table:style-name="ce4" office:value-type="float" office:value="2472" calcext:value-type="float">
            <text:p>2472</text:p>
          </table:table-cell>
          <table:table-cell table:style-name="ce12" table:formula="of:=SUM([.I6:.K6])/3" office:value-type="float" office:value="2218" calcext:value-type="float">
            <text:p>2218</text:p>
          </table:table-cell>
          <table:table-cell table:style-name="ce4" office:value-type="float" office:value="14026" calcext:value-type="float">
            <text:p>14026</text:p>
          </table:table-cell>
          <table:table-cell table:style-name="ce4" office:value-type="float" office:value="14844" calcext:value-type="float">
            <text:p>14844</text:p>
          </table:table-cell>
          <table:table-cell table:style-name="ce4" office:value-type="float" office:value="14376" calcext:value-type="float">
            <text:p>14376</text:p>
          </table:table-cell>
          <table:table-cell table:style-name="ce12" table:formula="of:=SUM([.M6:.O6])/3" office:value-type="float" office:value="14415.3333333333" calcext:value-type="float">
            <text:p>14415</text:p>
          </table:table-cell>
        </table:table-row>
        <table:table-row table:style-name="ro2">
          <table:table-cell table:style-name="ce3" office:value-type="string" calcext:value-type="string">
            <text:p>1.3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10" calcext:value-type="float">
            <text:p>210</text:p>
          </table:table-cell>
          <table:table-cell table:style-name="ce12" table:formula="of:=SUM([.E7:.G7])/3" office:value-type="float" office:value="193.666666666667" calcext:value-type="float">
            <text:p>194</text:p>
          </table:table-cell>
          <table:table-cell table:style-name="ce4" office:value-type="float" office:value="1732" calcext:value-type="float">
            <text:p>1732</text:p>
          </table:table-cell>
          <table:table-cell table:style-name="ce4" office:value-type="float" office:value="3159" calcext:value-type="float">
            <text:p>3159</text:p>
          </table:table-cell>
          <table:table-cell table:style-name="ce4" office:value-type="float" office:value="2749" calcext:value-type="float">
            <text:p>2749</text:p>
          </table:table-cell>
          <table:table-cell table:style-name="ce12" table:formula="of:=SUM([.I7:.K7])/3" office:value-type="float" office:value="2546.66666666667" calcext:value-type="float">
            <text:p>2547</text:p>
          </table:table-cell>
          <table:table-cell table:style-name="ce4" office:value-type="float" office:value="17728" calcext:value-type="float">
            <text:p>17728</text:p>
          </table:table-cell>
          <table:table-cell table:style-name="ce4" office:value-type="float" office:value="19809" calcext:value-type="float">
            <text:p>19809</text:p>
          </table:table-cell>
          <table:table-cell table:style-name="ce4" office:value-type="float" office:value="18869" calcext:value-type="float">
            <text:p>18869</text:p>
          </table:table-cell>
          <table:table-cell table:style-name="ce12" table:formula="of:=SUM([.M7:.O7])/3" office:value-type="float" office:value="18802" calcext:value-type="float">
            <text:p>18802</text:p>
          </table:table-cell>
        </table:table-row>
        <table:table-row table:style-name="ro2">
          <table:table-cell table:style-name="ce3" office:value-type="string" calcext:value-type="string">
            <text:p>1.4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83" calcext:value-type="float">
            <text:p>183</text:p>
          </table:table-cell>
          <table:table-cell table:style-name="ce12" table:formula="of:=SUM([.E8:.G8])/3" office:value-type="float" office:value="170.333333333333" calcext:value-type="float">
            <text:p>170</text:p>
          </table:table-cell>
          <table:table-cell table:style-name="ce4" office:value-type="float" office:value="1443" calcext:value-type="float">
            <text:p>1443</text:p>
          </table:table-cell>
          <table:table-cell table:style-name="ce4" office:value-type="float" office:value="2622" calcext:value-type="float">
            <text:p>2622</text:p>
          </table:table-cell>
          <table:table-cell table:style-name="ce4" office:value-type="float" office:value="2441" calcext:value-type="float">
            <text:p>2441</text:p>
          </table:table-cell>
          <table:table-cell table:style-name="ce12" table:formula="of:=SUM([.I8:.K8])/3" office:value-type="float" office:value="2168.66666666667" calcext:value-type="float">
            <text:p>2169</text:p>
          </table:table-cell>
          <table:table-cell table:style-name="ce4" office:value-type="float" office:value="15259" calcext:value-type="float">
            <text:p>15259</text:p>
          </table:table-cell>
          <table:table-cell table:style-name="ce4" office:value-type="float" office:value="15451" calcext:value-type="float">
            <text:p>15451</text:p>
          </table:table-cell>
          <table:table-cell table:style-name="ce4" office:value-type="float" office:value="14511" calcext:value-type="float">
            <text:p>14511</text:p>
          </table:table-cell>
          <table:table-cell table:style-name="ce12" table:formula="of:=SUM([.M8:.O8])/3" office:value-type="float" office:value="15073.6666666667" calcext:value-type="float">
            <text:p>15074</text:p>
          </table:table-cell>
        </table:table-row>
        <table:table-row table:style-name="ro2"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172" calcext:value-type="float">
            <text:p>172</text:p>
          </table:table-cell>
          <table:table-cell table:style-name="ce12" table:formula="of:=SUM([.E9:.G9])/3" office:value-type="float" office:value="188" calcext:value-type="float">
            <text:p>188</text:p>
          </table:table-cell>
          <table:table-cell table:style-name="ce4" office:value-type="float" office:value="1832" calcext:value-type="float">
            <text:p>1832</text:p>
          </table:table-cell>
          <table:table-cell table:style-name="ce4" office:value-type="float" office:value="3059" calcext:value-type="float">
            <text:p>3059</text:p>
          </table:table-cell>
          <table:table-cell table:style-name="ce4" office:value-type="float" office:value="2815" calcext:value-type="float">
            <text:p>2815</text:p>
          </table:table-cell>
          <table:table-cell table:style-name="ce12" table:formula="of:=SUM([.I9:.K9])/3" office:value-type="float" office:value="2568.66666666667" calcext:value-type="float">
            <text:p>2569</text:p>
          </table:table-cell>
          <table:table-cell table:style-name="ce4" office:value-type="float" office:value="17960" calcext:value-type="float">
            <text:p>17960</text:p>
          </table:table-cell>
          <table:table-cell table:style-name="ce4" office:value-type="float" office:value="19634" calcext:value-type="float">
            <text:p>19634</text:p>
          </table:table-cell>
          <table:table-cell table:style-name="ce4" office:value-type="float" office:value="18532" calcext:value-type="float">
            <text:p>18532</text:p>
          </table:table-cell>
          <table:table-cell table:style-name="ce12" table:formula="of:=SUM([.M9:.O9])/3" office:value-type="float" office:value="18708.6666666667" calcext:value-type="float">
            <text:p>18709</text:p>
          </table:table-cell>
        </table:table-row>
        <table:table-row table:style-name="ro2">
          <table:table-cell table:style-name="ce3" office:value-type="string" calcext:value-type="string">
            <text:p>1.6</text:p>
          </table:table-cell>
          <table:table-cell table:style-name="ce3" office:value-type="string" calcext:value-type="string">
            <text:p>De-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156" calcext:value-type="float">
            <text:p>156</text:p>
          </table:table-cell>
          <table:table-cell table:style-name="ce12" table:formula="of:=SUM([.E10:.G10])/3" office:value-type="float" office:value="170.333333333333" calcext:value-type="float">
            <text:p>170</text:p>
          </table:table-cell>
          <table:table-cell table:style-name="ce4" office:value-type="float" office:value="1379" calcext:value-type="float">
            <text:p>1379</text:p>
          </table:table-cell>
          <table:table-cell table:style-name="ce4" office:value-type="float" office:value="2477" calcext:value-type="float">
            <text:p>2477</text:p>
          </table:table-cell>
          <table:table-cell table:style-name="ce4" office:value-type="float" office:value="2605" calcext:value-type="float">
            <text:p>2605</text:p>
          </table:table-cell>
          <table:table-cell table:style-name="ce12" table:formula="of:=SUM([.I10:.K10])/3" office:value-type="float" office:value="2153.66666666667" calcext:value-type="float">
            <text:p>2154</text:p>
          </table:table-cell>
          <table:table-cell table:style-name="ce4" office:value-type="float" office:value="14186" calcext:value-type="float">
            <text:p>14186</text:p>
          </table:table-cell>
          <table:table-cell table:style-name="ce4" office:value-type="float" office:value="15011" calcext:value-type="float">
            <text:p>15011</text:p>
          </table:table-cell>
          <table:table-cell table:style-name="ce4" office:value-type="float" office:value="14292" calcext:value-type="float">
            <text:p>14292</text:p>
          </table:table-cell>
          <table:table-cell table:style-name="ce12" table:formula="of:=SUM([.M10:.O10])/3" office:value-type="float" office:value="14496.3333333333" calcext:value-type="float">
            <text:p>14496</text:p>
          </table:table-cell>
        </table:table-row>
        <table:table-row table:style-name="ro2">
          <table:table-cell table:number-columns-repeated="11"/>
          <table:table-cell table:style-name="ce12"/>
          <table:table-cell table:number-columns-repeated="3"/>
          <table:table-cell table:style-name="ce12"/>
        </table:table-row>
        <table:table-row table:style-name="ro2">
          <table:table-cell table:style-name="ce2" office:value-type="string" calcext:value-type="string" table:number-columns-spanned="2" table:number-rows-spanned="1">
            <text:p>Object – allocation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2.1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0" calcext:value-type="float">
            <text:p>270</text:p>
          </table:table-cell>
          <table:table-cell table:style-name="ce12" table:formula="of:=SUM([.E13:.G13])/3" office:value-type="float" office:value="241.666666666667" calcext:value-type="float">
            <text:p>242</text:p>
          </table:table-cell>
          <table:table-cell table:style-name="ce4" office:value-type="float" office:value="1720" calcext:value-type="float">
            <text:p>1720</text:p>
          </table:table-cell>
          <table:table-cell table:style-name="ce4" office:value-type="float" office:value="1784" calcext:value-type="float">
            <text:p>1784</text:p>
          </table:table-cell>
          <table:table-cell table:style-name="ce4" office:value-type="float" office:value="1752" calcext:value-type="float">
            <text:p>1752</text:p>
          </table:table-cell>
          <table:table-cell table:style-name="ce12" table:formula="of:=SUM([.I13:.K13])/3" office:value-type="float" office:value="1752" calcext:value-type="float">
            <text:p>1752</text:p>
          </table:table-cell>
          <table:table-cell table:style-name="ce4" office:value-type="float" office:value="17661" calcext:value-type="float">
            <text:p>17661</text:p>
          </table:table-cell>
          <table:table-cell table:style-name="ce4" office:value-type="float" office:value="15948" calcext:value-type="float">
            <text:p>15948</text:p>
          </table:table-cell>
          <table:table-cell table:style-name="ce4" office:value-type="float" office:value="17136" calcext:value-type="float">
            <text:p>17136</text:p>
          </table:table-cell>
          <table:table-cell table:style-name="ce12" table:formula="of:=SUM([.M13:.O13])/3" office:value-type="float" office:value="16915" calcext:value-type="float">
            <text:p>16915</text:p>
          </table:table-cell>
        </table:table-row>
        <table:table-row table:style-name="ro2">
          <table:table-cell table:style-name="ce3" office:value-type="string" calcext:value-type="string">
            <text:p>2.2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52" calcext:value-type="float">
            <text:p>152</text:p>
          </table:table-cell>
          <table:table-cell table:style-name="ce12" table:formula="of:=SUM([.E14:.G14])/3" office:value-type="float" office:value="153.666666666667" calcext:value-type="float">
            <text:p>154</text:p>
          </table:table-cell>
          <table:table-cell table:style-name="ce4" office:value-type="float" office:value="1417" calcext:value-type="float">
            <text:p>1417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1399" calcext:value-type="float">
            <text:p>1399</text:p>
          </table:table-cell>
          <table:table-cell table:style-name="ce12" table:formula="of:=SUM([.I14:.K14])/3" office:value-type="float" office:value="1391.66666666667" calcext:value-type="float">
            <text:p>1392</text:p>
          </table:table-cell>
          <table:table-cell table:style-name="ce4" office:value-type="float" office:value="14283" calcext:value-type="float">
            <text:p>14283</text:p>
          </table:table-cell>
          <table:table-cell table:style-name="ce4" office:value-type="float" office:value="13050" calcext:value-type="float">
            <text:p>13050</text:p>
          </table:table-cell>
          <table:table-cell table:style-name="ce4" office:value-type="float" office:value="15134" calcext:value-type="float">
            <text:p>15134</text:p>
          </table:table-cell>
          <table:table-cell table:style-name="ce12" table:formula="of:=SUM([.M14:.O14])/3" office:value-type="float" office:value="14155.6666666667" calcext:value-type="float">
            <text:p>14156</text:p>
          </table:table-cell>
        </table:table-row>
        <table:table-row table:style-name="ro2">
          <table:table-cell table:style-name="ce3" office:value-type="string" calcext:value-type="string">
            <text:p>2.3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184" calcext:value-type="float">
            <text:p>184</text:p>
          </table:table-cell>
          <table:table-cell table:style-name="ce12" table:formula="of:=SUM([.E15:.G15])/3" office:value-type="float" office:value="193" calcext:value-type="float">
            <text:p>193</text:p>
          </table:table-cell>
          <table:table-cell table:style-name="ce4" office:value-type="float" office:value="1884" calcext:value-type="float">
            <text:p>1884</text:p>
          </table:table-cell>
          <table:table-cell table:style-name="ce4" office:value-type="float" office:value="1685" calcext:value-type="float">
            <text:p>1685</text:p>
          </table:table-cell>
          <table:table-cell table:style-name="ce4" office:value-type="float" office:value="1575" calcext:value-type="float">
            <text:p>1575</text:p>
          </table:table-cell>
          <table:table-cell table:style-name="ce12" table:formula="of:=SUM([.I15:.K15])/3" office:value-type="float" office:value="1714.66666666667" calcext:value-type="float">
            <text:p>1715</text:p>
          </table:table-cell>
          <table:table-cell table:style-name="ce4" office:value-type="float" office:value="17955" calcext:value-type="float">
            <text:p>17955</text:p>
          </table:table-cell>
          <table:table-cell table:style-name="ce4" office:value-type="float" office:value="16129" calcext:value-type="float">
            <text:p>16129</text:p>
          </table:table-cell>
          <table:table-cell table:style-name="ce4" office:value-type="float" office:value="16639" calcext:value-type="float">
            <text:p>16639</text:p>
          </table:table-cell>
          <table:table-cell table:style-name="ce12" table:formula="of:=SUM([.M15:.O15])/3" office:value-type="float" office:value="16907.6666666667" calcext:value-type="float">
            <text:p>16908</text:p>
          </table:table-cell>
        </table:table-row>
        <table:table-row table:style-name="ro2">
          <table:table-cell table:style-name="ce3" office:value-type="string" calcext:value-type="string">
            <text:p>2.4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63" calcext:value-type="float">
            <text:p>163</text:p>
          </table:table-cell>
          <table:table-cell table:style-name="ce12" table:formula="of:=SUM([.E16:.G16])/3" office:value-type="float" office:value="161" calcext:value-type="float">
            <text:p>161</text:p>
          </table:table-cell>
          <table:table-cell table:number-columns-repeated="2" table:style-name="ce4" office:value-type="float" office:value="1389" calcext:value-type="float">
            <text:p>1389</text:p>
          </table:table-cell>
          <table:table-cell table:style-name="ce4" office:value-type="float" office:value="1359" calcext:value-type="float">
            <text:p>1359</text:p>
          </table:table-cell>
          <table:table-cell table:style-name="ce12" table:formula="of:=SUM([.I16:.K16])/3" office:value-type="float" office:value="1379" calcext:value-type="float">
            <text:p>1379</text:p>
          </table:table-cell>
          <table:table-cell table:style-name="ce4" office:value-type="float" office:value="14524" calcext:value-type="float">
            <text:p>14524</text:p>
          </table:table-cell>
          <table:table-cell table:style-name="ce4" office:value-type="float" office:value="13080" calcext:value-type="float">
            <text:p>13080</text:p>
          </table:table-cell>
          <table:table-cell table:style-name="ce4" office:value-type="float" office:value="13230" calcext:value-type="float">
            <text:p>13230</text:p>
          </table:table-cell>
          <table:table-cell table:style-name="ce12" table:formula="of:=SUM([.M16:.O16])/3" office:value-type="float" office:value="13611.3333333333" calcext:value-type="float">
            <text:p>13611</text:p>
          </table:table-cell>
        </table:table-row>
        <table:table-row table:style-name="ro2"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82" calcext:value-type="float">
            <text:p>182</text:p>
          </table:table-cell>
          <table:table-cell table:style-name="ce12" table:formula="of:=SUM([.E17:.G17])/3" office:value-type="float" office:value="188.333333333333" calcext:value-type="float">
            <text:p>188</text:p>
          </table:table-cell>
          <table:table-cell table:style-name="ce4" office:value-type="float" office:value="1846" calcext:value-type="float">
            <text:p>1846</text:p>
          </table:table-cell>
          <table:table-cell table:style-name="ce4" office:value-type="float" office:value="1697" calcext:value-type="float">
            <text:p>1697</text:p>
          </table:table-cell>
          <table:table-cell table:style-name="ce4" office:value-type="float" office:value="1720" calcext:value-type="float">
            <text:p>1720</text:p>
          </table:table-cell>
          <table:table-cell table:style-name="ce12" table:formula="of:=SUM([.I17:.K17])/3" office:value-type="float" office:value="1754.33333333333" calcext:value-type="float">
            <text:p>1754</text:p>
          </table:table-cell>
          <table:table-cell table:style-name="ce4" office:value-type="float" office:value="17711" calcext:value-type="float">
            <text:p>17711</text:p>
          </table:table-cell>
          <table:table-cell table:style-name="ce4" office:value-type="float" office:value="16003" calcext:value-type="float">
            <text:p>16003</text:p>
          </table:table-cell>
          <table:table-cell table:style-name="ce4" office:value-type="float" office:value="16303" calcext:value-type="float">
            <text:p>16303</text:p>
          </table:table-cell>
          <table:table-cell table:style-name="ce12" table:formula="of:=SUM([.M17:.O17])/3" office:value-type="float" office:value="16672.3333333333" calcext:value-type="float">
            <text:p>16672</text:p>
          </table:table-cell>
        </table:table-row>
        <table:table-row table:style-name="ro2">
          <table:table-cell table:style-name="ce3" office:value-type="string" calcext:value-type="string">
            <text:p>2.6</text:p>
          </table:table-cell>
          <table:table-cell table:style-name="ce3" office:value-type="string" calcext:value-type="string">
            <text:p>De-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61" calcext:value-type="float">
            <text:p>161</text:p>
          </table:table-cell>
          <table:table-cell table:style-name="ce12" table:formula="of:=SUM([.E18:.G18])/3" office:value-type="float" office:value="153.666666666667" calcext:value-type="float">
            <text:p>154</text:p>
          </table:table-cell>
          <table:table-cell table:style-name="ce4" office:value-type="float" office:value="1431" calcext:value-type="float">
            <text:p>1431</text:p>
          </table:table-cell>
          <table:table-cell table:style-name="ce4" office:value-type="float" office:value="1383" calcext:value-type="float">
            <text:p>1383</text:p>
          </table:table-cell>
          <table:table-cell table:style-name="ce4" office:value-type="float" office:value="1358" calcext:value-type="float">
            <text:p>1358</text:p>
          </table:table-cell>
          <table:table-cell table:style-name="ce12" table:formula="of:=SUM([.I18:.K18])/3" office:value-type="float" office:value="1390.66666666667" calcext:value-type="float">
            <text:p>1391</text:p>
          </table:table-cell>
          <table:table-cell table:style-name="ce4" office:value-type="float" office:value="14096" calcext:value-type="float">
            <text:p>14096</text:p>
          </table:table-cell>
          <table:table-cell table:style-name="ce4" office:value-type="float" office:value="12689" calcext:value-type="float">
            <text:p>12689</text:p>
          </table:table-cell>
          <table:table-cell table:style-name="ce4" office:value-type="float" office:value="13073" calcext:value-type="float">
            <text:p>13073</text:p>
          </table:table-cell>
          <table:table-cell table:style-name="ce12" table:formula="of:=SUM([.M18:.O18])/3" office:value-type="float" office:value="13286" calcext:value-type="float">
            <text:p>13286</text:p>
          </table:table-cell>
        </table:table-row>
        <table:table-row table:style-name="ro2">
          <table:table-cell table:style-name="ce4"/>
          <table:table-cell table:number-columns-repeated="15"/>
        </table:table-row>
        <table:table-row table:style-name="ro2">
          <table:table-cell table:style-name="ce2" table:number-columns-repeated="2"/>
          <table:table-cell table:style-name="ce6" table:number-columns-repeated="2"/>
          <table:table-cell table:style-name="ce8" office:value-type="float" office:value="100" calcext:value-type="float" table:number-columns-spanned="4" table:number-rows-spanned="1">
            <text:p>1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" calcext:value-type="float" table:number-columns-spanned="4" table:number-rows-spanned="1">
            <text:p>10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0" calcext:value-type="float" table:number-columns-spanned="4" table:number-rows-spanned="1">
            <text:p>10000</text:p>
          </table:table-cell>
          <table:covered-table-cell table:number-columns-repeated="2" table:style-name="ce8"/>
          <table:covered-table-cell table:style-name="ce11"/>
        </table:table-row>
        <table:table-row table:style-name="ro2">
          <table:table-cell table:style-name="ce2" office:value-type="string" calcext:value-type="string" table:number-columns-spanned="2" table:number-rows-spanned="1">
            <text:p>3. Hyperty messaging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100B</text:p>
          </table:table-cell>
          <table:table-cell table:style-name="ce4" table:number-columns-repeated="2"/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273" calcext:value-type="float">
            <text:p>273</text:p>
          </table:table-cell>
          <table:table-cell table:style-name="ce12" table:formula="of:=SUM([.E22:.G22])/3" office:value-type="float" office:value="270" calcext:value-type="float">
            <text:p>270</text:p>
          </table:table-cell>
          <table:table-cell table:style-name="ce4" office:value-type="float" office:value="1563" calcext:value-type="float">
            <text:p>1563</text:p>
          </table:table-cell>
          <table:table-cell table:style-name="ce4" office:value-type="float" office:value="1552" calcext:value-type="float">
            <text:p>1552</text:p>
          </table:table-cell>
          <table:table-cell table:style-name="ce4" office:value-type="float" office:value="1555" calcext:value-type="float">
            <text:p>1555</text:p>
          </table:table-cell>
          <table:table-cell table:style-name="ce12" table:formula="of:=SUM([.I22:.K22])/3" office:value-type="float" office:value="1556.66666666667" calcext:value-type="float">
            <text:p>1557</text:p>
          </table:table-cell>
          <table:table-cell table:style-name="ce4" office:value-type="float" office:value="14209" calcext:value-type="float">
            <text:p>14209</text:p>
          </table:table-cell>
          <table:table-cell table:style-name="ce4" office:value-type="float" office:value="14712" calcext:value-type="float">
            <text:p>14712</text:p>
          </table:table-cell>
          <table:table-cell table:style-name="ce4" office:value-type="float" office:value="14559" calcext:value-type="float">
            <text:p>14559</text:p>
          </table:table-cell>
          <table:table-cell table:style-name="ce12" table:formula="of:=SUM([.M22:.O22])/3" office:value-type="float" office:value="14493.3333333333" calcext:value-type="float">
            <text:p>14493</text:p>
          </table:table-cell>
        </table:table-row>
        <table:table-row table:style-name="ro2"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1kB</text:p>
          </table:table-cell>
          <table:table-cell table:style-name="ce4" table:number-columns-repeated="2"/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207" calcext:value-type="float">
            <text:p>207</text:p>
          </table:table-cell>
          <table:table-cell table:style-name="ce12" table:formula="of:=SUM([.E23:.G23])/3" office:value-type="float" office:value="185" calcext:value-type="float">
            <text:p>185</text:p>
          </table:table-cell>
          <table:table-cell table:style-name="ce4" office:value-type="float" office:value="1618" calcext:value-type="float">
            <text:p>1618</text:p>
          </table:table-cell>
          <table:table-cell table:style-name="ce4" office:value-type="float" office:value="1528" calcext:value-type="float">
            <text:p>1528</text:p>
          </table:table-cell>
          <table:table-cell table:style-name="ce4" office:value-type="float" office:value="1702" calcext:value-type="float">
            <text:p>1702</text:p>
          </table:table-cell>
          <table:table-cell table:style-name="ce12" table:formula="of:=SUM([.I23:.K23])/3" office:value-type="float" office:value="1616" calcext:value-type="float">
            <text:p>1616</text:p>
          </table:table-cell>
          <table:table-cell table:style-name="ce4" office:value-type="float" office:value="16108" calcext:value-type="float">
            <text:p>16108</text:p>
          </table:table-cell>
          <table:table-cell table:style-name="ce4" office:value-type="float" office:value="15848" calcext:value-type="float">
            <text:p>15848</text:p>
          </table:table-cell>
          <table:table-cell table:style-name="ce4" office:value-type="float" office:value="15603" calcext:value-type="float">
            <text:p>15603</text:p>
          </table:table-cell>
          <table:table-cell table:style-name="ce12" table:formula="of:=SUM([.M23:.O23])/3" office:value-type="float" office:value="15853" calcext:value-type="float">
            <text:p>15853</text:p>
          </table:table-cell>
        </table:table-row>
        <table:table-row table:style-name="ro2">
          <table:table-cell table:style-name="ce3" office:value-type="string" calcext:value-type="string">
            <text:p>3.3</text:p>
          </table:table-cell>
          <table:table-cell table:style-name="ce3" office:value-type="string" calcext:value-type="string">
            <text:p>10kB</text:p>
          </table:table-cell>
          <table:table-cell table:style-name="ce4" table:number-columns-repeated="2"/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44" calcext:value-type="float">
            <text:p>244</text:p>
          </table:table-cell>
          <table:table-cell table:style-name="ce12" table:formula="of:=SUM([.E24:.G24])/3" office:value-type="float" office:value="266.666666666667" calcext:value-type="float">
            <text:p>267</text:p>
          </table:table-cell>
          <table:table-cell table:style-name="ce4" office:value-type="float" office:value="2234" calcext:value-type="float">
            <text:p>2234</text:p>
          </table:table-cell>
          <table:table-cell table:style-name="ce4" office:value-type="float" office:value="2172" calcext:value-type="float">
            <text:p>2172</text:p>
          </table:table-cell>
          <table:table-cell table:style-name="ce4" office:value-type="float" office:value="2275" calcext:value-type="float">
            <text:p>2275</text:p>
          </table:table-cell>
          <table:table-cell table:style-name="ce12" table:formula="of:=SUM([.I24:.K24])/3" office:value-type="float" office:value="2227" calcext:value-type="float">
            <text:p>2227</text:p>
          </table:table-cell>
          <table:table-cell table:style-name="ce4" office:value-type="float" office:value="23037" calcext:value-type="float">
            <text:p>23037</text:p>
          </table:table-cell>
          <table:table-cell table:style-name="ce4" office:value-type="float" office:value="22219" calcext:value-type="float">
            <text:p>22219</text:p>
          </table:table-cell>
          <table:table-cell table:style-name="ce4" office:value-type="float" office:value="21922" calcext:value-type="float">
            <text:p>21922</text:p>
          </table:table-cell>
          <table:table-cell table:style-name="ce12" table:formula="of:=SUM([.M24:.O24])/3" office:value-type="float" office:value="22392.6666666667" calcext:value-type="float">
            <text:p>22393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8"/>
        </table:table-row>
        <table:table-row table:style-name="ro2">
          <table:table-cell table:style-name="ce2" table:number-columns-repeated="2"/>
          <table:table-cell table:style-name="ce6" table:number-columns-repeated="2"/>
          <table:table-cell table:style-name="ce8" office:value-type="float" office:value="100" calcext:value-type="float" table:number-columns-spanned="4" table:number-rows-spanned="1">
            <text:p>1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200" calcext:value-type="float" table:number-columns-spanned="4" table:number-rows-spanned="1">
            <text:p>2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" calcext:value-type="float" table:number-columns-spanned="4" table:number-rows-spanned="1">
            <text:p>1000</text:p>
          </table:table-cell>
          <table:covered-table-cell table:number-columns-repeated="2" table:style-name="ce8"/>
          <table:covered-table-cell table:style-name="ce11"/>
        </table:table-row>
        <table:table-row table:style-name="ro2">
          <table:table-cell table:style-name="ce2" office:value-type="string" calcext:value-type="string" table:number-columns-spanned="2" table:number-rows-spanned="1">
            <text:p>3. Sync – Object update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100B</text:p>
          </table:table-cell>
          <table:table-cell table:style-name="ce4" table:number-columns-repeated="2"/>
          <table:table-cell table:style-name="ce14" office:value-type="float" office:value="265" calcext:value-type="float">
            <text:p>265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320" calcext:value-type="float">
            <text:p>320</text:p>
          </table:table-cell>
          <table:table-cell table:style-name="ce12" table:formula="of:=SUM([.E28:.G28])/3" office:value-type="float" office:value="281.666666666667" calcext:value-type="float">
            <text:p>282</text:p>
          </table:table-cell>
          <table:table-cell table:style-name="ce14" office:value-type="float" office:value="628" calcext:value-type="float">
            <text:p>628</text:p>
          </table:table-cell>
          <table:table-cell table:style-name="ce14" office:value-type="float" office:value="528" calcext:value-type="float">
            <text:p>528</text:p>
          </table:table-cell>
          <table:table-cell table:style-name="ce14" office:value-type="float" office:value="551" calcext:value-type="float">
            <text:p>551</text:p>
          </table:table-cell>
          <table:table-cell table:style-name="ce12" table:formula="of:=SUM([.I28:.K28])/3" office:value-type="float" office:value="569" calcext:value-type="float">
            <text:p>569</text:p>
          </table:table-cell>
          <table:table-cell table:number-columns-repeated="3" table:style-name="ce4" office:value-type="string" calcext:value-type="string">
            <text:p>FAIL</text:p>
          </table:table-cell>
          <table:table-cell table:style-name="ce12" table:formula="of:=SUM([.M28:.O28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1kB</text:p>
          </table:table-cell>
          <table:table-cell table:style-name="ce4" table:number-columns-repeated="2"/>
          <table:table-cell table:style-name="ce14" office:value-type="float" office:value="363" calcext:value-type="float">
            <text:p>363</text:p>
          </table:table-cell>
          <table:table-cell table:style-name="ce14" office:value-type="float" office:value="265" calcext:value-type="float">
            <text:p>265</text:p>
          </table:table-cell>
          <table:table-cell table:style-name="ce14" office:value-type="float" office:value="567" calcext:value-type="float">
            <text:p>567</text:p>
          </table:table-cell>
          <table:table-cell table:style-name="ce12" table:formula="of:=SUM([.E29:.G29])/3" office:value-type="float" office:value="398.333333333333" calcext:value-type="float">
            <text:p>398</text:p>
          </table:table-cell>
          <table:table-cell table:style-name="ce14" office:value-type="float" office:value="611" calcext:value-type="float">
            <text:p>611</text:p>
          </table:table-cell>
          <table:table-cell table:style-name="ce14" office:value-type="float" office:value="552" calcext:value-type="float">
            <text:p>552</text:p>
          </table:table-cell>
          <table:table-cell table:style-name="ce14" office:value-type="float" office:value="579" calcext:value-type="float">
            <text:p>579</text:p>
          </table:table-cell>
          <table:table-cell table:style-name="ce12" table:formula="of:=SUM([.I29:.K29])/3" office:value-type="float" office:value="580.666666666667" calcext:value-type="float">
            <text:p>581</text:p>
          </table:table-cell>
          <table:table-cell table:number-columns-repeated="3" table:style-name="ce4" office:value-type="string" calcext:value-type="string">
            <text:p>FAIL</text:p>
          </table:table-cell>
          <table:table-cell table:style-name="ce12" table:formula="of:=SUM([.M29:.O29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3.3</text:p>
          </table:table-cell>
          <table:table-cell table:style-name="ce3" office:value-type="string" calcext:value-type="string">
            <text:p>10kB</text:p>
          </table:table-cell>
          <table:table-cell table:style-name="ce4" table:number-columns-repeated="2"/>
          <table:table-cell table:style-name="ce14" office:value-type="float" office:value="686" calcext:value-type="float">
            <text:p>686</text:p>
          </table:table-cell>
          <table:table-cell table:style-name="ce14" office:value-type="float" office:value="399" calcext:value-type="float">
            <text:p>399</text:p>
          </table:table-cell>
          <table:table-cell table:style-name="ce14" office:value-type="float" office:value="408" calcext:value-type="float">
            <text:p>408</text:p>
          </table:table-cell>
          <table:table-cell table:style-name="ce12" table:formula="of:=SUM([.E30:.G30])/3" office:value-type="float" office:value="497.666666666667" calcext:value-type="float">
            <text:p>498</text:p>
          </table:table-cell>
          <table:table-cell table:style-name="ce14" office:value-type="float" office:value="814" calcext:value-type="float">
            <text:p>814</text:p>
          </table:table-cell>
          <table:table-cell table:style-name="ce14" office:value-type="float" office:value="767" calcext:value-type="float">
            <text:p>767</text:p>
          </table:table-cell>
          <table:table-cell table:style-name="ce14" office:value-type="float" office:value="791" calcext:value-type="float">
            <text:p>791</text:p>
          </table:table-cell>
          <table:table-cell table:style-name="ce12" table:formula="of:=SUM([.I30:.K30])/3" office:value-type="float" office:value="790.666666666667" calcext:value-type="float">
            <text:p>791</text:p>
          </table:table-cell>
          <table:table-cell table:number-columns-repeated="3" table:style-name="ce4" office:value-type="string" calcext:value-type="string">
            <text:p>FAIL</text:p>
          </table:table-cell>
          <table:table-cell table:style-name="ce12" table:formula="of:=SUM([.M30:.O30])/3" office:value-type="float" office:value="0" calcext:value-type="float">
            <text:p>0</text:p>
          </table:table-cell>
        </table:table-row>
        <table:table-row table:style-name="ro1" table:number-rows-repeated="104854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NoMatrix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9"/>
        <table:table-row table:style-name="ro1">
          <table:table-cell table:number-columns-repeated="16"/>
        </table:table-row>
        <table:table-row table:style-name="ro2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est </text:p>
          </table:table-cell>
          <table:table-cell table:style-name="ce5" office:value-type="string" calcext:value-type="string">
            <text:p>No. of addresses per iteration</text:p>
          </table:table-cell>
          <table:table-cell table:style-name="ce5" office:value-type="string" calcext:value-type="string">
            <text:p>With alloc. Key ?</text:p>
          </table:table-cell>
          <table:table-cell table:style-name="ce7" office:value-type="string" calcext:value-type="string">
            <text:p>Duration in milli-seconds for different no. of iterations</text:p>
          </table:table-cell>
          <table:table-cell table:style-name="ce7" table:number-columns-repeated="2"/>
          <table:table-cell table:style-name="ce10"/>
          <table:table-cell table:number-columns-repeated="8"/>
        </table:table-row>
        <table:table-row table:style-name="ro2">
          <table:table-cell table:style-name="ce2" table:number-columns-repeated="2"/>
          <table:table-cell table:style-name="ce6" table:number-columns-repeated="2"/>
          <table:table-cell table:style-name="ce8" office:value-type="float" office:value="100" calcext:value-type="float" table:number-columns-spanned="4" table:number-rows-spanned="1">
            <text:p>1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" calcext:value-type="float" table:number-columns-spanned="4" table:number-rows-spanned="1">
            <text:p>10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0" calcext:value-type="float" table:number-columns-spanned="4" table:number-rows-spanned="1">
            <text:p>10000</text:p>
          </table:table-cell>
          <table:covered-table-cell table:number-columns-repeated="2" table:style-name="ce8"/>
          <table:covered-table-cell table:style-name="ce11"/>
        </table:table-row>
        <table:table-row table:style-name="ro2">
          <table:table-cell table:style-name="ce2" office:value-type="string" calcext:value-type="string" table:number-columns-spanned="2" table:number-rows-spanned="1">
            <text:p>Hyperty – allocation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1.1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164" calcext:value-type="float">
            <text:p>164</text:p>
          </table:table-cell>
          <table:table-cell table:style-name="ce12" table:formula="of:=SUM([.E5:.G5])/3" office:value-type="float" office:value="175.333333333333" calcext:value-type="float">
            <text:p>175</text:p>
          </table:table-cell>
          <table:table-cell table:style-name="ce4" office:value-type="float" office:value="1596" calcext:value-type="float">
            <text:p>1596</text:p>
          </table:table-cell>
          <table:table-cell table:style-name="ce4" office:value-type="float" office:value="1520" calcext:value-type="float">
            <text:p>1520</text:p>
          </table:table-cell>
          <table:table-cell table:style-name="ce4" office:value-type="float" office:value="1599" calcext:value-type="float">
            <text:p>1599</text:p>
          </table:table-cell>
          <table:table-cell table:style-name="ce12" table:formula="of:=SUM([.I5:.K5])/3" office:value-type="float" office:value="1571.66666666667" calcext:value-type="float">
            <text:p>1572</text:p>
          </table:table-cell>
          <table:table-cell table:style-name="ce4" office:value-type="float" office:value="16517" calcext:value-type="float">
            <text:p>16517</text:p>
          </table:table-cell>
          <table:table-cell table:style-name="ce4" office:value-type="float" office:value="15346" calcext:value-type="float">
            <text:p>15346</text:p>
          </table:table-cell>
          <table:table-cell table:style-name="ce4" office:value-type="float" office:value="15679" calcext:value-type="float">
            <text:p>15679</text:p>
          </table:table-cell>
          <table:table-cell table:style-name="ce12" table:formula="of:=SUM([.M5:.O5])/3" office:value-type="float" office:value="15847.3333333333" calcext:value-type="float">
            <text:p>15847</text:p>
          </table:table-cell>
        </table:table-row>
        <table:table-row table:style-name="ro2">
          <table:table-cell table:style-name="ce3" office:value-type="string" calcext:value-type="string">
            <text:p>1.2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56" calcext:value-type="float">
            <text:p>156</text:p>
          </table:table-cell>
          <table:table-cell table:style-name="ce12" table:formula="of:=SUM([.E6:.G6])/3" office:value-type="float" office:value="152" calcext:value-type="float">
            <text:p>152</text:p>
          </table:table-cell>
          <table:table-cell table:style-name="ce4" office:value-type="float" office:value="1254" calcext:value-type="float">
            <text:p>1254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office:value-type="float" office:value="1269" calcext:value-type="float">
            <text:p>1269</text:p>
          </table:table-cell>
          <table:table-cell table:style-name="ce12" table:formula="of:=SUM([.I6:.K6])/3" office:value-type="float" office:value="1292" calcext:value-type="float">
            <text:p>1292</text:p>
          </table:table-cell>
          <table:table-cell table:style-name="ce4" office:value-type="float" office:value="12914" calcext:value-type="float">
            <text:p>12914</text:p>
          </table:table-cell>
          <table:table-cell table:style-name="ce4" office:value-type="float" office:value="12455" calcext:value-type="float">
            <text:p>12455</text:p>
          </table:table-cell>
          <table:table-cell table:style-name="ce4" office:value-type="float" office:value="12569" calcext:value-type="float">
            <text:p>12569</text:p>
          </table:table-cell>
          <table:table-cell table:style-name="ce12" table:formula="of:=SUM([.M6:.O6])/3" office:value-type="float" office:value="12646" calcext:value-type="float">
            <text:p>12646</text:p>
          </table:table-cell>
        </table:table-row>
        <table:table-row table:style-name="ro2">
          <table:table-cell table:style-name="ce3" office:value-type="string" calcext:value-type="string">
            <text:p>1.3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157" calcext:value-type="float">
            <text:p>157</text:p>
          </table:table-cell>
          <table:table-cell table:style-name="ce12" table:formula="of:=SUM([.E7:.G7])/3" office:value-type="float" office:value="181.333333333333" calcext:value-type="float">
            <text:p>181</text:p>
          </table:table-cell>
          <table:table-cell table:style-name="ce4" office:value-type="float" office:value="1627" calcext:value-type="float">
            <text:p>1627</text:p>
          </table:table-cell>
          <table:table-cell table:style-name="ce4" office:value-type="float" office:value="1613" calcext:value-type="float">
            <text:p>1613</text:p>
          </table:table-cell>
          <table:table-cell table:style-name="ce4" office:value-type="float" office:value="1574" calcext:value-type="float">
            <text:p>1574</text:p>
          </table:table-cell>
          <table:table-cell table:style-name="ce12" table:formula="of:=SUM([.I7:.K7])/3" office:value-type="float" office:value="1604.66666666667" calcext:value-type="float">
            <text:p>1605</text:p>
          </table:table-cell>
          <table:table-cell table:style-name="ce4" office:value-type="float" office:value="16270" calcext:value-type="float">
            <text:p>16270</text:p>
          </table:table-cell>
          <table:table-cell table:style-name="ce4" office:value-type="float" office:value="15524" calcext:value-type="float">
            <text:p>15524</text:p>
          </table:table-cell>
          <table:table-cell table:style-name="ce4" office:value-type="float" office:value="15712" calcext:value-type="float">
            <text:p>15712</text:p>
          </table:table-cell>
          <table:table-cell table:style-name="ce12" table:formula="of:=SUM([.M7:.O7])/3" office:value-type="float" office:value="15835.3333333333" calcext:value-type="float">
            <text:p>15835</text:p>
          </table:table-cell>
        </table:table-row>
        <table:table-row table:style-name="ro2">
          <table:table-cell table:style-name="ce3" office:value-type="string" calcext:value-type="string">
            <text:p>1.4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2" table:style-name="ce4" office:value-type="float" office:value="152" calcext:value-type="float">
            <text:p>152</text:p>
          </table:table-cell>
          <table:table-cell table:style-name="ce4" office:value-type="float" office:value="161" calcext:value-type="float">
            <text:p>161</text:p>
          </table:table-cell>
          <table:table-cell table:style-name="ce12" table:formula="of:=SUM([.E8:.G8])/3" office:value-type="float" office:value="155" calcext:value-type="float">
            <text:p>155</text:p>
          </table:table-cell>
          <table:table-cell table:style-name="ce4" office:value-type="float" office:value="1387" calcext:value-type="float">
            <text:p>1387</text:p>
          </table:table-cell>
          <table:table-cell table:style-name="ce4" office:value-type="float" office:value="1307" calcext:value-type="float">
            <text:p>1307</text:p>
          </table:table-cell>
          <table:table-cell table:style-name="ce4" office:value-type="float" office:value="1411" calcext:value-type="float">
            <text:p>1411</text:p>
          </table:table-cell>
          <table:table-cell table:style-name="ce12" table:formula="of:=SUM([.I8:.K8])/3" office:value-type="float" office:value="1368.33333333333" calcext:value-type="float">
            <text:p>1368</text:p>
          </table:table-cell>
          <table:table-cell table:style-name="ce4" office:value-type="float" office:value="13925" calcext:value-type="float">
            <text:p>13925</text:p>
          </table:table-cell>
          <table:table-cell table:style-name="ce4" office:value-type="float" office:value="12934" calcext:value-type="float">
            <text:p>12934</text:p>
          </table:table-cell>
          <table:table-cell table:style-name="ce4" office:value-type="float" office:value="13184" calcext:value-type="float">
            <text:p>13184</text:p>
          </table:table-cell>
          <table:table-cell table:style-name="ce12" table:formula="of:=SUM([.M8:.O8])/3" office:value-type="float" office:value="13347.6666666667" calcext:value-type="float">
            <text:p>13348</text:p>
          </table:table-cell>
        </table:table-row>
        <table:table-row table:style-name="ro2"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76" calcext:value-type="float">
            <text:p>176</text:p>
          </table:table-cell>
          <table:table-cell table:style-name="ce12" table:formula="of:=SUM([.E9:.G9])/3" office:value-type="float" office:value="157.666666666667" calcext:value-type="float">
            <text:p>158</text:p>
          </table:table-cell>
          <table:table-cell table:style-name="ce4" office:value-type="float" office:value="1616" calcext:value-type="float">
            <text:p>1616</text:p>
          </table:table-cell>
          <table:table-cell table:style-name="ce4" office:value-type="float" office:value="1583" calcext:value-type="float">
            <text:p>1583</text:p>
          </table:table-cell>
          <table:table-cell table:style-name="ce4" office:value-type="float" office:value="1560" calcext:value-type="float">
            <text:p>1560</text:p>
          </table:table-cell>
          <table:table-cell table:style-name="ce12" table:formula="of:=SUM([.I9:.K9])/3" office:value-type="float" office:value="1586.33333333333" calcext:value-type="float">
            <text:p>1586</text:p>
          </table:table-cell>
          <table:table-cell table:style-name="ce4" office:value-type="float" office:value="16266" calcext:value-type="float">
            <text:p>16266</text:p>
          </table:table-cell>
          <table:table-cell table:style-name="ce4" office:value-type="float" office:value="15330" calcext:value-type="float">
            <text:p>15330</text:p>
          </table:table-cell>
          <table:table-cell table:style-name="ce4" office:value-type="float" office:value="15537" calcext:value-type="float">
            <text:p>15537</text:p>
          </table:table-cell>
          <table:table-cell table:style-name="ce12" table:formula="of:=SUM([.M9:.O9])/3" office:value-type="float" office:value="15711" calcext:value-type="float">
            <text:p>15711</text:p>
          </table:table-cell>
        </table:table-row>
        <table:table-row table:style-name="ro2">
          <table:table-cell table:style-name="ce3" office:value-type="string" calcext:value-type="string">
            <text:p>1.6</text:p>
          </table:table-cell>
          <table:table-cell table:style-name="ce3" office:value-type="string" calcext:value-type="string">
            <text:p>De-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145" calcext:value-type="float">
            <text:p>145</text:p>
          </table:table-cell>
          <table:table-cell table:style-name="ce12" table:formula="of:=SUM([.E10:.G10])/3" office:value-type="float" office:value="150" calcext:value-type="float">
            <text:p>150</text:p>
          </table:table-cell>
          <table:table-cell table:style-name="ce4" office:value-type="float" office:value="1389" calcext:value-type="float">
            <text:p>1389</text:p>
          </table:table-cell>
          <table:table-cell table:style-name="ce4" office:value-type="float" office:value="1295" calcext:value-type="float">
            <text:p>1295</text:p>
          </table:table-cell>
          <table:table-cell table:style-name="ce4" office:value-type="float" office:value="1362" calcext:value-type="float">
            <text:p>1362</text:p>
          </table:table-cell>
          <table:table-cell table:style-name="ce12" table:formula="of:=SUM([.I10:.K10])/3" office:value-type="float" office:value="1348.66666666667" calcext:value-type="float">
            <text:p>1349</text:p>
          </table:table-cell>
          <table:table-cell table:style-name="ce4" office:value-type="float" office:value="13924" calcext:value-type="float">
            <text:p>13924</text:p>
          </table:table-cell>
          <table:table-cell table:style-name="ce4" office:value-type="float" office:value="13135" calcext:value-type="float">
            <text:p>13135</text:p>
          </table:table-cell>
          <table:table-cell table:style-name="ce4" office:value-type="float" office:value="13303" calcext:value-type="float">
            <text:p>13303</text:p>
          </table:table-cell>
          <table:table-cell table:style-name="ce12" table:formula="of:=SUM([.M10:.O10])/3" office:value-type="float" office:value="13454" calcext:value-type="float">
            <text:p>13454</text:p>
          </table:table-cell>
        </table:table-row>
        <table:table-row table:style-name="ro2">
          <table:table-cell table:number-columns-repeated="11"/>
          <table:table-cell table:style-name="ce12"/>
          <table:table-cell table:number-columns-repeated="3"/>
          <table:table-cell table:style-name="ce12"/>
        </table:table-row>
        <table:table-row table:style-name="ro2">
          <table:table-cell table:style-name="ce2" office:value-type="string" calcext:value-type="string" table:number-columns-spanned="2" table:number-rows-spanned="1">
            <text:p>Object – allocation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2.1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143" calcext:value-type="float">
            <text:p>143</text:p>
          </table:table-cell>
          <table:table-cell table:style-name="ce12" table:formula="of:=SUM([.E13:.G13])/3" office:value-type="float" office:value="139.333333333333" calcext:value-type="float">
            <text:p>139</text:p>
          </table:table-cell>
          <table:table-cell table:style-name="ce4" office:value-type="float" office:value="1633" calcext:value-type="float">
            <text:p>1633</text:p>
          </table:table-cell>
          <table:table-cell table:style-name="ce4" office:value-type="float" office:value="1503" calcext:value-type="float">
            <text:p>1503</text:p>
          </table:table-cell>
          <table:table-cell table:style-name="ce4" office:value-type="float" office:value="1520" calcext:value-type="float">
            <text:p>1520</text:p>
          </table:table-cell>
          <table:table-cell table:style-name="ce12" table:formula="of:=SUM([.I13:.K13])/3" office:value-type="float" office:value="1552" calcext:value-type="float">
            <text:p>1552</text:p>
          </table:table-cell>
          <table:table-cell table:style-name="ce4" office:value-type="float" office:value="15384" calcext:value-type="float">
            <text:p>15384</text:p>
          </table:table-cell>
          <table:table-cell table:style-name="ce4" office:value-type="float" office:value="14773" calcext:value-type="float">
            <text:p>14773</text:p>
          </table:table-cell>
          <table:table-cell table:style-name="ce4" office:value-type="float" office:value="15075" calcext:value-type="float">
            <text:p>15075</text:p>
          </table:table-cell>
          <table:table-cell table:style-name="ce12" table:formula="of:=SUM([.M13:.O13])/3" office:value-type="float" office:value="15077.3333333333" calcext:value-type="float">
            <text:p>15077</text:p>
          </table:table-cell>
        </table:table-row>
        <table:table-row table:style-name="ro2">
          <table:table-cell table:style-name="ce3" office:value-type="string" calcext:value-type="string">
            <text:p>2.2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22" calcext:value-type="float">
            <text:p>122</text:p>
          </table:table-cell>
          <table:table-cell table:style-name="ce12" table:formula="of:=SUM([.E14:.G14])/3" office:value-type="float" office:value="126" calcext:value-type="float">
            <text:p>126</text:p>
          </table:table-cell>
          <table:table-cell table:style-name="ce4" office:value-type="float" office:value="1237" calcext:value-type="float">
            <text:p>1237</text:p>
          </table:table-cell>
          <table:table-cell table:style-name="ce4" office:value-type="float" office:value="1230" calcext:value-type="float">
            <text:p>1230</text:p>
          </table:table-cell>
          <table:table-cell table:style-name="ce4" office:value-type="float" office:value="1272" calcext:value-type="float">
            <text:p>1272</text:p>
          </table:table-cell>
          <table:table-cell table:style-name="ce12" table:formula="of:=SUM([.I14:.K14])/3" office:value-type="float" office:value="1246.33333333333" calcext:value-type="float">
            <text:p>1246</text:p>
          </table:table-cell>
          <table:table-cell table:style-name="ce4" office:value-type="float" office:value="12973" calcext:value-type="float">
            <text:p>12973</text:p>
          </table:table-cell>
          <table:table-cell table:style-name="ce4" office:value-type="float" office:value="12146" calcext:value-type="float">
            <text:p>12146</text:p>
          </table:table-cell>
          <table:table-cell table:style-name="ce4" office:value-type="float" office:value="12343" calcext:value-type="float">
            <text:p>12343</text:p>
          </table:table-cell>
          <table:table-cell table:style-name="ce12" table:formula="of:=SUM([.M14:.O14])/3" office:value-type="float" office:value="12487.3333333333" calcext:value-type="float">
            <text:p>12487</text:p>
          </table:table-cell>
        </table:table-row>
        <table:table-row table:style-name="ro2">
          <table:table-cell table:style-name="ce3" office:value-type="string" calcext:value-type="string">
            <text:p>2.3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75" calcext:value-type="float">
            <text:p>175</text:p>
          </table:table-cell>
          <table:table-cell table:style-name="ce12" table:formula="of:=SUM([.E15:.G15])/3" office:value-type="float" office:value="168.333333333333" calcext:value-type="float">
            <text:p>168</text:p>
          </table:table-cell>
          <table:table-cell table:style-name="ce4" office:value-type="float" office:value="1575" calcext:value-type="float">
            <text:p>1575</text:p>
          </table:table-cell>
          <table:table-cell table:style-name="ce4" office:value-type="float" office:value="1508" calcext:value-type="float">
            <text:p>1508</text:p>
          </table:table-cell>
          <table:table-cell table:style-name="ce4" office:value-type="float" office:value="1477" calcext:value-type="float">
            <text:p>1477</text:p>
          </table:table-cell>
          <table:table-cell table:style-name="ce12" table:formula="of:=SUM([.I15:.K15])/3" office:value-type="float" office:value="1520" calcext:value-type="float">
            <text:p>1520</text:p>
          </table:table-cell>
          <table:table-cell table:style-name="ce4" office:value-type="float" office:value="15338" calcext:value-type="float">
            <text:p>15338</text:p>
          </table:table-cell>
          <table:table-cell table:style-name="ce4" office:value-type="float" office:value="14549" calcext:value-type="float">
            <text:p>14549</text:p>
          </table:table-cell>
          <table:table-cell table:style-name="ce4" office:value-type="float" office:value="14868" calcext:value-type="float">
            <text:p>14868</text:p>
          </table:table-cell>
          <table:table-cell table:style-name="ce12" table:formula="of:=SUM([.M15:.O15])/3" office:value-type="float" office:value="14918.3333333333" calcext:value-type="float">
            <text:p>14918</text:p>
          </table:table-cell>
        </table:table-row>
        <table:table-row table:style-name="ro2">
          <table:table-cell table:style-name="ce3" office:value-type="string" calcext:value-type="string">
            <text:p>2.4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27" calcext:value-type="float">
            <text:p>127</text:p>
          </table:table-cell>
          <table:table-cell table:style-name="ce12" table:formula="of:=SUM([.E16:.G16])/3" office:value-type="float" office:value="131" calcext:value-type="float">
            <text:p>131</text:p>
          </table:table-cell>
          <table:table-cell table:style-name="ce4" office:value-type="float" office:value="1369" calcext:value-type="float">
            <text:p>1369</text:p>
          </table:table-cell>
          <table:table-cell table:style-name="ce4" office:value-type="float" office:value="1318" calcext:value-type="float">
            <text:p>1318</text:p>
          </table:table-cell>
          <table:table-cell table:style-name="ce4" office:value-type="float" office:value="1368" calcext:value-type="float">
            <text:p>1368</text:p>
          </table:table-cell>
          <table:table-cell table:style-name="ce12" table:formula="of:=SUM([.I16:.K16])/3" office:value-type="float" office:value="1351.66666666667" calcext:value-type="float">
            <text:p>1352</text:p>
          </table:table-cell>
          <table:table-cell table:style-name="ce4" office:value-type="float" office:value="14214" calcext:value-type="float">
            <text:p>14214</text:p>
          </table:table-cell>
          <table:table-cell table:style-name="ce4" office:value-type="float" office:value="13271" calcext:value-type="float">
            <text:p>13271</text:p>
          </table:table-cell>
          <table:table-cell table:style-name="ce4" office:value-type="float" office:value="13198" calcext:value-type="float">
            <text:p>13198</text:p>
          </table:table-cell>
          <table:table-cell table:style-name="ce12" table:formula="of:=SUM([.M16:.O16])/3" office:value-type="float" office:value="13561" calcext:value-type="float">
            <text:p>13561</text:p>
          </table:table-cell>
        </table:table-row>
        <table:table-row table:style-name="ro2"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45" calcext:value-type="float">
            <text:p>145</text:p>
          </table:table-cell>
          <table:table-cell table:style-name="ce12" table:formula="of:=SUM([.E17:.G17])/3" office:value-type="float" office:value="153.333333333333" calcext:value-type="float">
            <text:p>153</text:p>
          </table:table-cell>
          <table:table-cell table:style-name="ce4" office:value-type="float" office:value="1588" calcext:value-type="float">
            <text:p>1588</text:p>
          </table:table-cell>
          <table:table-cell table:style-name="ce4" office:value-type="float" office:value="1455" calcext:value-type="float">
            <text:p>1455</text:p>
          </table:table-cell>
          <table:table-cell table:style-name="ce4" office:value-type="float" office:value="1450" calcext:value-type="float">
            <text:p>1450</text:p>
          </table:table-cell>
          <table:table-cell table:style-name="ce12" table:formula="of:=SUM([.I17:.K17])/3" office:value-type="float" office:value="1497.66666666667" calcext:value-type="float">
            <text:p>1498</text:p>
          </table:table-cell>
          <table:table-cell table:style-name="ce4" office:value-type="float" office:value="15573" calcext:value-type="float">
            <text:p>15573</text:p>
          </table:table-cell>
          <table:table-cell table:style-name="ce4" office:value-type="float" office:value="14989" calcext:value-type="float">
            <text:p>14989</text:p>
          </table:table-cell>
          <table:table-cell table:style-name="ce4" office:value-type="float" office:value="14884" calcext:value-type="float">
            <text:p>14884</text:p>
          </table:table-cell>
          <table:table-cell table:style-name="ce12" table:formula="of:=SUM([.M17:.O17])/3" office:value-type="float" office:value="15148.6666666667" calcext:value-type="float">
            <text:p>15149</text:p>
          </table:table-cell>
        </table:table-row>
        <table:table-row table:style-name="ro2">
          <table:table-cell table:style-name="ce3" office:value-type="string" calcext:value-type="string">
            <text:p>2.6</text:p>
          </table:table-cell>
          <table:table-cell table:style-name="ce3" office:value-type="string" calcext:value-type="string">
            <text:p>De-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68" calcext:value-type="float">
            <text:p>168</text:p>
          </table:table-cell>
          <table:table-cell table:style-name="ce12" table:formula="of:=SUM([.E18:.G18])/3" office:value-type="float" office:value="145.666666666667" calcext:value-type="float">
            <text:p>146</text:p>
          </table:table-cell>
          <table:table-cell table:style-name="ce4" office:value-type="float" office:value="1388" calcext:value-type="float">
            <text:p>1388</text:p>
          </table:table-cell>
          <table:table-cell table:style-name="ce4" office:value-type="float" office:value="1279" calcext:value-type="float">
            <text:p>1279</text:p>
          </table:table-cell>
          <table:table-cell table:style-name="ce4" office:value-type="float" office:value="1299" calcext:value-type="float">
            <text:p>1299</text:p>
          </table:table-cell>
          <table:table-cell table:style-name="ce12" table:formula="of:=SUM([.I18:.K18])/3" office:value-type="float" office:value="1322" calcext:value-type="float">
            <text:p>1322</text:p>
          </table:table-cell>
          <table:table-cell table:style-name="ce4" office:value-type="float" office:value="14301" calcext:value-type="float">
            <text:p>14301</text:p>
          </table:table-cell>
          <table:table-cell table:style-name="ce4" office:value-type="float" office:value="12934" calcext:value-type="float">
            <text:p>12934</text:p>
          </table:table-cell>
          <table:table-cell table:style-name="ce4" office:value-type="float" office:value="13241" calcext:value-type="float">
            <text:p>13241</text:p>
          </table:table-cell>
          <table:table-cell table:style-name="ce12" table:formula="of:=SUM([.M18:.O18])/3" office:value-type="float" office:value="13492" calcext:value-type="float">
            <text:p>13492</text:p>
          </table:table-cell>
        </table:table-row>
        <table:table-row table:style-name="ro2">
          <table:table-cell table:style-name="ce4"/>
          <table:table-cell table:number-columns-repeated="15"/>
        </table:table-row>
        <table:table-row table:style-name="ro2">
          <table:table-cell table:style-name="ce2" table:number-columns-repeated="2"/>
          <table:table-cell table:style-name="ce6" table:number-columns-repeated="2"/>
          <table:table-cell table:style-name="ce8" office:value-type="float" office:value="100" calcext:value-type="float" table:number-columns-spanned="4" table:number-rows-spanned="1">
            <text:p>1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" calcext:value-type="float" table:number-columns-spanned="4" table:number-rows-spanned="1">
            <text:p>10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0" calcext:value-type="float" table:number-columns-spanned="4" table:number-rows-spanned="1">
            <text:p>10000</text:p>
          </table:table-cell>
          <table:covered-table-cell table:number-columns-repeated="2" table:style-name="ce8"/>
          <table:covered-table-cell table:style-name="ce11"/>
        </table:table-row>
        <table:table-row table:style-name="ro2">
          <table:table-cell table:style-name="ce2" office:value-type="string" calcext:value-type="string" table:number-columns-spanned="2" table:number-rows-spanned="1">
            <text:p>3. Hyperty messaging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100B</text:p>
          </table:table-cell>
          <table:table-cell table:style-name="ce4" table:number-columns-repeated="2"/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27" calcext:value-type="float">
            <text:p>127</text:p>
          </table:table-cell>
          <table:table-cell table:style-name="ce12" table:formula="of:=SUM([.E22:.G22])/3" office:value-type="float" office:value="129.333333333333" calcext:value-type="float">
            <text:p>129</text:p>
          </table:table-cell>
          <table:table-cell table:style-name="ce4" office:value-type="float" office:value="1290" calcext:value-type="float">
            <text:p>1290</text:p>
          </table:table-cell>
          <table:table-cell table:style-name="ce4" office:value-type="float" office:value="1316" calcext:value-type="float">
            <text:p>1316</text:p>
          </table:table-cell>
          <table:table-cell table:style-name="ce4" office:value-type="float" office:value="1314" calcext:value-type="float">
            <text:p>1314</text:p>
          </table:table-cell>
          <table:table-cell table:style-name="ce12" table:formula="of:=SUM([.I22:.K22])/3" office:value-type="float" office:value="1306.66666666667" calcext:value-type="float">
            <text:p>1307</text:p>
          </table:table-cell>
          <table:table-cell table:style-name="ce4" office:value-type="float" office:value="13222" calcext:value-type="float">
            <text:p>13222</text:p>
          </table:table-cell>
          <table:table-cell table:style-name="ce4" office:value-type="float" office:value="12538" calcext:value-type="float">
            <text:p>12538</text:p>
          </table:table-cell>
          <table:table-cell table:style-name="ce4" office:value-type="float" office:value="12432" calcext:value-type="float">
            <text:p>12432</text:p>
          </table:table-cell>
          <table:table-cell table:style-name="ce12" table:formula="of:=SUM([.M22:.O22])/3" office:value-type="float" office:value="12730.6666666667" calcext:value-type="float">
            <text:p>12731</text:p>
          </table:table-cell>
        </table:table-row>
        <table:table-row table:style-name="ro2"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1kB</text:p>
          </table:table-cell>
          <table:table-cell table:style-name="ce4" table:number-columns-repeated="2"/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33" calcext:value-type="float">
            <text:p>133</text:p>
          </table:table-cell>
          <table:table-cell table:style-name="ce12" table:formula="of:=SUM([.E23:.G23])/3" office:value-type="float" office:value="129" calcext:value-type="float">
            <text:p>129</text:p>
          </table:table-cell>
          <table:table-cell table:style-name="ce4" office:value-type="float" office:value="1418" calcext:value-type="float">
            <text:p>1418</text:p>
          </table:table-cell>
          <table:table-cell table:style-name="ce4" office:value-type="float" office:value="1367" calcext:value-type="float">
            <text:p>1367</text:p>
          </table:table-cell>
          <table:table-cell table:style-name="ce4" office:value-type="float" office:value="1236" calcext:value-type="float">
            <text:p>1236</text:p>
          </table:table-cell>
          <table:table-cell table:style-name="ce12" table:formula="of:=SUM([.I23:.K23])/3" office:value-type="float" office:value="1340.33333333333" calcext:value-type="float">
            <text:p>1340</text:p>
          </table:table-cell>
          <table:table-cell table:style-name="ce4" office:value-type="float" office:value="13733" calcext:value-type="float">
            <text:p>13733</text:p>
          </table:table-cell>
          <table:table-cell table:style-name="ce4" office:value-type="float" office:value="12864" calcext:value-type="float">
            <text:p>12864</text:p>
          </table:table-cell>
          <table:table-cell table:style-name="ce4" office:value-type="float" office:value="12877" calcext:value-type="float">
            <text:p>12877</text:p>
          </table:table-cell>
          <table:table-cell table:style-name="ce12" table:formula="of:=SUM([.M23:.O23])/3" office:value-type="float" office:value="13158" calcext:value-type="float">
            <text:p>13158</text:p>
          </table:table-cell>
        </table:table-row>
        <table:table-row table:style-name="ro2">
          <table:table-cell table:style-name="ce3" office:value-type="string" calcext:value-type="string">
            <text:p>3.3</text:p>
          </table:table-cell>
          <table:table-cell table:style-name="ce3" office:value-type="string" calcext:value-type="string">
            <text:p>10kB</text:p>
          </table:table-cell>
          <table:table-cell table:style-name="ce4" table:number-columns-repeated="2"/>
          <table:table-cell table:style-name="ce4" office:value-type="float" office:value="191" calcext:value-type="float">
            <text:p>191</text:p>
          </table:table-cell>
          <table:table-cell table:number-columns-repeated="2" table:style-name="ce4" office:value-type="float" office:value="162" calcext:value-type="float">
            <text:p>162</text:p>
          </table:table-cell>
          <table:table-cell table:style-name="ce12" table:formula="of:=SUM([.E24:.G24])/3" office:value-type="float" office:value="171.666666666667" calcext:value-type="float">
            <text:p>172</text:p>
          </table:table-cell>
          <table:table-cell table:style-name="ce4" office:value-type="float" office:value="1743" calcext:value-type="float">
            <text:p>1743</text:p>
          </table:table-cell>
          <table:table-cell table:style-name="ce4" office:value-type="float" office:value="1588" calcext:value-type="float">
            <text:p>1588</text:p>
          </table:table-cell>
          <table:table-cell table:style-name="ce4" office:value-type="float" office:value="1594" calcext:value-type="float">
            <text:p>1594</text:p>
          </table:table-cell>
          <table:table-cell table:style-name="ce12" table:formula="of:=SUM([.I24:.K24])/3" office:value-type="float" office:value="1641.66666666667" calcext:value-type="float">
            <text:p>1642</text:p>
          </table:table-cell>
          <table:table-cell table:style-name="ce4" office:value-type="float" office:value="17229" calcext:value-type="float">
            <text:p>17229</text:p>
          </table:table-cell>
          <table:table-cell table:style-name="ce4" office:value-type="float" office:value="16123" calcext:value-type="float">
            <text:p>16123</text:p>
          </table:table-cell>
          <table:table-cell table:style-name="ce4" office:value-type="float" office:value="15942" calcext:value-type="float">
            <text:p>15942</text:p>
          </table:table-cell>
          <table:table-cell table:style-name="ce12" table:formula="of:=SUM([.M24:.O24])/3" office:value-type="float" office:value="16431.3333333333" calcext:value-type="float">
            <text:p>16431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8"/>
        </table:table-row>
        <table:table-row table:style-name="ro2">
          <table:table-cell table:style-name="ce2" table:number-columns-repeated="2"/>
          <table:table-cell table:style-name="ce6" table:number-columns-repeated="2"/>
          <table:table-cell table:style-name="ce8" office:value-type="float" office:value="100" calcext:value-type="float" table:number-columns-spanned="4" table:number-rows-spanned="1">
            <text:p>1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200" calcext:value-type="float" table:number-columns-spanned="4" table:number-rows-spanned="1">
            <text:p>2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" calcext:value-type="float" table:number-columns-spanned="4" table:number-rows-spanned="1">
            <text:p>1000</text:p>
          </table:table-cell>
          <table:covered-table-cell table:number-columns-repeated="2" table:style-name="ce8"/>
          <table:covered-table-cell table:style-name="ce11"/>
        </table:table-row>
        <table:table-row table:style-name="ro2">
          <table:table-cell table:style-name="ce2" office:value-type="string" calcext:value-type="string" table:number-columns-spanned="2" table:number-rows-spanned="1">
            <text:p>3. Sync – Object update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100B</text:p>
          </table:table-cell>
          <table:table-cell table:style-name="ce4" table:number-columns-repeated="2"/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218" calcext:value-type="float">
            <text:p>218</text:p>
          </table:table-cell>
          <table:table-cell table:style-name="ce12" table:formula="of:=SUM([.E28:.G28])/3" office:value-type="float" office:value="192.666666666667" calcext:value-type="float">
            <text:p>193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355" calcext:value-type="float">
            <text:p>355</text:p>
          </table:table-cell>
          <table:table-cell table:style-name="ce12" table:formula="of:=SUM([.I28:.K28])/3" office:value-type="float" office:value="358.333333333333" calcext:value-type="float">
            <text:p>358</text:p>
          </table:table-cell>
          <table:table-cell table:number-columns-repeated="3" table:style-name="ce4" office:value-type="string" calcext:value-type="string">
            <text:p>FAIL</text:p>
          </table:table-cell>
          <table:table-cell table:style-name="ce12" table:formula="of:=SUM([.M28:.O28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1kB</text:p>
          </table:table-cell>
          <table:table-cell table:style-name="ce4" table:number-columns-repeated="2"/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184" calcext:value-type="float">
            <text:p>184</text:p>
          </table:table-cell>
          <table:table-cell table:style-name="ce12" table:formula="of:=SUM([.E29:.G29])/3" office:value-type="float" office:value="188" calcext:value-type="float">
            <text:p>188</text:p>
          </table:table-cell>
          <table:table-cell table:style-name="ce4" office:value-type="float" office:value="391" calcext:value-type="float">
            <text:p>391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5" calcext:value-type="float">
            <text:p>405</text:p>
          </table:table-cell>
          <table:table-cell table:style-name="ce12" table:formula="of:=SUM([.I29:.K29])/3" office:value-type="float" office:value="384.333333333333" calcext:value-type="float">
            <text:p>384</text:p>
          </table:table-cell>
          <table:table-cell table:number-columns-repeated="3" table:style-name="ce4" office:value-type="string" calcext:value-type="string">
            <text:p>FAIL</text:p>
          </table:table-cell>
          <table:table-cell table:style-name="ce12" table:formula="of:=SUM([.M29:.O29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3.3</text:p>
          </table:table-cell>
          <table:table-cell table:style-name="ce3" office:value-type="string" calcext:value-type="string">
            <text:p>10kB</text:p>
          </table:table-cell>
          <table:table-cell table:style-name="ce4" table:number-columns-repeated="2"/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0" calcext:value-type="float">
            <text:p>190</text:p>
          </table:table-cell>
          <table:table-cell table:style-name="ce12" table:formula="of:=SUM([.E30:.G30])/3" office:value-type="float" office:value="197" calcext:value-type="float">
            <text:p>197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373" calcext:value-type="float">
            <text:p>373</text:p>
          </table:table-cell>
          <table:table-cell table:style-name="ce12" table:formula="of:=SUM([.I30:.K30])/3" office:value-type="float" office:value="374.333333333333" calcext:value-type="float">
            <text:p>374</text:p>
          </table:table-cell>
          <table:table-cell table:number-columns-repeated="3" table:style-name="ce4" office:value-type="string" calcext:value-type="string">
            <text:p>FAIL</text:p>
          </table:table-cell>
          <table:table-cell table:style-name="ce12" table:formula="of:=SUM([.M30:.O30])/3" office:value-type="float" office:value="0" calcext:value-type="float">
            <text:p>0</text:p>
          </table:table-cell>
        </table:table-row>
        <table:table-row table:style-name="ro1" table:number-rows-repeated="104854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Rust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9"/>
        <table:table-row table:style-name="ro1">
          <table:table-cell table:number-columns-repeated="16"/>
        </table:table-row>
        <table:table-row table:style-name="ro2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est </text:p>
          </table:table-cell>
          <table:table-cell table:style-name="ce5" office:value-type="string" calcext:value-type="string">
            <text:p>No. of addresses per iteration</text:p>
          </table:table-cell>
          <table:table-cell table:style-name="ce5" office:value-type="string" calcext:value-type="string">
            <text:p>With alloc. Key ?</text:p>
          </table:table-cell>
          <table:table-cell table:style-name="ce7" office:value-type="string" calcext:value-type="string">
            <text:p>Duration in milli-seconds for different no. of iterations</text:p>
          </table:table-cell>
          <table:table-cell table:style-name="ce7" table:number-columns-repeated="2"/>
          <table:table-cell table:style-name="ce10"/>
          <table:table-cell table:number-columns-repeated="8"/>
        </table:table-row>
        <table:table-row table:style-name="ro2">
          <table:table-cell table:style-name="ce2" table:number-columns-repeated="2"/>
          <table:table-cell table:style-name="ce6" table:number-columns-repeated="2"/>
          <table:table-cell table:style-name="ce8" office:value-type="float" office:value="100" calcext:value-type="float" table:number-columns-spanned="4" table:number-rows-spanned="1">
            <text:p>1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" calcext:value-type="float" table:number-columns-spanned="4" table:number-rows-spanned="1">
            <text:p>10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0" calcext:value-type="float" table:number-columns-spanned="4" table:number-rows-spanned="1">
            <text:p>10000</text:p>
          </table:table-cell>
          <table:covered-table-cell table:number-columns-repeated="2" table:style-name="ce8"/>
          <table:covered-table-cell table:style-name="ce11"/>
        </table:table-row>
        <table:table-row table:style-name="ro2">
          <table:table-cell table:style-name="ce2" office:value-type="string" calcext:value-type="string" table:number-columns-spanned="2" table:number-rows-spanned="1">
            <text:p>Hyperty – allocation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1.1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27" calcext:value-type="float">
            <text:p>127</text:p>
          </table:table-cell>
          <table:table-cell table:style-name="ce4" table:number-columns-repeated="2"/>
          <table:table-cell table:style-name="ce12" table:formula="of:=SUM([.E5:.G5])/3" office:value-type="float" office:value="42.3333333333333" calcext:value-type="float">
            <text:p>42</text:p>
          </table:table-cell>
          <table:table-cell table:style-name="ce4" office:value-type="float" office:value="1485" calcext:value-type="float">
            <text:p>1485</text:p>
          </table:table-cell>
          <table:table-cell table:style-name="ce4" table:number-columns-repeated="2"/>
          <table:table-cell table:style-name="ce12" table:formula="of:=SUM([.I5:.K5])/3" office:value-type="float" office:value="495" calcext:value-type="float">
            <text:p>495</text:p>
          </table:table-cell>
          <table:table-cell table:style-name="ce4" office:value-type="float" office:value="15111" calcext:value-type="float">
            <text:p>15111</text:p>
          </table:table-cell>
          <table:table-cell table:style-name="ce4" table:number-columns-repeated="2"/>
          <table:table-cell table:style-name="ce12" table:formula="of:=SUM([.M5:.O5])/3" office:value-type="float" office:value="5037" calcext:value-type="float">
            <text:p>5037</text:p>
          </table:table-cell>
        </table:table-row>
        <table:table-row table:style-name="ro2">
          <table:table-cell table:style-name="ce3" office:value-type="string" calcext:value-type="string">
            <text:p>1.2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02" calcext:value-type="float">
            <text:p>102</text:p>
          </table:table-cell>
          <table:table-cell table:style-name="ce4" table:number-columns-repeated="2"/>
          <table:table-cell table:style-name="ce12" table:formula="of:=SUM([.E6:.G6])/3" office:value-type="float" office:value="34" calcext:value-type="float">
            <text:p>34</text:p>
          </table:table-cell>
          <table:table-cell table:style-name="ce4" office:value-type="float" office:value="1231" calcext:value-type="float">
            <text:p>1231</text:p>
          </table:table-cell>
          <table:table-cell table:style-name="ce4" table:number-columns-repeated="2"/>
          <table:table-cell table:style-name="ce12" table:formula="of:=SUM([.I6:.K6])/3" office:value-type="float" office:value="410.333333333333" calcext:value-type="float">
            <text:p>410</text:p>
          </table:table-cell>
          <table:table-cell table:style-name="ce4" office:value-type="float" office:value="11590" calcext:value-type="float">
            <text:p>11590</text:p>
          </table:table-cell>
          <table:table-cell table:style-name="ce4" table:number-columns-repeated="2"/>
          <table:table-cell table:style-name="ce12" table:formula="of:=SUM([.M6:.O6])/3" office:value-type="float" office:value="3863.33333333333" calcext:value-type="float">
            <text:p>3863</text:p>
          </table:table-cell>
        </table:table-row>
        <table:table-row table:style-name="ro2">
          <table:table-cell table:style-name="ce3" office:value-type="string" calcext:value-type="string">
            <text:p>1.3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48" calcext:value-type="float">
            <text:p>148</text:p>
          </table:table-cell>
          <table:table-cell table:style-name="ce4" table:number-columns-repeated="2"/>
          <table:table-cell table:style-name="ce12" table:formula="of:=SUM([.E7:.G7])/3" office:value-type="float" office:value="49.3333333333333" calcext:value-type="float">
            <text:p>49</text:p>
          </table:table-cell>
          <table:table-cell table:style-name="ce4" office:value-type="float" office:value="1633" calcext:value-type="float">
            <text:p>1633</text:p>
          </table:table-cell>
          <table:table-cell table:style-name="ce4" table:number-columns-repeated="2"/>
          <table:table-cell table:style-name="ce12" table:formula="of:=SUM([.I7:.K7])/3" office:value-type="float" office:value="544.333333333333" calcext:value-type="float">
            <text:p>544</text:p>
          </table:table-cell>
          <table:table-cell table:style-name="ce4" office:value-type="float" office:value="15770" calcext:value-type="float">
            <text:p>15770</text:p>
          </table:table-cell>
          <table:table-cell table:style-name="ce4" table:number-columns-repeated="2"/>
          <table:table-cell table:style-name="ce12" table:formula="of:=SUM([.M7:.O7])/3" office:value-type="float" office:value="5256.66666666667" calcext:value-type="float">
            <text:p>5257</text:p>
          </table:table-cell>
        </table:table-row>
        <table:table-row table:style-name="ro2">
          <table:table-cell table:style-name="ce3" office:value-type="string" calcext:value-type="string">
            <text:p>1.4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14" calcext:value-type="float">
            <text:p>114</text:p>
          </table:table-cell>
          <table:table-cell table:style-name="ce4" table:number-columns-repeated="2"/>
          <table:table-cell table:style-name="ce12" table:formula="of:=SUM([.E8:.G8])/3" office:value-type="float" office:value="38" calcext:value-type="float">
            <text:p>38</text:p>
          </table:table-cell>
          <table:table-cell table:style-name="ce4" office:value-type="float" office:value="1532" calcext:value-type="float">
            <text:p>1532</text:p>
          </table:table-cell>
          <table:table-cell table:style-name="ce4" table:number-columns-repeated="2"/>
          <table:table-cell table:style-name="ce12" table:formula="of:=SUM([.I8:.K8])/3" office:value-type="float" office:value="510.666666666667" calcext:value-type="float">
            <text:p>511</text:p>
          </table:table-cell>
          <table:table-cell table:style-name="ce4" office:value-type="float" office:value="9889" calcext:value-type="float">
            <text:p>9889</text:p>
          </table:table-cell>
          <table:table-cell table:style-name="ce4" table:number-columns-repeated="2"/>
          <table:table-cell table:style-name="ce12" table:formula="of:=SUM([.M8:.O8])/3" office:value-type="float" office:value="3296.33333333333" calcext:value-type="float">
            <text:p>3296</text:p>
          </table:table-cell>
        </table:table-row>
        <table:table-row table:style-name="ro2">
          <table:table-cell table:style-name="ce3" office:value-type="string" calcext:value-type="string">
            <text:p>1.5</text:p>
          </table:table-cell>
          <table:table-cell table:style-name="ce3" office:value-type="string" calcext:value-type="string">
            <text:p>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47" calcext:value-type="float">
            <text:p>147</text:p>
          </table:table-cell>
          <table:table-cell table:style-name="ce4" table:number-columns-repeated="2"/>
          <table:table-cell table:style-name="ce12" table:formula="of:=SUM([.E9:.G9])/3" office:value-type="float" office:value="49" calcext:value-type="float">
            <text:p>49</text:p>
          </table:table-cell>
          <table:table-cell table:style-name="ce4" office:value-type="float" office:value="1785" calcext:value-type="float">
            <text:p>1785</text:p>
          </table:table-cell>
          <table:table-cell table:style-name="ce4" table:number-columns-repeated="2"/>
          <table:table-cell table:style-name="ce12" table:formula="of:=SUM([.I9:.K9])/3" office:value-type="float" office:value="595" calcext:value-type="float">
            <text:p>595</text:p>
          </table:table-cell>
          <table:table-cell table:style-name="ce4" office:value-type="float" office:value="14766" calcext:value-type="float">
            <text:p>14766</text:p>
          </table:table-cell>
          <table:table-cell table:style-name="ce4" table:number-columns-repeated="2"/>
          <table:table-cell table:style-name="ce12" table:formula="of:=SUM([.M9:.O9])/3" office:value-type="float" office:value="4922" calcext:value-type="float">
            <text:p>4922</text:p>
          </table:table-cell>
        </table:table-row>
        <table:table-row table:style-name="ro2">
          <table:table-cell table:style-name="ce3" office:value-type="string" calcext:value-type="string">
            <text:p>1.6</text:p>
          </table:table-cell>
          <table:table-cell table:style-name="ce3" office:value-type="string" calcext:value-type="string">
            <text:p>De-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15" calcext:value-type="float">
            <text:p>115</text:p>
          </table:table-cell>
          <table:table-cell table:style-name="ce4" table:number-columns-repeated="2"/>
          <table:table-cell table:style-name="ce12" table:formula="of:=SUM([.E10:.G10])/3" office:value-type="float" office:value="38.3333333333333" calcext:value-type="float">
            <text:p>38</text:p>
          </table:table-cell>
          <table:table-cell table:style-name="ce4" office:value-type="float" office:value="1156" calcext:value-type="float">
            <text:p>1156</text:p>
          </table:table-cell>
          <table:table-cell table:style-name="ce4" table:number-columns-repeated="2"/>
          <table:table-cell table:style-name="ce12" table:formula="of:=SUM([.I10:.K10])/3" office:value-type="float" office:value="385.333333333333" calcext:value-type="float">
            <text:p>385</text:p>
          </table:table-cell>
          <table:table-cell table:style-name="ce4" office:value-type="float" office:value="11600" calcext:value-type="float">
            <text:p>11600</text:p>
          </table:table-cell>
          <table:table-cell table:style-name="ce4" table:number-columns-repeated="2"/>
          <table:table-cell table:style-name="ce12" table:formula="of:=SUM([.M10:.O10])/3" office:value-type="float" office:value="3866.66666666667" calcext:value-type="float">
            <text:p>3867</text:p>
          </table:table-cell>
        </table:table-row>
        <table:table-row table:style-name="ro2">
          <table:table-cell table:number-columns-repeated="11"/>
          <table:table-cell table:style-name="ce12"/>
          <table:table-cell table:number-columns-repeated="3"/>
          <table:table-cell table:style-name="ce12"/>
        </table:table-row>
        <table:table-row table:style-name="ro2">
          <table:table-cell table:style-name="ce2" office:value-type="string" calcext:value-type="string" table:number-columns-spanned="2" table:number-rows-spanned="1">
            <text:p>Object – allocation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2.1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27" calcext:value-type="float">
            <text:p>127</text:p>
          </table:table-cell>
          <table:table-cell table:style-name="ce4" table:number-columns-repeated="2"/>
          <table:table-cell table:style-name="ce12" table:formula="of:=SUM([.E13:.G13])/3" office:value-type="float" office:value="42.3333333333333" calcext:value-type="float">
            <text:p>42</text:p>
          </table:table-cell>
          <table:table-cell table:style-name="ce4" office:value-type="float" office:value="1406" calcext:value-type="float">
            <text:p>1406</text:p>
          </table:table-cell>
          <table:table-cell table:style-name="ce4" table:number-columns-repeated="2"/>
          <table:table-cell table:style-name="ce12" table:formula="of:=SUM([.I13:.K13])/3" office:value-type="float" office:value="468.666666666667" calcext:value-type="float">
            <text:p>469</text:p>
          </table:table-cell>
          <table:table-cell table:style-name="ce4" office:value-type="float" office:value="15769" calcext:value-type="float">
            <text:p>15769</text:p>
          </table:table-cell>
          <table:table-cell table:style-name="ce4" table:number-columns-repeated="2"/>
          <table:table-cell table:style-name="ce12" table:formula="of:=SUM([.M13:.O13])/3" office:value-type="float" office:value="5256.33333333333" calcext:value-type="float">
            <text:p>5256</text:p>
          </table:table-cell>
        </table:table-row>
        <table:table-row table:style-name="ro2">
          <table:table-cell table:style-name="ce3" office:value-type="string" calcext:value-type="string">
            <text:p>2.2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98" calcext:value-type="float">
            <text:p>98</text:p>
          </table:table-cell>
          <table:table-cell table:style-name="ce4" table:number-columns-repeated="2"/>
          <table:table-cell table:style-name="ce12" table:formula="of:=SUM([.E14:.G14])/3" office:value-type="float" office:value="32.6666666666667" calcext:value-type="float">
            <text:p>33</text:p>
          </table:table-cell>
          <table:table-cell table:style-name="ce4" office:value-type="float" office:value="1124" calcext:value-type="float">
            <text:p>1124</text:p>
          </table:table-cell>
          <table:table-cell table:style-name="ce4" table:number-columns-repeated="2"/>
          <table:table-cell table:style-name="ce12" table:formula="of:=SUM([.I14:.K14])/3" office:value-type="float" office:value="374.666666666667" calcext:value-type="float">
            <text:p>375</text:p>
          </table:table-cell>
          <table:table-cell table:style-name="ce4" office:value-type="float" office:value="10876" calcext:value-type="float">
            <text:p>10876</text:p>
          </table:table-cell>
          <table:table-cell table:style-name="ce4" table:number-columns-repeated="2"/>
          <table:table-cell table:style-name="ce12" table:formula="of:=SUM([.M14:.O14])/3" office:value-type="float" office:value="3625.33333333333" calcext:value-type="float">
            <text:p>3625</text:p>
          </table:table-cell>
        </table:table-row>
        <table:table-row table:style-name="ro2">
          <table:table-cell table:style-name="ce3" office:value-type="string" calcext:value-type="string">
            <text:p>2.3</text:p>
          </table:table-cell>
          <table:table-cell table:style-name="ce3" office:value-type="string" calcext:value-type="string">
            <text:p>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37" calcext:value-type="float">
            <text:p>137</text:p>
          </table:table-cell>
          <table:table-cell table:style-name="ce4" table:number-columns-repeated="2"/>
          <table:table-cell table:style-name="ce12" table:formula="of:=SUM([.E15:.G15])/3" office:value-type="float" office:value="45.6666666666667" calcext:value-type="float">
            <text:p>46</text:p>
          </table:table-cell>
          <table:table-cell table:style-name="ce4" office:value-type="float" office:value="1452" calcext:value-type="float">
            <text:p>1452</text:p>
          </table:table-cell>
          <table:table-cell table:style-name="ce4" table:number-columns-repeated="2"/>
          <table:table-cell table:style-name="ce12" table:formula="of:=SUM([.I15:.K15])/3" office:value-type="float" office:value="484" calcext:value-type="float">
            <text:p>484</text:p>
          </table:table-cell>
          <table:table-cell table:style-name="ce4" office:value-type="float" office:value="13966" calcext:value-type="float">
            <text:p>13966</text:p>
          </table:table-cell>
          <table:table-cell table:style-name="ce4" table:number-columns-repeated="2"/>
          <table:table-cell table:style-name="ce12" table:formula="of:=SUM([.M15:.O15])/3" office:value-type="float" office:value="4655.33333333333" calcext:value-type="float">
            <text:p>4655</text:p>
          </table:table-cell>
        </table:table-row>
        <table:table-row table:style-name="ro2">
          <table:table-cell table:style-name="ce3" office:value-type="string" calcext:value-type="string">
            <text:p>2.4</text:p>
          </table:table-cell>
          <table:table-cell table:style-name="ce3" office:value-type="string" calcext:value-type="string">
            <text:p>De-allocate 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04" calcext:value-type="float">
            <text:p>104</text:p>
          </table:table-cell>
          <table:table-cell table:style-name="ce4" table:number-columns-repeated="2"/>
          <table:table-cell table:style-name="ce12" table:formula="of:=SUM([.E16:.G16])/3" office:value-type="float" office:value="34.6666666666667" calcext:value-type="float">
            <text:p>35</text:p>
          </table:table-cell>
          <table:table-cell table:style-name="ce4" office:value-type="float" office:value="1143" calcext:value-type="float">
            <text:p>1143</text:p>
          </table:table-cell>
          <table:table-cell table:style-name="ce4" table:number-columns-repeated="2"/>
          <table:table-cell table:style-name="ce12" table:formula="of:=SUM([.I16:.K16])/3" office:value-type="float" office:value="381" calcext:value-type="float">
            <text:p>381</text:p>
          </table:table-cell>
          <table:table-cell table:style-name="ce4" office:value-type="float" office:value="10110" calcext:value-type="float">
            <text:p>10110</text:p>
          </table:table-cell>
          <table:table-cell table:style-name="ce4" table:number-columns-repeated="2"/>
          <table:table-cell table:style-name="ce12" table:formula="of:=SUM([.M16:.O16])/3" office:value-type="float" office:value="3370" calcext:value-type="float">
            <text:p>3370</text:p>
          </table:table-cell>
        </table:table-row>
        <table:table-row table:style-name="ro2"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27" calcext:value-type="float">
            <text:p>127</text:p>
          </table:table-cell>
          <table:table-cell table:style-name="ce4" table:number-columns-repeated="2"/>
          <table:table-cell table:style-name="ce12" table:formula="of:=SUM([.E17:.G17])/3" office:value-type="float" office:value="42.3333333333333" calcext:value-type="float">
            <text:p>42</text:p>
          </table:table-cell>
          <table:table-cell table:style-name="ce4" office:value-type="float" office:value="1429" calcext:value-type="float">
            <text:p>1429</text:p>
          </table:table-cell>
          <table:table-cell table:style-name="ce4" table:number-columns-repeated="2"/>
          <table:table-cell table:style-name="ce12" table:formula="of:=SUM([.I17:.K17])/3" office:value-type="float" office:value="476.333333333333" calcext:value-type="float">
            <text:p>476</text:p>
          </table:table-cell>
          <table:table-cell table:style-name="ce4" office:value-type="float" office:value="13941" calcext:value-type="float">
            <text:p>13941</text:p>
          </table:table-cell>
          <table:table-cell table:style-name="ce4" table:number-columns-repeated="2"/>
          <table:table-cell table:style-name="ce12" table:formula="of:=SUM([.M17:.O17])/3" office:value-type="float" office:value="4647" calcext:value-type="float">
            <text:p>4647</text:p>
          </table:table-cell>
        </table:table-row>
        <table:table-row table:style-name="ro2">
          <table:table-cell table:style-name="ce3" office:value-type="string" calcext:value-type="string">
            <text:p>2.6</text:p>
          </table:table-cell>
          <table:table-cell table:style-name="ce3" office:value-type="string" calcext:value-type="string">
            <text:p>De-alloc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98" calcext:value-type="float">
            <text:p>98</text:p>
          </table:table-cell>
          <table:table-cell table:style-name="ce4" table:number-columns-repeated="2"/>
          <table:table-cell table:style-name="ce12" table:formula="of:=SUM([.E18:.G18])/3" office:value-type="float" office:value="32.6666666666667" calcext:value-type="float">
            <text:p>33</text:p>
          </table:table-cell>
          <table:table-cell table:style-name="ce4" office:value-type="float" office:value="1114" calcext:value-type="float">
            <text:p>1114</text:p>
          </table:table-cell>
          <table:table-cell table:style-name="ce4" table:number-columns-repeated="2"/>
          <table:table-cell table:style-name="ce12" table:formula="of:=SUM([.I18:.K18])/3" office:value-type="float" office:value="371.333333333333" calcext:value-type="float">
            <text:p>371</text:p>
          </table:table-cell>
          <table:table-cell table:style-name="ce4" office:value-type="float" office:value="11367" calcext:value-type="float">
            <text:p>11367</text:p>
          </table:table-cell>
          <table:table-cell table:style-name="ce4" table:number-columns-repeated="2"/>
          <table:table-cell table:style-name="ce12" table:formula="of:=SUM([.M18:.O18])/3" office:value-type="float" office:value="3789" calcext:value-type="float">
            <text:p>3789</text:p>
          </table:table-cell>
        </table:table-row>
        <table:table-row table:style-name="ro2">
          <table:table-cell table:style-name="ce4"/>
          <table:table-cell table:number-columns-repeated="15"/>
        </table:table-row>
        <table:table-row table:style-name="ro2">
          <table:table-cell table:style-name="ce2" table:number-columns-repeated="2"/>
          <table:table-cell table:style-name="ce6" table:number-columns-repeated="2"/>
          <table:table-cell table:style-name="ce8" office:value-type="float" office:value="100" calcext:value-type="float" table:number-columns-spanned="4" table:number-rows-spanned="1">
            <text:p>1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" calcext:value-type="float" table:number-columns-spanned="4" table:number-rows-spanned="1">
            <text:p>1000</text:p>
          </table:table-cell>
          <table:covered-table-cell table:number-columns-repeated="2" table:style-name="ce8"/>
          <table:covered-table-cell table:style-name="ce11"/>
          <table:table-cell table:style-name="ce8" office:value-type="float" office:value="10000" calcext:value-type="float" table:number-columns-spanned="4" table:number-rows-spanned="1">
            <text:p>10000</text:p>
          </table:table-cell>
          <table:covered-table-cell table:number-columns-repeated="2" table:style-name="ce8"/>
          <table:covered-table-cell table:style-name="ce11"/>
        </table:table-row>
        <table:table-row table:style-name="ro2">
          <table:table-cell table:style-name="ce2" office:value-type="string" calcext:value-type="string" table:number-columns-spanned="2" table:number-rows-spanned="1">
            <text:p>3. Hyperty messaging</text:p>
          </table:table-cell>
          <table:covered-table-cell table:style-name="ce2"/>
          <table:table-cell table:style-name="ce6" table:number-columns-repeated="2"/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1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100B</text:p>
          </table:table-cell>
          <table:table-cell table:style-name="ce4" table:number-columns-repeated="2"/>
          <table:table-cell table:style-name="ce4" office:value-type="float" office:value="122" calcext:value-type="float">
            <text:p>122</text:p>
          </table:table-cell>
          <table:table-cell table:style-name="ce4" table:number-columns-repeated="2"/>
          <table:table-cell table:style-name="ce12" table:formula="of:=SUM([.E22:.G22])/3" office:value-type="float" office:value="40.6666666666667" calcext:value-type="float">
            <text:p>41</text:p>
          </table:table-cell>
          <table:table-cell table:style-name="ce4" office:value-type="float" office:value="1207" calcext:value-type="float">
            <text:p>1207</text:p>
          </table:table-cell>
          <table:table-cell table:style-name="ce4" table:number-columns-repeated="2"/>
          <table:table-cell table:style-name="ce12" table:formula="of:=SUM([.I22:.K22])/3" office:value-type="float" office:value="402.333333333333" calcext:value-type="float">
            <text:p>402</text:p>
          </table:table-cell>
          <table:table-cell table:style-name="ce4" office:value-type="float" office:value="12903" calcext:value-type="float">
            <text:p>12903</text:p>
          </table:table-cell>
          <table:table-cell table:style-name="ce4" table:number-columns-repeated="2"/>
          <table:table-cell table:style-name="ce12" table:formula="of:=SUM([.M22:.O22])/3" office:value-type="float" office:value="4301" calcext:value-type="float">
            <text:p>4301</text:p>
          </table:table-cell>
        </table:table-row>
        <table:table-row table:style-name="ro2"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1kB</text:p>
          </table:table-cell>
          <table:table-cell table:style-name="ce4" table:number-columns-repeated="2"/>
          <table:table-cell table:style-name="ce4" office:value-type="float" office:value="121" calcext:value-type="float">
            <text:p>121</text:p>
          </table:table-cell>
          <table:table-cell table:style-name="ce4" table:number-columns-repeated="2"/>
          <table:table-cell table:style-name="ce12" table:formula="of:=SUM([.E23:.G23])/3" office:value-type="float" office:value="40.3333333333333" calcext:value-type="float">
            <text:p>40</text:p>
          </table:table-cell>
          <table:table-cell table:style-name="ce4" office:value-type="float" office:value="1269" calcext:value-type="float">
            <text:p>1269</text:p>
          </table:table-cell>
          <table:table-cell table:style-name="ce4" table:number-columns-repeated="2"/>
          <table:table-cell table:style-name="ce12" table:formula="of:=SUM([.I23:.K23])/3" office:value-type="float" office:value="423" calcext:value-type="float">
            <text:p>423</text:p>
          </table:table-cell>
          <table:table-cell table:style-name="ce4" office:value-type="float" office:value="14042" calcext:value-type="float">
            <text:p>14042</text:p>
          </table:table-cell>
          <table:table-cell table:style-name="ce4" table:number-columns-repeated="2"/>
          <table:table-cell table:style-name="ce12" table:formula="of:=SUM([.M23:.O23])/3" office:value-type="float" office:value="4680.66666666667" calcext:value-type="float">
            <text:p>4681</text:p>
          </table:table-cell>
        </table:table-row>
        <table:table-row table:style-name="ro2">
          <table:table-cell table:style-name="ce3" office:value-type="string" calcext:value-type="string">
            <text:p>3.3</text:p>
          </table:table-cell>
          <table:table-cell table:style-name="ce3" office:value-type="string" calcext:value-type="string">
            <text:p>10kB</text:p>
          </table:table-cell>
          <table:table-cell table:style-name="ce4" table:number-columns-repeated="2"/>
          <table:table-cell table:style-name="ce4" office:value-type="float" office:value="239" calcext:value-type="float">
            <text:p>239</text:p>
          </table:table-cell>
          <table:table-cell table:style-name="ce4" table:number-columns-repeated="2"/>
          <table:table-cell table:style-name="ce12" table:formula="of:=SUM([.E24:.G24])/3" office:value-type="float" office:value="79.6666666666667" calcext:value-type="float">
            <text:p>80</text:p>
          </table:table-cell>
          <table:table-cell table:style-name="ce4" office:value-type="float" office:value="2699" calcext:value-type="float">
            <text:p>2699</text:p>
          </table:table-cell>
          <table:table-cell table:style-name="ce4" table:number-columns-repeated="2"/>
          <table:table-cell table:style-name="ce12" table:formula="of:=SUM([.I24:.K24])/3" office:value-type="float" office:value="899.666666666667" calcext:value-type="float">
            <text:p>900</text:p>
          </table:table-cell>
          <table:table-cell table:style-name="ce4" office:value-type="float" office:value="29029" calcext:value-type="float">
            <text:p>29029</text:p>
          </table:table-cell>
          <table:table-cell table:style-name="ce4" table:number-columns-repeated="2"/>
          <table:table-cell table:style-name="ce12" table:formula="of:=SUM([.M24:.O24])/3" office:value-type="float" office:value="9676.33333333333" calcext:value-type="float">
            <text:p>9676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8"/>
        </table:table-row>
        <table:table-row table:style-name="ro2">
          <table:table-cell table:style-name="ce2" table:number-columns-repeated="2"/>
          <table:table-cell table:style-name="ce6" table:number-columns-repeated="2"/>
          <table:table-cell table:style-name="ce8" table:number-columns-spanned="4" table:number-rows-spanned="1"/>
          <table:covered-table-cell table:number-columns-repeated="2" table:style-name="ce8"/>
          <table:covered-table-cell table:style-name="ce11"/>
          <table:table-cell table:style-name="ce8" table:number-columns-spanned="4" table:number-rows-spanned="1"/>
          <table:covered-table-cell table:number-columns-repeated="2" table:style-name="ce8"/>
          <table:covered-table-cell table:style-name="ce11"/>
          <table:table-cell table:style-name="ce8" office:value-type="float" office:value="1000" calcext:value-type="float" table:number-columns-spanned="4" table:number-rows-spanned="1">
            <text:p>1000</text:p>
          </table:table-cell>
          <table:covered-table-cell table:number-columns-repeated="2" table:style-name="ce8"/>
          <table:covered-table-cell table:style-name="ce11"/>
        </table:table-row>
        <table:table-row table:style-name="ro2">
          <table:table-cell table:style-name="ce2" office:value-type="string" calcext:value-type="string" table:number-columns-spanned="2" table:number-rows-spanned="1">
            <text:p>3. Sync – Object update</text:p>
          </table:table-cell>
          <table:covered-table-cell table:style-name="ce2"/>
          <table:table-cell table:style-name="ce6" table:number-columns-repeated="2"/>
          <table:table-cell table:style-name="ce8" table:number-columns-repeated="3"/>
          <table:table-cell table:style-name="ce11" office:value-type="string" calcext:value-type="string">
            <text:p>Mean</text:p>
          </table:table-cell>
          <table:table-cell table:style-name="ce8" table:number-columns-repeated="3"/>
          <table:table-cell table:style-name="ce12" office:value-type="string" calcext:value-type="string">
            <text:p>Mean</text:p>
          </table:table-cell>
          <table:table-cell table:style-name="ce8" office:value-type="string" calcext:value-type="string">
            <text:p>1. run</text:p>
          </table:table-cell>
          <table:table-cell table:style-name="ce8" office:value-type="string" calcext:value-type="string">
            <text:p>2. run</text:p>
          </table:table-cell>
          <table:table-cell table:style-name="ce8" office:value-type="string" calcext:value-type="string">
            <text:p>3.run</text:p>
          </table:table-cell>
          <table:table-cell table:style-name="ce12" office:value-type="string" calcext:value-type="string">
            <text:p>Mean</text:p>
          </table:table-cell>
        </table:table-row>
        <table:table-row table:style-name="ro2"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100B</text:p>
          </table:table-cell>
          <table:table-cell table:style-name="ce4" table:number-columns-repeated="5"/>
          <table:table-cell table:style-name="ce12" table:formula="of:=SUM([.E28:.G28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I28:.K28])/3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FAIL</text:p>
          </table:table-cell>
          <table:table-cell table:style-name="ce12" table:formula="of:=SUM([.M28:.O28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3.2</text:p>
          </table:table-cell>
          <table:table-cell table:style-name="ce3" office:value-type="string" calcext:value-type="string">
            <text:p>1kB</text:p>
          </table:table-cell>
          <table:table-cell table:style-name="ce4" table:number-columns-repeated="5"/>
          <table:table-cell table:style-name="ce12" table:formula="of:=SUM([.E29:.G29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I29:.K29])/3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FAIL</text:p>
          </table:table-cell>
          <table:table-cell table:style-name="ce12" table:formula="of:=SUM([.M29:.O29])/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3.3</text:p>
          </table:table-cell>
          <table:table-cell table:style-name="ce3" office:value-type="string" calcext:value-type="string">
            <text:p>10kB</text:p>
          </table:table-cell>
          <table:table-cell table:style-name="ce4" table:number-columns-repeated="5"/>
          <table:table-cell table:style-name="ce12" table:formula="of:=SUM([.E30:.G30])/3" office:value-type="float" office:value="0" calcext:value-type="float">
            <text:p>0</text:p>
          </table:table-cell>
          <table:table-cell table:style-name="ce4" table:number-columns-repeated="3"/>
          <table:table-cell table:style-name="ce12" table:formula="of:=SUM([.I30:.K30])/3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FAIL</text:p>
          </table:table-cell>
          <table:table-cell table:style-name="ce12" table:formula="of:=SUM([.M30:.O30])/3" office:value-type="float" office:value="0" calcext:value-type="float">
            <text:p>0</text:p>
          </table:table-cell>
        </table:table-row>
        <table:table-row table:style-name="ro1" table:number-rows-repeated="104854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ummary" table:style-name="ta1">
        <table:table-column table:style-name="co4" table:default-cell-style-name="Default"/>
        <table:table-column table:style-name="co1" table:number-columns-repeated="5" table:default-cell-style-name="Default"/>
        <table:table-column table:style-name="co1" table:default-cell-style-name="ce18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style-name="ce15" office:value-type="string" calcext:value-type="string">
            <text:p>Hyperty address allocation performance</text:p>
          </table:table-cell>
          <table:table-cell table:number-columns-repeated="5"/>
          <table:table-cell table:style-name="ce15" office:value-type="string" calcext:value-type="string">
            <text:p>Hyperty address de-allocation performance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Vertx</text:p>
          </table:table-cell>
          <table:table-cell table:style-name="ce16" office:value-type="string" calcext:value-type="string">
            <text:p>NoMatrix</text:p>
          </table:table-cell>
          <table:table-cell table:style-name="ce16" office:value-type="string" calcext:value-type="string">
            <text:p>Nodejs</text:p>
          </table:table-cell>
          <table:table-cell table:style-name="ce15" table:number-columns-repeated="2"/>
          <table:table-cell table:style-name="ce16"/>
          <table:table-cell table:style-name="ce16" office:value-type="string" calcext:value-type="string">
            <text:p>Vertx</text:p>
          </table:table-cell>
          <table:table-cell table:style-name="ce16" office:value-type="string" calcext:value-type="string">
            <text:p>NoMatrix</text:p>
          </table:table-cell>
          <table:table-cell table:style-name="ce16" office:value-type="string" calcext:value-type="string">
            <text:p>Node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x 1</text:p>
          </table:table-cell>
          <table:table-cell table:style-name="ce17" table:formula="of:=[Vertx.H5]" office:value-type="float" office:value="258.333333333333" calcext:value-type="float">
            <text:p>258</text:p>
          </table:table-cell>
          <table:table-cell table:style-name="ce17" table:formula="of:=[NoMatrix.H5]" office:value-type="float" office:value="175.333333333333" calcext:value-type="float">
            <text:p>175</text:p>
          </table:table-cell>
          <table:table-cell table:style-name="ce17" table:formula="of:=[NodeJs.H5]" office:value-type="float" office:value="258.666666666667" calcext:value-type="float">
            <text:p>259</text:p>
          </table:table-cell>
          <table:table-cell table:number-columns-repeated="2"/>
          <table:table-cell table:style-name="Default" office:value-type="string" calcext:value-type="string">
            <text:p>100 x 1</text:p>
          </table:table-cell>
          <table:table-cell table:style-name="ce17" table:formula="of:=[Vertx.H6]" office:value-type="float" office:value="220.333333333333" calcext:value-type="float">
            <text:p>220</text:p>
          </table:table-cell>
          <table:table-cell table:style-name="ce17" table:formula="of:=[NoMatrix.H6]" office:value-type="float" office:value="152" calcext:value-type="float">
            <text:p>152</text:p>
          </table:table-cell>
          <table:table-cell table:style-name="ce17" table:formula="of:=[NodeJs.H6]"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 x 1</text:p>
          </table:table-cell>
          <table:table-cell table:style-name="ce17" table:formula="of:=[Vertx.L5]" office:value-type="float" office:value="1917.33333333333" calcext:value-type="float">
            <text:p>1917</text:p>
          </table:table-cell>
          <table:table-cell table:style-name="ce17" table:formula="of:=[NoMatrix.L5]" office:value-type="float" office:value="1571.66666666667" calcext:value-type="float">
            <text:p>1572</text:p>
          </table:table-cell>
          <table:table-cell table:style-name="ce17" table:formula="of:=[NodeJs.L5]" office:value-type="float" office:value="1851" calcext:value-type="float">
            <text:p>1851</text:p>
          </table:table-cell>
          <table:table-cell table:number-columns-repeated="2"/>
          <table:table-cell table:style-name="Default" office:value-type="string" calcext:value-type="string">
            <text:p>1000 x 1</text:p>
          </table:table-cell>
          <table:table-cell table:style-name="ce17" table:formula="of:=[Vertx.L6]" office:value-type="float" office:value="1473" calcext:value-type="float">
            <text:p>1473</text:p>
          </table:table-cell>
          <table:table-cell table:style-name="ce17" table:formula="of:=[NoMatrix.L6]" office:value-type="float" office:value="1292" calcext:value-type="float">
            <text:p>1292</text:p>
          </table:table-cell>
          <table:table-cell table:style-name="ce17" table:formula="of:=[NodeJs.L6]" office:value-type="float" office:value="2218" calcext:value-type="float">
            <text:p>2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0 x 1</text:p>
          </table:table-cell>
          <table:table-cell table:style-name="ce17" table:formula="of:=[Vertx.P5]" office:value-type="float" office:value="16338" calcext:value-type="float">
            <text:p>16338</text:p>
          </table:table-cell>
          <table:table-cell table:style-name="ce17" table:formula="of:=[NoMatrix.P5]" office:value-type="float" office:value="15847.3333333333" calcext:value-type="float">
            <text:p>15847</text:p>
          </table:table-cell>
          <table:table-cell table:style-name="ce17" table:formula="of:=[NodeJs.P5]" office:value-type="float" office:value="18551.3333333333" calcext:value-type="float">
            <text:p>18551</text:p>
          </table:table-cell>
          <table:table-cell table:number-columns-repeated="2"/>
          <table:table-cell table:style-name="Default" office:value-type="string" calcext:value-type="string">
            <text:p>10000 x 1</text:p>
          </table:table-cell>
          <table:table-cell table:style-name="ce17" table:formula="of:=[Vertx.P6]" office:value-type="float" office:value="12983.3333333333" calcext:value-type="float">
            <text:p>12983</text:p>
          </table:table-cell>
          <table:table-cell table:style-name="ce17" table:formula="of:=[NoMatrix.P6]" office:value-type="float" office:value="12646" calcext:value-type="float">
            <text:p>12646</text:p>
          </table:table-cell>
          <table:table-cell table:style-name="ce17" table:formula="of:=[NodeJs.P6]" office:value-type="float" office:value="14415.3333333333" calcext:value-type="float">
            <text:p>14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x 3</text:p>
          </table:table-cell>
          <table:table-cell table:style-name="ce17" table:formula="of:=[Vertx.H7]" office:value-type="float" office:value="298.666666666667" calcext:value-type="float">
            <text:p>299</text:p>
          </table:table-cell>
          <table:table-cell table:style-name="ce17" table:formula="of:=[NoMatrix.H7]" office:value-type="float" office:value="181.333333333333" calcext:value-type="float">
            <text:p>181</text:p>
          </table:table-cell>
          <table:table-cell table:style-name="ce17" table:formula="of:=[NodeJs.H7]" office:value-type="float" office:value="193.666666666667" calcext:value-type="float">
            <text:p>194</text:p>
          </table:table-cell>
          <table:table-cell table:number-columns-repeated="2"/>
          <table:table-cell table:style-name="Default" office:value-type="string" calcext:value-type="string">
            <text:p>100 x 3</text:p>
          </table:table-cell>
          <table:table-cell table:style-name="ce17" table:formula="of:=[Vertx.H8]" office:value-type="float" office:value="169.666666666667" calcext:value-type="float">
            <text:p>170</text:p>
          </table:table-cell>
          <table:table-cell table:style-name="ce17" table:formula="of:=[NoMatrix.H8]" office:value-type="float" office:value="155" calcext:value-type="float">
            <text:p>155</text:p>
          </table:table-cell>
          <table:table-cell table:style-name="ce17" table:formula="of:=[NodeJs.H8]" office:value-type="float" office:value="170.333333333333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 x 3</text:p>
          </table:table-cell>
          <table:table-cell table:style-name="ce17" table:formula="of:=[Vertx.L7]" office:value-type="float" office:value="1829.66666666667" calcext:value-type="float">
            <text:p>1830</text:p>
          </table:table-cell>
          <table:table-cell table:style-name="ce17" table:formula="of:=[NoMatrix.L7]" office:value-type="float" office:value="1604.66666666667" calcext:value-type="float">
            <text:p>1605</text:p>
          </table:table-cell>
          <table:table-cell table:style-name="ce17" table:formula="of:=[NodeJs.L7]" office:value-type="float" office:value="2546.66666666667" calcext:value-type="float">
            <text:p>2547</text:p>
          </table:table-cell>
          <table:table-cell table:number-columns-repeated="2"/>
          <table:table-cell table:style-name="Default" office:value-type="string" calcext:value-type="string">
            <text:p>1000 x 3</text:p>
          </table:table-cell>
          <table:table-cell table:style-name="ce17" table:formula="of:=[Vertx.L8]" office:value-type="float" office:value="1394" calcext:value-type="float">
            <text:p>1394</text:p>
          </table:table-cell>
          <table:table-cell table:style-name="ce17" table:formula="of:=[NoMatrix.L8]" office:value-type="float" office:value="1368.33333333333" calcext:value-type="float">
            <text:p>1368</text:p>
          </table:table-cell>
          <table:table-cell table:style-name="ce17" table:formula="of:=[NodeJs.L8]" office:value-type="float" office:value="2168.66666666667" calcext:value-type="float">
            <text:p>2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0 x 3</text:p>
          </table:table-cell>
          <table:table-cell table:style-name="ce17" table:formula="of:=[Vertx.P7]" office:value-type="float" office:value="15989.6666666667" calcext:value-type="float">
            <text:p>15990</text:p>
          </table:table-cell>
          <table:table-cell table:style-name="ce17" table:formula="of:=[NoMatrix.P7]" office:value-type="float" office:value="15835.3333333333" calcext:value-type="float">
            <text:p>15835</text:p>
          </table:table-cell>
          <table:table-cell table:style-name="ce17" table:formula="of:=[NodeJs.P7]" office:value-type="float" office:value="18802" calcext:value-type="float">
            <text:p>18802</text:p>
          </table:table-cell>
          <table:table-cell table:number-columns-repeated="2"/>
          <table:table-cell table:style-name="Default" office:value-type="string" calcext:value-type="string">
            <text:p>10000 x 3</text:p>
          </table:table-cell>
          <table:table-cell table:style-name="ce17" table:formula="of:=[Vertx.P8]" office:value-type="float" office:value="13379.6666666667" calcext:value-type="float">
            <text:p>13380</text:p>
          </table:table-cell>
          <table:table-cell table:style-name="ce17" table:formula="of:=[NoMatrix.P8]" office:value-type="float" office:value="13347.6666666667" calcext:value-type="float">
            <text:p>13348</text:p>
          </table:table-cell>
          <table:table-cell table:style-name="ce17" table:formula="of:=[NodeJs.P8]" office:value-type="float" office:value="15073.6666666667" calcext:value-type="float">
            <text:p>15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x 3 (key)</text:p>
          </table:table-cell>
          <table:table-cell table:style-name="ce17" table:formula="of:=[Vertx.H9]" office:value-type="float" office:value="219.333333333333" calcext:value-type="float">
            <text:p>219</text:p>
          </table:table-cell>
          <table:table-cell table:style-name="ce17" table:formula="of:=[NoMatrix.H9]" office:value-type="float" office:value="157.666666666667" calcext:value-type="float">
            <text:p>158</text:p>
          </table:table-cell>
          <table:table-cell table:style-name="ce17" table:formula="of:=[NodeJs.H9]" office:value-type="float" office:value="188" calcext:value-type="float">
            <text:p>188</text:p>
          </table:table-cell>
          <table:table-cell table:number-columns-repeated="2"/>
          <table:table-cell table:style-name="Default" office:value-type="string" calcext:value-type="string">
            <text:p>100 x 3 (key)</text:p>
          </table:table-cell>
          <table:table-cell table:style-name="ce17" table:formula="of:=[Vertx.H10]" office:value-type="float" office:value="179" calcext:value-type="float">
            <text:p>179</text:p>
          </table:table-cell>
          <table:table-cell table:style-name="ce17" table:formula="of:=[NoMatrix.H10]" office:value-type="float" office:value="150" calcext:value-type="float">
            <text:p>150</text:p>
          </table:table-cell>
          <table:table-cell table:style-name="ce17" table:formula="of:=[NodeJs.H10]" office:value-type="float" office:value="170.333333333333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 x 3 (key)</text:p>
          </table:table-cell>
          <table:table-cell table:style-name="ce17" table:formula="of:=[Vertx.L9]" office:value-type="float" office:value="1688" calcext:value-type="float">
            <text:p>1688</text:p>
          </table:table-cell>
          <table:table-cell table:style-name="ce17" table:formula="of:=[NoMatrix.L9]" office:value-type="float" office:value="1586.33333333333" calcext:value-type="float">
            <text:p>1586</text:p>
          </table:table-cell>
          <table:table-cell table:style-name="ce17" table:formula="of:=[NodeJs.L9]" office:value-type="float" office:value="2568.66666666667" calcext:value-type="float">
            <text:p>2569</text:p>
          </table:table-cell>
          <table:table-cell table:number-columns-repeated="2"/>
          <table:table-cell table:style-name="Default" office:value-type="string" calcext:value-type="string">
            <text:p>1000 x 3 (key)</text:p>
          </table:table-cell>
          <table:table-cell table:style-name="ce17" table:formula="of:=[Vertx.L10]" office:value-type="float" office:value="1427.66666666667" calcext:value-type="float">
            <text:p>1428</text:p>
          </table:table-cell>
          <table:table-cell table:style-name="ce17" table:formula="of:=[NoMatrix.L10]" office:value-type="float" office:value="1348.66666666667" calcext:value-type="float">
            <text:p>1349</text:p>
          </table:table-cell>
          <table:table-cell table:style-name="ce17" table:formula="of:=[NodeJs.L10]" office:value-type="float" office:value="2153.66666666667" calcext:value-type="float">
            <text:p>2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0 x 3 (key)</text:p>
          </table:table-cell>
          <table:table-cell table:style-name="ce17" table:formula="of:=[Vertx.P9]" office:value-type="float" office:value="16389.3333333333" calcext:value-type="float">
            <text:p>16389</text:p>
          </table:table-cell>
          <table:table-cell table:style-name="ce17" table:formula="of:=[NoMatrix.P9]" office:value-type="float" office:value="15711" calcext:value-type="float">
            <text:p>15711</text:p>
          </table:table-cell>
          <table:table-cell table:style-name="ce17" table:formula="of:=[NodeJs.P9]" office:value-type="float" office:value="18708.6666666667" calcext:value-type="float">
            <text:p>18709</text:p>
          </table:table-cell>
          <table:table-cell table:number-columns-repeated="2"/>
          <table:table-cell table:style-name="Default" office:value-type="string" calcext:value-type="string">
            <text:p>10000 x 3 (key)</text:p>
          </table:table-cell>
          <table:table-cell table:style-name="ce17" table:formula="of:=[Vertx.P10]" office:value-type="float" office:value="13097" calcext:value-type="float">
            <text:p>13097</text:p>
          </table:table-cell>
          <table:table-cell table:style-name="ce17" table:formula="of:=[NoMatrix.P10]" office:value-type="float" office:value="13454" calcext:value-type="float">
            <text:p>13454</text:p>
          </table:table-cell>
          <table:table-cell table:style-name="ce17" table:formula="of:=[NodeJs.P10]" office:value-type="float" office:value="14496.3333333333" calcext:value-type="float">
            <text:p>14496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5" office:value-type="string" calcext:value-type="string">
            <text:p>Object address allocation performance</text:p>
          </table:table-cell>
          <table:table-cell table:number-columns-repeated="5"/>
          <table:table-cell table:style-name="ce15" office:value-type="string" calcext:value-type="string">
            <text:p>Object address de-allocation performance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ce16"/>
          <table:table-cell table:style-name="ce16" office:value-type="string" calcext:value-type="string">
            <text:p>Vertx</text:p>
          </table:table-cell>
          <table:table-cell table:style-name="ce16" office:value-type="string" calcext:value-type="string">
            <text:p>NoMatrix</text:p>
          </table:table-cell>
          <table:table-cell table:style-name="ce16" office:value-type="string" calcext:value-type="string">
            <text:p>Nodejs</text:p>
          </table:table-cell>
          <table:table-cell table:number-columns-repeated="2"/>
          <table:table-cell table:style-name="ce16"/>
          <table:table-cell table:style-name="ce16" office:value-type="string" calcext:value-type="string">
            <text:p>Vertx</text:p>
          </table:table-cell>
          <table:table-cell table:style-name="ce16" office:value-type="string" calcext:value-type="string">
            <text:p>NoMatrix</text:p>
          </table:table-cell>
          <table:table-cell table:style-name="ce16" office:value-type="string" calcext:value-type="string">
            <text:p>Node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x 1</text:p>
          </table:table-cell>
          <table:table-cell table:style-name="ce17" table:formula="of:=[Vertx.H13]" office:value-type="float" office:value="163.333333333333" calcext:value-type="float">
            <text:p>163</text:p>
          </table:table-cell>
          <table:table-cell table:style-name="ce17" table:formula="of:=[NoMatrix.H13]" office:value-type="float" office:value="139.333333333333" calcext:value-type="float">
            <text:p>139</text:p>
          </table:table-cell>
          <table:table-cell table:style-name="ce17" table:formula="of:=[NodeJs.H13]" office:value-type="float" office:value="241.666666666667" calcext:value-type="float">
            <text:p>242</text:p>
          </table:table-cell>
          <table:table-cell table:number-columns-repeated="2"/>
          <table:table-cell table:style-name="Default" office:value-type="string" calcext:value-type="string">
            <text:p>100 x 1</text:p>
          </table:table-cell>
          <table:table-cell table:style-name="ce17" table:formula="of:=[Vertx.H14]" office:value-type="float" office:value="149" calcext:value-type="float">
            <text:p>149</text:p>
          </table:table-cell>
          <table:table-cell table:style-name="ce17" table:formula="of:=[NoMatrix.H14]" office:value-type="float" office:value="126" calcext:value-type="float">
            <text:p>126</text:p>
          </table:table-cell>
          <table:table-cell table:style-name="ce17" table:formula="of:=[NodeJs.H14]" office:value-type="float" office:value="153.666666666667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 x 1</text:p>
          </table:table-cell>
          <table:table-cell table:style-name="ce17" table:formula="of:=[Vertx.L13]" office:value-type="float" office:value="1595.33333333333" calcext:value-type="float">
            <text:p>1595</text:p>
          </table:table-cell>
          <table:table-cell table:style-name="ce17" table:formula="of:=[NoMatrix.L13]" office:value-type="float" office:value="1552" calcext:value-type="float">
            <text:p>1552</text:p>
          </table:table-cell>
          <table:table-cell table:style-name="ce17" table:formula="of:=[NodeJs.L13]" office:value-type="float" office:value="1752" calcext:value-type="float">
            <text:p>1752</text:p>
          </table:table-cell>
          <table:table-cell table:number-columns-repeated="2"/>
          <table:table-cell table:style-name="Default" office:value-type="string" calcext:value-type="string">
            <text:p>1000 x 1</text:p>
          </table:table-cell>
          <table:table-cell table:style-name="ce17" table:formula="of:=[Vertx.L14]" office:value-type="float" office:value="1355.33333333333" calcext:value-type="float">
            <text:p>1355</text:p>
          </table:table-cell>
          <table:table-cell table:style-name="ce17" table:formula="of:=[NoMatrix.L14]" office:value-type="float" office:value="1246.33333333333" calcext:value-type="float">
            <text:p>1246</text:p>
          </table:table-cell>
          <table:table-cell table:style-name="ce17" table:formula="of:=[NodeJs.L14]" office:value-type="float" office:value="1391.66666666667" calcext:value-type="float">
            <text:p>1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0 x 1</text:p>
          </table:table-cell>
          <table:table-cell table:style-name="ce17" table:formula="of:=[Vertx.P13]" office:value-type="float" office:value="16054.6666666667" calcext:value-type="float">
            <text:p>16055</text:p>
          </table:table-cell>
          <table:table-cell table:style-name="ce17" table:formula="of:=[NoMatrix.P13]" office:value-type="float" office:value="15077.3333333333" calcext:value-type="float">
            <text:p>15077</text:p>
          </table:table-cell>
          <table:table-cell table:style-name="ce17" table:formula="of:=[NodeJs.P13]" office:value-type="float" office:value="16915" calcext:value-type="float">
            <text:p>16915</text:p>
          </table:table-cell>
          <table:table-cell table:number-columns-repeated="2"/>
          <table:table-cell table:style-name="Default" office:value-type="string" calcext:value-type="string">
            <text:p>10000 x 1</text:p>
          </table:table-cell>
          <table:table-cell table:style-name="ce17" table:formula="of:=[Vertx.P14]" office:value-type="float" office:value="13314.3333333333" calcext:value-type="float">
            <text:p>13314</text:p>
          </table:table-cell>
          <table:table-cell table:style-name="ce17" table:formula="of:=[NoMatrix.P14]" office:value-type="float" office:value="12487.3333333333" calcext:value-type="float">
            <text:p>12487</text:p>
          </table:table-cell>
          <table:table-cell table:style-name="ce17" table:formula="of:=[NodeJs.P14]" office:value-type="float" office:value="14155.6666666667" calcext:value-type="float">
            <text:p>14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x 3</text:p>
          </table:table-cell>
          <table:table-cell table:style-name="ce17" table:formula="of:=[Vertx.H15]" office:value-type="float" office:value="165.666666666667" calcext:value-type="float">
            <text:p>166</text:p>
          </table:table-cell>
          <table:table-cell table:style-name="ce17" table:formula="of:=[NoMatrix.H15]" office:value-type="float" office:value="168.333333333333" calcext:value-type="float">
            <text:p>168</text:p>
          </table:table-cell>
          <table:table-cell table:style-name="ce17" table:formula="of:=[NodeJs.H15]" office:value-type="float" office:value="193" calcext:value-type="float">
            <text:p>193</text:p>
          </table:table-cell>
          <table:table-cell table:number-columns-repeated="2"/>
          <table:table-cell table:style-name="Default" office:value-type="string" calcext:value-type="string">
            <text:p>100 x 3</text:p>
          </table:table-cell>
          <table:table-cell table:style-name="ce17" table:formula="of:=[Vertx.H16]" office:value-type="float" office:value="147.666666666667" calcext:value-type="float">
            <text:p>148</text:p>
          </table:table-cell>
          <table:table-cell table:style-name="ce17" table:formula="of:=[NoMatrix.H16]" office:value-type="float" office:value="131" calcext:value-type="float">
            <text:p>131</text:p>
          </table:table-cell>
          <table:table-cell table:style-name="ce17" table:formula="of:=[NodeJs.H16]"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 x 3</text:p>
          </table:table-cell>
          <table:table-cell table:style-name="ce17" table:formula="of:=[Vertx.L15]" office:value-type="float" office:value="1605.66666666667" calcext:value-type="float">
            <text:p>1606</text:p>
          </table:table-cell>
          <table:table-cell table:style-name="ce17" table:formula="of:=[NoMatrix.L15]" office:value-type="float" office:value="1520" calcext:value-type="float">
            <text:p>1520</text:p>
          </table:table-cell>
          <table:table-cell table:style-name="ce17" table:formula="of:=[NodeJs.L15]" office:value-type="float" office:value="1714.66666666667" calcext:value-type="float">
            <text:p>1715</text:p>
          </table:table-cell>
          <table:table-cell table:number-columns-repeated="2"/>
          <table:table-cell table:style-name="Default" office:value-type="string" calcext:value-type="string">
            <text:p>1000 x 3</text:p>
          </table:table-cell>
          <table:table-cell table:style-name="ce17" table:formula="of:=[Vertx.L16]" office:value-type="float" office:value="1403" calcext:value-type="float">
            <text:p>1403</text:p>
          </table:table-cell>
          <table:table-cell table:style-name="ce17" table:formula="of:=[NoMatrix.L16]" office:value-type="float" office:value="1351.66666666667" calcext:value-type="float">
            <text:p>1352</text:p>
          </table:table-cell>
          <table:table-cell table:style-name="ce17" table:formula="of:=[NodeJs.L16]" office:value-type="float" office:value="1379" calcext:value-type="float">
            <text:p>1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0 x 3</text:p>
          </table:table-cell>
          <table:table-cell table:style-name="ce17" table:formula="of:=[Vertx.P15]" office:value-type="float" office:value="16370" calcext:value-type="float">
            <text:p>16370</text:p>
          </table:table-cell>
          <table:table-cell table:style-name="ce17" table:formula="of:=[NoMatrix.P15]" office:value-type="float" office:value="14918.3333333333" calcext:value-type="float">
            <text:p>14918</text:p>
          </table:table-cell>
          <table:table-cell table:style-name="ce17" table:formula="of:=[NodeJs.P15]" office:value-type="float" office:value="16907.6666666667" calcext:value-type="float">
            <text:p>16908</text:p>
          </table:table-cell>
          <table:table-cell table:number-columns-repeated="2"/>
          <table:table-cell table:style-name="Default" office:value-type="string" calcext:value-type="string">
            <text:p>10000 x 3</text:p>
          </table:table-cell>
          <table:table-cell table:style-name="ce17" table:formula="of:=[Vertx.P16]" office:value-type="float" office:value="13341.6666666667" calcext:value-type="float">
            <text:p>13342</text:p>
          </table:table-cell>
          <table:table-cell table:style-name="ce17" table:formula="of:=[NoMatrix.P16]" office:value-type="float" office:value="13561" calcext:value-type="float">
            <text:p>13561</text:p>
          </table:table-cell>
          <table:table-cell table:style-name="ce17" table:formula="of:=[NodeJs.P16]" office:value-type="float" office:value="13611.3333333333" calcext:value-type="float">
            <text:p>13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x 3 (key)</text:p>
          </table:table-cell>
          <table:table-cell table:style-name="ce17" table:formula="of:=[Vertx.H17]" office:value-type="float" office:value="167.333333333333" calcext:value-type="float">
            <text:p>167</text:p>
          </table:table-cell>
          <table:table-cell table:style-name="ce17" table:formula="of:=[NoMatrix.H17]" office:value-type="float" office:value="153.333333333333" calcext:value-type="float">
            <text:p>153</text:p>
          </table:table-cell>
          <table:table-cell table:style-name="ce17" table:formula="of:=[NodeJs.H17]" office:value-type="float" office:value="188.333333333333" calcext:value-type="float">
            <text:p>188</text:p>
          </table:table-cell>
          <table:table-cell table:number-columns-repeated="2"/>
          <table:table-cell table:style-name="Default" office:value-type="string" calcext:value-type="string">
            <text:p>100 x 3 (key)</text:p>
          </table:table-cell>
          <table:table-cell table:style-name="ce17" table:formula="of:=[Vertx.H18]" office:value-type="float" office:value="172.333333333333" calcext:value-type="float">
            <text:p>172</text:p>
          </table:table-cell>
          <table:table-cell table:style-name="ce17" table:formula="of:=[NoMatrix.H18]" office:value-type="float" office:value="145.666666666667" calcext:value-type="float">
            <text:p>146</text:p>
          </table:table-cell>
          <table:table-cell table:style-name="ce17" table:formula="of:=[NodeJs.H18]" office:value-type="float" office:value="153.666666666667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 x 3 (key)</text:p>
          </table:table-cell>
          <table:table-cell table:style-name="ce17" table:formula="of:=[Vertx.L17]" office:value-type="float" office:value="1647.66666666667" calcext:value-type="float">
            <text:p>1648</text:p>
          </table:table-cell>
          <table:table-cell table:style-name="ce17" table:formula="of:=[NoMatrix.L17]" office:value-type="float" office:value="1497.66666666667" calcext:value-type="float">
            <text:p>1498</text:p>
          </table:table-cell>
          <table:table-cell table:style-name="ce17" table:formula="of:=[NodeJs.L17]" office:value-type="float" office:value="1754.33333333333" calcext:value-type="float">
            <text:p>1754</text:p>
          </table:table-cell>
          <table:table-cell table:number-columns-repeated="2"/>
          <table:table-cell table:style-name="Default" office:value-type="string" calcext:value-type="string">
            <text:p>1000 x 3 (key)</text:p>
          </table:table-cell>
          <table:table-cell table:style-name="ce17" table:formula="of:=[Vertx.L18]" office:value-type="float" office:value="1302" calcext:value-type="float">
            <text:p>1302</text:p>
          </table:table-cell>
          <table:table-cell table:style-name="ce17" table:formula="of:=[NoMatrix.L18]" office:value-type="float" office:value="1322" calcext:value-type="float">
            <text:p>1322</text:p>
          </table:table-cell>
          <table:table-cell table:style-name="ce17" table:formula="of:=[NodeJs.L18]" office:value-type="float" office:value="1390.66666666667" calcext:value-type="float">
            <text:p>1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0 x 3 (key)</text:p>
          </table:table-cell>
          <table:table-cell table:style-name="ce17" table:formula="of:=[Vertx.P17]" office:value-type="float" office:value="16186.6666666667" calcext:value-type="float">
            <text:p>16187</text:p>
          </table:table-cell>
          <table:table-cell table:style-name="ce17" table:formula="of:=[NoMatrix.P17]" office:value-type="float" office:value="15148.6666666667" calcext:value-type="float">
            <text:p>15149</text:p>
          </table:table-cell>
          <table:table-cell table:style-name="ce17" table:formula="of:=[NodeJs.P17]" office:value-type="float" office:value="16672.3333333333" calcext:value-type="float">
            <text:p>16672</text:p>
          </table:table-cell>
          <table:table-cell table:number-columns-repeated="2"/>
          <table:table-cell table:style-name="Default" office:value-type="string" calcext:value-type="string">
            <text:p>10000 x 3 (key)</text:p>
          </table:table-cell>
          <table:table-cell table:style-name="ce17" table:formula="of:=[Vertx.P18]" office:value-type="float" office:value="13118" calcext:value-type="float">
            <text:p>13118</text:p>
          </table:table-cell>
          <table:table-cell table:style-name="ce17" table:formula="of:=[NoMatrix.P18]" office:value-type="float" office:value="13492" calcext:value-type="float">
            <text:p>13492</text:p>
          </table:table-cell>
          <table:table-cell table:style-name="ce17" table:formula="of:=[NodeJs.P18]" office:value-type="float" office:value="13286" calcext:value-type="float">
            <text:p>13286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5" office:value-type="string" calcext:value-type="string">
            <text:p>Hyperty messaging performance</text:p>
          </table:table-cell>
          <table:table-cell table:number-columns-repeated="6"/>
          <table:table-cell table:style-name="ce15" office:value-type="string" calcext:value-type="string">
            <text:p>Conformance Tests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6"/>
          <table:table-cell table:style-name="ce16" office:value-type="string" calcext:value-type="string">
            <text:p>Vertx</text:p>
          </table:table-cell>
          <table:table-cell table:style-name="ce16" office:value-type="string" calcext:value-type="string">
            <text:p>NoMatrix</text:p>
          </table:table-cell>
          <table:table-cell table:style-name="ce16" office:value-type="string" calcext:value-type="string">
            <text:p>Nodejs</text:p>
          </table:table-cell>
          <table:table-cell table:number-columns-repeated="2"/>
          <table:table-cell table:style-name="ce19" office:value-type="string" calcext:value-type="string">
            <text:p>Block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Vertx </text:p>
          </table:table-cell>
          <table:table-cell table:style-name="ce16" office:value-type="string" calcext:value-type="string">
            <text:p>NoMatrix</text:p>
          </table:table-cell>
          <table:table-cell table:style-name="ce15" office:value-type="string" calcext:value-type="string">
            <text:p>Nodejs</text:p>
          </table:table-cell>
          <table:table-cell table:style-name="ce15"/>
        </table:table-row>
        <table:table-row table:style-name="ro1">
          <table:table-cell office:value-type="string" calcext:value-type="string">
            <text:p>100 x 100 Byte</text:p>
          </table:table-cell>
          <table:table-cell table:style-name="ce17" table:formula="of:=[Vertx.H22]" office:value-type="float" office:value="215.666666666667" calcext:value-type="float">
            <text:p>216</text:p>
          </table:table-cell>
          <table:table-cell table:style-name="ce17" table:formula="of:=[NoMatrix.H22]" office:value-type="float" office:value="129.333333333333" calcext:value-type="float">
            <text:p>129</text:p>
          </table:table-cell>
          <table:table-cell table:style-name="ce17" table:formula="of:=[NodeJs.H22]" office:value-type="float" office:value="270" calcext:value-type="float">
            <text:p>2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nnect / disconnect <text:s/>(1 test)</text:p>
          </table:table-cell>
          <table:table-cell table:number-columns-repeated="4" table:style-name="ce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00 x 100 Byte</text:p>
          </table:table-cell>
          <table:table-cell table:style-name="ce17" table:formula="of:=[Vertx.H23]" office:value-type="float" office:value="225.333333333333" calcext:value-type="float">
            <text:p>225</text:p>
          </table:table-cell>
          <table:table-cell table:style-name="ce17" table:formula="of:=[NoMatrix.H23]" office:value-type="float" office:value="129" calcext:value-type="float">
            <text:p>129</text:p>
          </table:table-cell>
          <table:table-cell table:style-name="ce17" table:formula="of:=[NodeJs.H23]" office:value-type="float" office:value="185" calcext:value-type="float">
            <text:p>1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yperty address allocation <text:s/>(6 tests)</text:p>
          </table:table-cell>
          <table:table-cell table:number-columns-repeated="4" table:style-name="ce1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000 x 100 Byte</text:p>
          </table:table-cell>
          <table:table-cell table:style-name="ce17" table:formula="of:=[Vertx.H24]" office:value-type="float" office:value="310" calcext:value-type="float">
            <text:p>310</text:p>
          </table:table-cell>
          <table:table-cell table:style-name="ce17" table:formula="of:=[NoMatrix.H24]" office:value-type="float" office:value="171.666666666667" calcext:value-type="float">
            <text:p>172</text:p>
          </table:table-cell>
          <table:table-cell table:style-name="ce17" table:formula="of:=[NodeJs.H24]" office:value-type="float" office:value="266.666666666667" calcext:value-type="float">
            <text:p>2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bject address allocation <text:s/>(6 tests)</text:p>
          </table:table-cell>
          <table:table-cell table:number-columns-repeated="4" table:style-name="ce1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0 x 1 kByte</text:p>
          </table:table-cell>
          <table:table-cell table:style-name="ce17" table:formula="of:=[Vertx.L22]" office:value-type="float" office:value="1683" calcext:value-type="float">
            <text:p>1683</text:p>
          </table:table-cell>
          <table:table-cell table:style-name="ce17" table:formula="of:=[NoMatrix.L22]" office:value-type="float" office:value="1306.66666666667" calcext:value-type="float">
            <text:p>1307</text:p>
          </table:table-cell>
          <table:table-cell table:style-name="ce17" table:formula="of:=[NodeJs.L22]" office:value-type="float" office:value="1556.66666666667" calcext:value-type="float">
            <text:p>155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bscription and syncher <text:s/>(6 tests)</text:p>
          </table:table-cell>
          <table:table-cell table:number-columns-repeated="4" table:style-name="ce1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00 x 1 kByte</text:p>
          </table:table-cell>
          <table:table-cell table:style-name="ce17" table:formula="of:=[Vertx.L23]" office:value-type="float" office:value="1788.33333333333" calcext:value-type="float">
            <text:p>1788</text:p>
          </table:table-cell>
          <table:table-cell table:style-name="ce17" table:formula="of:=[NoMatrix.L23]" office:value-type="float" office:value="1340.33333333333" calcext:value-type="float">
            <text:p>1340</text:p>
          </table:table-cell>
          <table:table-cell table:style-name="ce17" table:formula="of:=[NodeJs.L23]" office:value-type="float" office:value="1616" calcext:value-type="float">
            <text:p>16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gistry interaction <text:s/>(11 tests) *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0000 x 1 kByte</text:p>
          </table:table-cell>
          <table:table-cell table:style-name="ce17" table:formula="of:=[Vertx.L24]" office:value-type="float" office:value="2232" calcext:value-type="float">
            <text:p>2232</text:p>
          </table:table-cell>
          <table:table-cell table:style-name="ce17" table:formula="of:=[NoMatrix.L24]" office:value-type="float" office:value="1641.66666666667" calcext:value-type="float">
            <text:p>1642</text:p>
          </table:table-cell>
          <table:table-cell table:style-name="ce17" table:formula="of:=[NodeJs.L24]" office:value-type="float" office:value="2227" calcext:value-type="float">
            <text:p>2227</text:p>
          </table:table-cell>
          <table:table-cell table:number-columns-repeated="3"/>
          <table:table-cell table:style-name="ce15" office:value-type="string" calcext:value-type="string">
            <text:p>Overall <text:s/>(30 tests)</text:p>
          </table:table-cell>
          <table:table-cell table:style-name="ce19" table:formula="of:=SUM([.I33:.I37])" office:value-type="float" office:value="29" calcext:value-type="float">
            <text:p>29</text:p>
          </table:table-cell>
          <table:table-cell table:style-name="ce19" table:formula="of:=SUM([.J33:.J37])" office:value-type="float" office:value="29" calcext:value-type="float">
            <text:p>29</text:p>
          </table:table-cell>
          <table:table-cell table:style-name="ce19" table:formula="of:=SUM([.K33:.K37])" office:value-type="float" office:value="29" calcext:value-type="float">
            <text:p>29</text:p>
          </table:table-cell>
          <table:table-cell table:style-name="ce18" table:formula="of:=SUM([.L33:.L37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00 x 10 kByte</text:p>
          </table:table-cell>
          <table:table-cell table:style-name="ce17" table:formula="of:=[Vertx.P22]" office:value-type="float" office:value="14932.3333333333" calcext:value-type="float">
            <text:p>14932</text:p>
          </table:table-cell>
          <table:table-cell table:style-name="ce17" table:formula="of:=[NoMatrix.P22]" office:value-type="float" office:value="12730.6666666667" calcext:value-type="float">
            <text:p>12731</text:p>
          </table:table-cell>
          <table:table-cell table:style-name="ce17" table:formula="of:=[NodeJs.P22]" office:value-type="float" office:value="14493.3333333333" calcext:value-type="float">
            <text:p>144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0 x 10 kByte</text:p>
          </table:table-cell>
          <table:table-cell table:style-name="ce17" table:formula="of:=[Vertx.P23]" office:value-type="float" office:value="14532.6666666667" calcext:value-type="float">
            <text:p>14533</text:p>
          </table:table-cell>
          <table:table-cell table:style-name="ce17" table:formula="of:=[NoMatrix.P23]" office:value-type="float" office:value="13158" calcext:value-type="float">
            <text:p>13158</text:p>
          </table:table-cell>
          <table:table-cell table:style-name="ce17" table:formula="of:=[NodeJs.P23]" office:value-type="float" office:value="15853" calcext:value-type="float">
            <text:p>158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00 x 10 kByte</text:p>
          </table:table-cell>
          <table:table-cell table:style-name="ce17" table:formula="of:=[Vertx.P24]" office:value-type="float" office:value="19213.3333333333" calcext:value-type="float">
            <text:p>19213</text:p>
          </table:table-cell>
          <table:table-cell table:style-name="ce17" table:formula="of:=[NoMatrix.P24]" office:value-type="float" office:value="16431.3333333333" calcext:value-type="float">
            <text:p>16431</text:p>
          </table:table-cell>
          <table:table-cell table:style-name="ce17" table:formula="of:=[NodeJs.P24]" office:value-type="float" office:value="22392.6666666667" calcext:value-type="float">
            <text:p>2239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5" office:value-type="string" calcext:value-type="string">
            <text:p>Message publication performanc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6"/>
          <table:table-cell table:style-name="ce16" office:value-type="string" calcext:value-type="string">
            <text:p>Vertx</text:p>
          </table:table-cell>
          <table:table-cell table:style-name="ce16" office:value-type="string" calcext:value-type="string">
            <text:p>NoMatrix</text:p>
          </table:table-cell>
          <table:table-cell table:style-name="ce16" office:value-type="string" calcext:value-type="string">
            <text:p>Nodej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 Subscribers x 100 Byte</text:p>
          </table:table-cell>
          <table:table-cell table:style-name="ce17" table:formula="of:=[Vertx.H28]" office:value-type="float" office:value="352" calcext:value-type="float">
            <text:p>352</text:p>
          </table:table-cell>
          <table:table-cell table:style-name="ce17" table:formula="of:=[NoMatrix.H28]" office:value-type="float" office:value="192.666666666667" calcext:value-type="float">
            <text:p>193</text:p>
          </table:table-cell>
          <table:table-cell table:style-name="ce17" table:formula="of:=[NodeJs.H28]" office:value-type="float" office:value="281.666666666667" calcext:value-type="float">
            <text:p>2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 Subscribers x 100 Byte</text:p>
          </table:table-cell>
          <table:table-cell table:style-name="ce17" table:formula="of:=[Vertx.L28]" office:value-type="float" office:value="0" calcext:value-type="float">
            <text:p>0</text:p>
          </table:table-cell>
          <table:table-cell table:style-name="ce17" table:formula="of:=[NoMatrix.L28]" office:value-type="float" office:value="358.333333333333" calcext:value-type="float">
            <text:p>358</text:p>
          </table:table-cell>
          <table:table-cell table:style-name="ce17" table:formula="of:=[NodeJs.L28]" office:value-type="float" office:value="569" calcext:value-type="float">
            <text:p>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0 Subscribers x 100 Byte</text:p>
          </table:table-cell>
          <table:table-cell table:style-name="ce17" table:formula="of:=[Vertx.P28]" office:value-type="float" office:value="0" calcext:value-type="float">
            <text:p>0</text:p>
          </table:table-cell>
          <table:table-cell table:style-name="ce17" table:formula="of:=[NoMatrix.P28]" office:value-type="float" office:value="0" calcext:value-type="float">
            <text:p>0</text:p>
          </table:table-cell>
          <table:table-cell table:style-name="ce17" table:formula="of:=[NodeJs.P2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 Subscribers x 1 kByte</text:p>
          </table:table-cell>
          <table:table-cell table:style-name="ce17" table:formula="of:=[Vertx.H29]" office:value-type="float" office:value="433.666666666667" calcext:value-type="float">
            <text:p>434</text:p>
          </table:table-cell>
          <table:table-cell table:style-name="ce17" table:formula="of:=[NoMatrix.H29]" office:value-type="float" office:value="188" calcext:value-type="float">
            <text:p>188</text:p>
          </table:table-cell>
          <table:table-cell table:style-name="ce17" table:formula="of:=[NodeJs.H29]" office:value-type="float" office:value="398.333333333333" calcext:value-type="float">
            <text:p>3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 Subscribers x 1 kByte</text:p>
          </table:table-cell>
          <table:table-cell table:style-name="ce17" table:formula="of:=[Vertx.L29]" office:value-type="float" office:value="0" calcext:value-type="float">
            <text:p>0</text:p>
          </table:table-cell>
          <table:table-cell table:style-name="ce17" table:formula="of:=[NoMatrix.L29]" office:value-type="float" office:value="384.333333333333" calcext:value-type="float">
            <text:p>384</text:p>
          </table:table-cell>
          <table:table-cell table:style-name="ce17" table:formula="of:=[NodeJs.L29]" office:value-type="float" office:value="580.666666666667" calcext:value-type="float">
            <text:p>5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0 Subscribers x 1 kByte</text:p>
          </table:table-cell>
          <table:table-cell table:style-name="ce17" table:formula="of:=[Vertx.P29]" office:value-type="float" office:value="0" calcext:value-type="float">
            <text:p>0</text:p>
          </table:table-cell>
          <table:table-cell table:style-name="ce17" table:formula="of:=[NoMatrix.P29]" office:value-type="float" office:value="0" calcext:value-type="float">
            <text:p>0</text:p>
          </table:table-cell>
          <table:table-cell table:style-name="ce17" table:formula="of:=[NodeJs.P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 Subscribers x 10 kByte</text:p>
          </table:table-cell>
          <table:table-cell table:style-name="ce17" table:formula="of:=[Vertx.H30]" office:value-type="float" office:value="391.333333333333" calcext:value-type="float">
            <text:p>391</text:p>
          </table:table-cell>
          <table:table-cell table:style-name="ce17" table:formula="of:=[NoMatrix.H30]" office:value-type="float" office:value="197" calcext:value-type="float">
            <text:p>197</text:p>
          </table:table-cell>
          <table:table-cell table:style-name="ce17" table:formula="of:=[NodeJs.H30]" office:value-type="float" office:value="497.666666666667" calcext:value-type="float">
            <text:p>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 Subscribers x 10 kByte</text:p>
          </table:table-cell>
          <table:table-cell table:style-name="ce17" table:formula="of:=[Vertx.L30]" office:value-type="float" office:value="0" calcext:value-type="float">
            <text:p>0</text:p>
          </table:table-cell>
          <table:table-cell table:style-name="ce17" table:formula="of:=[NoMatrix.L30]" office:value-type="float" office:value="374.333333333333" calcext:value-type="float">
            <text:p>374</text:p>
          </table:table-cell>
          <table:table-cell table:style-name="ce17" table:formula="of:=[NodeJs.L30]" office:value-type="float" office:value="790.666666666667" calcext:value-type="float">
            <text:p>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0 Subscribers x 10 kByte</text:p>
          </table:table-cell>
          <table:table-cell table:style-name="ce17" table:formula="of:=[Vertx.P30]" office:value-type="float" office:value="0" calcext:value-type="float">
            <text:p>0</text:p>
          </table:table-cell>
          <table:table-cell table:style-name="ce17" table:formula="of:=[NoMatrix.P30]" office:value-type="float" office:value="0" calcext:value-type="float">
            <text:p>0</text:p>
          </table:table-cell>
          <table:table-cell table:style-name="ce17" table:formula="of:=[NodeJs.P30]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104852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iagramme" table:style-name="ta1">
        <table:shapes>
          <draw:frame draw:z-index="0" draw:style-name="gr1" draw:text-style-name="P1" svg:width="170.86mm" svg:height="179.56mm" svg:x="409.34mm" svg:y="16.64mm">
            <loext:p draw:notify-on-update-of-ranges="Summary.A6:Summary.A14 Summary.B5:Summary.B5 Summary.B6:Summary.B14 Summary.C5:Summary.C5 Summary.C6:Summary.C14 Summary.D5:Summary.D5 Summary.D6:Summary.D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8.95mm" svg:height="170.8mm" svg:x="597.13mm" svg:y="17.02mm">
            <loext:p draw:notify-on-update-of-ranges="Summary.A19:Summary.A27 Summary.B18:Summary.B18 Summary.B19:Summary.B27 Summary.C18:Summary.C18 Summary.C19:Summary.C27 Summary.D18:Summary.D18 Summary.D19:Summary.D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70.03mm" svg:height="205.58mm" svg:x="223.4mm" svg:y="13.8mm">
            <loext:p draw:notify-on-update-of-ranges="Summary.A33:Summary.A41 Summary.B32:Summary.B32 Summary.B33:Summary.B41 Summary.C32:Summary.C32 Summary.C33:Summary.C41 Summary.D32:Summary.D32 Summary.D33:Summary.D4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71.03mm" svg:height="192.67mm" svg:x="13.3mm" svg:y="19.87mm">
            <loext:p draw:notify-on-update-of-ranges="Summary.A46:Summary.A54 Summary.B45:Summary.B45 Summary.B46:Summary.B54 Summary.C45:Summary.C45 Summary.C46:Summary.C54 Summary.D45:Summary.D45 Summary.D46:Summary.D5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120.12mm" svg:x="31.33mm" svg:y="241.01mm">
            <loext:p draw:notify-on-update-of-ranges="Summary.H33:Summary.H38 Summary.I32:Summary.I32 Summary.I33:Summary.I38 Summary.J32:Summary.J32 Summary.J33:Summary.J38 Summary.K32:Summary.K32 Summary.K33:Summary.K3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184.02mm" svg:x="220.79mm" svg:y="226.9mm">
            <loext:p draw:notify-on-update-of-ranges="Summary.G6:Summary.G14 Summary.H5:Summary.H5 Summary.H6:Summary.H14 Summary.I5:Summary.I5 Summary.I6:Summary.I14 Summary.J5:Summary.J5 Summary.J6:Summary.J1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69.48mm" svg:height="189.94mm" svg:x="388.52mm" svg:y="226.63mm">
            <loext:p draw:notify-on-update-of-ranges="Summary.G19:Summary.G27 Summary.H18:Summary.H18 Summary.H19:Summary.H27 Summary.I18:Summary.I18 Summary.I19:Summary.I27 Summary.J18:Summary.J18 Summary.J19:Summary.J2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tang" svg:font-family="Batang, 바탕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0" number:display-factor="1000"/>
    </number:number-style>
    <number:number-style style:name="N110">
      <number:number number:decimal-places="0" loext:min-decimal-places="0" number:min-integer-digits="0" number:grouping="true"/>
    </number:number-style>
    <number:number-style style:name="N111">
      <number:fraction number:min-integer-digits="1" number:min-numerator-digits="1" number:denominator-value="1000" number:min-denominator-digits="4"/>
    </number:number-style>
    <number:number-style style:name="N112">
      <number:number number:decimal-places="0" loext:min-decimal-places="0" number:min-integer-digits="1" number:display-factor="1000"/>
    </number:number-style>
    <number:number-style style:name="N113">
      <style:text-properties fo:color="#ff0000"/>
      <number:number number:decimal-places="0" loext:min-decimal-places="0" number:min-integer-digits="1"/>
      <number:text> ERROR</number:text>
    </number:number-style>
    <number:number-style style:name="N115P0" style:volatile="true">
      <style:text-properties fo:color="#ff0000"/>
      <number:text>ERROR</number:text>
    </number:number-style>
    <number:number-style style:name="N115">
      <number:number number:min-integer-digits="1"/>
      <number:text/>
      <style:map style:condition="value()=0" style:apply-style-name="N115P0"/>
    </number:number-style>
    <number:number-style style:name="N117P0" style:volatile="true">
      <style:text-properties fo:color="#ff0000"/>
      <number:text>-1ERROR</number:text>
    </number:number-style>
    <number:number-style style:name="N117">
      <number:number number:min-integer-digits="1"/>
      <number:text/>
      <style:map style:condition="value()=0" style:apply-style-name="N117P0"/>
    </number:number-style>
    <number:number-style style:name="N119P0" style:volatile="true">
      <style:text-properties fo:color="#ff0000"/>
      <number:number number:decimal-places="1" loext:min-decimal-places="1" number:min-integer-digits="0"/>
      <number:text> FAIL</number:text>
    </number:number-style>
    <number:number-style style:name="N119">
      <number:number number:min-integer-digits="1"/>
      <number:text/>
      <style:map style:condition="value()=0" style:apply-style-name="N119P0"/>
    </number:number-style>
    <number:number-style style:name="N121P0" style:volatile="true">
      <style:text-properties fo:color="#ff0000"/>
      <number:number number:decimal-places="0" loext:min-decimal-places="0" number:min-integer-digits="0"/>
      <number:text> FAIL</number:text>
    </number:number-style>
    <number:number-style style:name="N121">
      <number:number number:decimal-places="0" loext:min-decimal-places="0" number:min-integer-digits="0"/>
      <style:map style:condition="value()=0" style:apply-style-name="N121P0"/>
    </number:number-style>
    <number:number-style style:name="N122P0" style:volatile="true">
      <style:text-properties fo:color="#ff0000"/>
      <number:number number:decimal-places="0" loext:min-decimal-places="0" number:min-integer-digits="0"/>
      <number:text> FAIL</number:text>
    </number:number-style>
    <number:number-style style:name="N122">
      <number:number number:decimal-places="0" loext:min-decimal-places="0" number:min-integer-digits="0"/>
      <number:text> ms</number:text>
      <style:map style:condition="value()=0" style:apply-style-name="N122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.00.0000</text:date>, <text:time style:data-style-name="N2" text:time-value="09:48:10.42699005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en Drüsedow</meta:initial-creator>
    <meta:creation-date>2016-06-09T14:58:53.221234265</meta:creation-date>
    <dc:date>2017-07-10T10:13:43.307810787</dc:date>
    <dc:creator>Steffen Drüsedow</dc:creator>
    <meta:editing-duration>PT19H4M41S</meta:editing-duration>
    <meta:editing-cycles>139</meta:editing-cycles>
    <meta:generator>LibreOffice/5.2.7.2$Linux_X86_64 LibreOffice_project/2b7f1e640c46ceb28adf43ee075a6e8b8439ed10</meta:generator>
    <meta:document-statistic meta:table-count="7" meta:cell-count="168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9">
      <number:number number:decimal-places="0" loext:min-decimal-places="0" number:min-integer-digits="0" number:display-factor="1000"/>
    </number:number-style>
    <number:number-style style:name="N122P0" style:volatile="true">
      <style:text-properties fo:color="#ff0000"/>
      <number:number number:decimal-places="0" loext:min-decimal-places="0" number:min-integer-digits="0"/>
      <number:text> FAIL</number:text>
    </number:number-style>
    <number:number-style style:name="N122">
      <number:number number:decimal-places="0" loext:min-decimal-places="0" number:min-integer-digits="0"/>
      <number:text> ms</number:text>
      <style:map style:condition="value()=0" style:apply-style-name="N122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 chart:data-label-number="value" chart:data-label-text="false" chart:data-label-symbol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22">
      <style:chart-properties chart:solid-type="cylinder" chart:link-data-style-to-source="true" chart:data-label-number="value" chart:data-label-text="false" chart:data-label-symbol="true" chart:label-position="right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ylinder"/>
    </style:style>
    <style:style style:name="ch13" style:family="chart" style:data-style-name="N122">
      <style:chart-properties chart:solid-type="cylinder" chart:link-data-style-to-source="true" chart:data-label-number="value" chart:data-label-text="false" chart:data-label-symbol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22">
      <style:chart-properties chart:solid-type="cylinder" chart:link-data-style-to-source="true" chart:data-label-number="value" chart:data-label-text="false" chart:data-label-symbol="true" chart:label-position="right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087cm" svg:height="17.957cm" xlink:href=".." xlink:type="simple" chart:class="chart:bar" chart:style-name="ch1">
        <chart:title svg:x="4.438cm" svg:y="0.495cm" chart:style-name="ch2">
          <text:p>Hyperty address allocation performance </text:p>
        </chart:title>
        <chart:legend chart:legend-position="end" svg:x="14.956cm" svg:y="8.181cm" style:legend-expansion="high" chart:style-name="ch3"/>
        <chart:plot-area chart:style-name="ch4" table:cell-range-address="Summary.A5:Summary.D14" chart:data-source-has-labels="both" svg:x="1.352cm" svg:y="1.633cm" svg:width="13.263cm" svg:height="14.98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984cm" svg:y="1.703cm" svg:width="10.631cm" svg:height="14.1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0.451cm" svg:y="10.241cm" chart:style-name="ch6">
              <text:p>type of request</text:p>
            </chart:title>
            <chart:categories table:cell-range-address="Summary.A6:Summary.A14"/>
          </chart:axis>
          <chart:axis chart:dimension="y" chart:name="primary-y" chart:style-name="ch7">
            <chart:title svg:x="7.039cm" svg:y="16.976cm" chart:style-name="ch8">
              <text:p>duration in s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Summary.B6:Summary.B14" chart:label-cell-address="Summary.B5:Summary.B5" chart:class="chart:bar">
            <chart:data-point chart:repeated="8"/>
            <chart:data-point chart:style-name="ch12"/>
          </chart:series>
          <chart:series chart:style-name="ch13" chart:values-cell-range-address="Summary.C6:Summary.C14" chart:label-cell-address="Summary.C5:Summary.C5" chart:class="chart:bar">
            <chart:data-point chart:repeated="9"/>
          </chart:series>
          <chart:series chart:style-name="ch14" chart:values-cell-range-address="Summary.D6:Summary.D14" chart:label-cell-address="Summary.D5:Summary.D5" chart:class="chart:bar">
            <chart:data-point/>
            <chart:data-point chart:style-name="ch12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tx</text:p>
                <draw:g>
                  <svg:desc>Summary.B5:Summary.B5</svg:desc>
                </draw:g>
              </table:table-cell>
              <table:table-cell office:value-type="string">
                <text:p>NoMatrix</text:p>
                <draw:g>
                  <svg:desc>Summary.C5:Summary.C5</svg:desc>
                </draw:g>
              </table:table-cell>
              <table:table-cell office:value-type="string">
                <text:p>Nodejs</text:p>
                <draw:g>
                  <svg:desc>Summary.D5:Summary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 x 1</text:p>
                <draw:g>
                  <svg:desc>Summary.A6:Summary.A14</svg:desc>
                </draw:g>
              </table:table-cell>
              <table:table-cell office:value-type="float" office:value="258.333333333333">
                <text:p>258.333333333333</text:p>
                <draw:g>
                  <svg:desc>Summary.B6:Summary.B14</svg:desc>
                </draw:g>
              </table:table-cell>
              <table:table-cell office:value-type="float" office:value="175.333333333333">
                <text:p>175.333333333333</text:p>
                <draw:g>
                  <svg:desc>Summary.C6:Summary.C14</svg:desc>
                </draw:g>
              </table:table-cell>
              <table:table-cell office:value-type="float" office:value="258.666666666667">
                <text:p>258.666666666667</text:p>
                <draw:g>
                  <svg:desc>Summary.D6:Summary.D14</svg:desc>
                </draw:g>
              </table:table-cell>
            </table:table-row>
            <table:table-row>
              <table:table-cell office:value-type="string">
                <text:p>1000 x 1</text:p>
              </table:table-cell>
              <table:table-cell office:value-type="float" office:value="1917.33333333333">
                <text:p>1917.33333333333</text:p>
              </table:table-cell>
              <table:table-cell office:value-type="float" office:value="1571.66666666667">
                <text:p>1571.66666666667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0000 x 1</text:p>
              </table:table-cell>
              <table:table-cell office:value-type="float" office:value="16338">
                <text:p>16338</text:p>
              </table:table-cell>
              <table:table-cell office:value-type="float" office:value="15847.3333333333">
                <text:p>15847.3333333333</text:p>
              </table:table-cell>
              <table:table-cell office:value-type="float" office:value="18551.3333333333">
                <text:p>18551.3333333333</text:p>
              </table:table-cell>
            </table:table-row>
            <table:table-row>
              <table:table-cell office:value-type="string">
                <text:p>100 x 3</text:p>
              </table:table-cell>
              <table:table-cell office:value-type="float" office:value="298.666666666667">
                <text:p>298.666666666667</text:p>
              </table:table-cell>
              <table:table-cell office:value-type="float" office:value="181.333333333333">
                <text:p>181.333333333333</text:p>
              </table:table-cell>
              <table:table-cell office:value-type="float" office:value="193.666666666667">
                <text:p>193.666666666667</text:p>
              </table:table-cell>
            </table:table-row>
            <table:table-row>
              <table:table-cell office:value-type="string">
                <text:p>1000 x 3</text:p>
              </table:table-cell>
              <table:table-cell office:value-type="float" office:value="1829.66666666667">
                <text:p>1829.66666666667</text:p>
              </table:table-cell>
              <table:table-cell office:value-type="float" office:value="1604.66666666667">
                <text:p>1604.66666666667</text:p>
              </table:table-cell>
              <table:table-cell office:value-type="float" office:value="2546.66666666667">
                <text:p>2546.66666666667</text:p>
              </table:table-cell>
            </table:table-row>
            <table:table-row>
              <table:table-cell office:value-type="string">
                <text:p>10000 x 3</text:p>
              </table:table-cell>
              <table:table-cell office:value-type="float" office:value="15989.6666666667">
                <text:p>15989.6666666667</text:p>
              </table:table-cell>
              <table:table-cell office:value-type="float" office:value="15835.3333333333">
                <text:p>15835.3333333333</text:p>
              </table:table-cell>
              <table:table-cell office:value-type="float" office:value="18802">
                <text:p>18802</text:p>
              </table:table-cell>
            </table:table-row>
            <table:table-row>
              <table:table-cell office:value-type="string">
                <text:p>100 x 3 (key)</text:p>
              </table:table-cell>
              <table:table-cell office:value-type="float" office:value="219.333333333333">
                <text:p>219.333333333333</text:p>
              </table:table-cell>
              <table:table-cell office:value-type="float" office:value="157.666666666667">
                <text:p>157.66666666666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00 x 3 (key)</text:p>
              </table:table-cell>
              <table:table-cell office:value-type="float" office:value="1688">
                <text:p>1688</text:p>
              </table:table-cell>
              <table:table-cell office:value-type="float" office:value="1586.33333333333">
                <text:p>1586.33333333333</text:p>
              </table:table-cell>
              <table:table-cell office:value-type="float" office:value="2568.66666666667">
                <text:p>2568.66666666667</text:p>
              </table:table-cell>
            </table:table-row>
            <table:table-row>
              <table:table-cell office:value-type="string">
                <text:p>10000 x 3 (key)</text:p>
              </table:table-cell>
              <table:table-cell office:value-type="float" office:value="16389.3333333333">
                <text:p>16389.3333333333</text:p>
              </table:table-cell>
              <table:table-cell office:value-type="float" office:value="15711">
                <text:p>15711</text:p>
              </table:table-cell>
              <table:table-cell office:value-type="float" office:value="18708.6666666667">
                <text:p>18708.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b7f1e640c46ceb28adf43ee075a6e8b8439ed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9">
      <number:number number:decimal-places="0" loext:min-decimal-places="0" number:min-integer-digits="0" number:display-factor="1000"/>
    </number:number-style>
    <number:number-style style:name="N122P0" style:volatile="true">
      <style:text-properties fo:color="#ff0000"/>
      <number:number number:decimal-places="0" loext:min-decimal-places="0" number:min-integer-digits="0"/>
      <number:text> FAIL</number:text>
    </number:number-style>
    <number:number-style style:name="N122">
      <number:number number:decimal-places="0" loext:min-decimal-places="0" number:min-integer-digits="0"/>
      <number:text> ms</number:text>
      <style:map style:condition="value()=0" style:apply-style-name="N122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 chart:data-label-number="value" chart:data-label-text="false" chart:data-label-symbol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22">
      <style:chart-properties chart:solid-type="cylinder" chart:link-data-style-to-source="true" chart:data-label-number="value" chart:data-label-text="false" chart:data-label-symbol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olid-type="cylinder" chart:link-data-style-to-source="true" chart:data-label-number="value" chart:data-label-text="false" chart:data-label-symbol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olid-type="cylinder" chart:link-data-style-to-source="true" chart:data-label-number="value" chart:data-label-text="false" chart:data-label-symbol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896cm" svg:height="17.081cm" xlink:href=".." xlink:type="simple" chart:class="chart:bar" chart:style-name="ch1">
        <chart:title svg:x="5.042cm" svg:y="0.477cm" chart:style-name="ch2">
          <text:p>Object address allocation performance</text:p>
        </chart:title>
        <chart:legend chart:legend-position="end" svg:x="15.765cm" svg:y="7.743cm" style:legend-expansion="high" chart:style-name="ch3"/>
        <chart:plot-area chart:style-name="ch4" table:cell-range-address="Summary.A18:Summary.D27" chart:data-source-has-labels="both" svg:x="1.368cm" svg:y="1.597cm" svg:width="14.04cm" svg:height="14.16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998cm" svg:y="1.597cm" svg:width="11.395cm" svg:height="13.51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0.451cm" svg:y="9.503cm" chart:style-name="ch6">
              <text:p>type of test</text:p>
            </chart:title>
            <chart:categories table:cell-range-address="Summary.A19:Summary.A27"/>
          </chart:axis>
          <chart:axis chart:dimension="y" chart:name="primary-y" chart:style-name="ch7">
            <chart:title svg:x="7.444cm" svg:y="16.1cm" chart:style-name="ch8">
              <text:p>duration in s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Summary.B19:Summary.B27" chart:label-cell-address="Summary.B18:Summary.B18" chart:class="chart:bar">
            <chart:data-point chart:repeated="9"/>
          </chart:series>
          <chart:series chart:style-name="ch12" chart:values-cell-range-address="Summary.C19:Summary.C27" chart:label-cell-address="Summary.C18:Summary.C18" chart:class="chart:bar">
            <chart:data-point chart:repeated="9"/>
          </chart:series>
          <chart:series chart:style-name="ch13" chart:values-cell-range-address="Summary.D19:Summary.D27" chart:label-cell-address="Summary.D18:Summary.D18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tx</text:p>
                <draw:g>
                  <svg:desc>Summary.B18:Summary.B18</svg:desc>
                </draw:g>
              </table:table-cell>
              <table:table-cell office:value-type="string">
                <text:p>NoMatrix</text:p>
                <draw:g>
                  <svg:desc>Summary.C18:Summary.C18</svg:desc>
                </draw:g>
              </table:table-cell>
              <table:table-cell office:value-type="string">
                <text:p>Nodejs</text:p>
                <draw:g>
                  <svg:desc>Summary.D18:Summary.D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 x 1</text:p>
                <draw:g>
                  <svg:desc>Summary.A19:Summary.A27</svg:desc>
                </draw:g>
              </table:table-cell>
              <table:table-cell office:value-type="float" office:value="163.333333333333">
                <text:p>163.333333333333</text:p>
                <draw:g>
                  <svg:desc>Summary.B19:Summary.B27</svg:desc>
                </draw:g>
              </table:table-cell>
              <table:table-cell office:value-type="float" office:value="139.333333333333">
                <text:p>139.333333333333</text:p>
                <draw:g>
                  <svg:desc>Summary.C19:Summary.C27</svg:desc>
                </draw:g>
              </table:table-cell>
              <table:table-cell office:value-type="float" office:value="241.666666666667">
                <text:p>241.666666666667</text:p>
                <draw:g>
                  <svg:desc>Summary.D19:Summary.D27</svg:desc>
                </draw:g>
              </table:table-cell>
            </table:table-row>
            <table:table-row>
              <table:table-cell office:value-type="string">
                <text:p>1000 x 1</text:p>
              </table:table-cell>
              <table:table-cell office:value-type="float" office:value="1595.33333333333">
                <text:p>1595.33333333333</text:p>
              </table:table-cell>
              <table:table-cell office:value-type="float" office:value="1552">
                <text:p>1552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0000 x 1</text:p>
              </table:table-cell>
              <table:table-cell office:value-type="float" office:value="16054.6666666667">
                <text:p>16054.6666666667</text:p>
              </table:table-cell>
              <table:table-cell office:value-type="float" office:value="15077.3333333333">
                <text:p>15077.3333333333</text:p>
              </table:table-cell>
              <table:table-cell office:value-type="float" office:value="16915">
                <text:p>16915</text:p>
              </table:table-cell>
            </table:table-row>
            <table:table-row>
              <table:table-cell office:value-type="string">
                <text:p>100 x 3</text:p>
              </table:table-cell>
              <table:table-cell office:value-type="float" office:value="165.666666666667">
                <text:p>165.666666666667</text:p>
              </table:table-cell>
              <table:table-cell office:value-type="float" office:value="168.333333333333">
                <text:p>168.33333333333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000 x 3</text:p>
              </table:table-cell>
              <table:table-cell office:value-type="float" office:value="1605.66666666667">
                <text:p>1605.66666666667</text:p>
              </table:table-cell>
              <table:table-cell office:value-type="float" office:value="1520">
                <text:p>1520</text:p>
              </table:table-cell>
              <table:table-cell office:value-type="float" office:value="1714.66666666667">
                <text:p>1714.66666666667</text:p>
              </table:table-cell>
            </table:table-row>
            <table:table-row>
              <table:table-cell office:value-type="string">
                <text:p>10000 x 3</text:p>
              </table:table-cell>
              <table:table-cell office:value-type="float" office:value="16370">
                <text:p>16370</text:p>
              </table:table-cell>
              <table:table-cell office:value-type="float" office:value="14918.3333333333">
                <text:p>14918.3333333333</text:p>
              </table:table-cell>
              <table:table-cell office:value-type="float" office:value="16907.6666666667">
                <text:p>16907.6666666667</text:p>
              </table:table-cell>
            </table:table-row>
            <table:table-row>
              <table:table-cell office:value-type="string">
                <text:p>100 x 3 (key)</text:p>
              </table:table-cell>
              <table:table-cell office:value-type="float" office:value="167.333333333333">
                <text:p>167.333333333333</text:p>
              </table:table-cell>
              <table:table-cell office:value-type="float" office:value="153.333333333333">
                <text:p>153.333333333333</text:p>
              </table:table-cell>
              <table:table-cell office:value-type="float" office:value="188.333333333333">
                <text:p>188.333333333333</text:p>
              </table:table-cell>
            </table:table-row>
            <table:table-row>
              <table:table-cell office:value-type="string">
                <text:p>1000 x 3 (key)</text:p>
              </table:table-cell>
              <table:table-cell office:value-type="float" office:value="1647.66666666667">
                <text:p>1647.66666666667</text:p>
              </table:table-cell>
              <table:table-cell office:value-type="float" office:value="1497.66666666667">
                <text:p>1497.66666666667</text:p>
              </table:table-cell>
              <table:table-cell office:value-type="float" office:value="1754.33333333333">
                <text:p>1754.33333333333</text:p>
              </table:table-cell>
            </table:table-row>
            <table:table-row>
              <table:table-cell office:value-type="string">
                <text:p>10000 x 3 (key)</text:p>
              </table:table-cell>
              <table:table-cell office:value-type="float" office:value="16186.6666666667">
                <text:p>16186.6666666667</text:p>
              </table:table-cell>
              <table:table-cell office:value-type="float" office:value="15148.6666666667">
                <text:p>15148.6666666667</text:p>
              </table:table-cell>
              <table:table-cell office:value-type="float" office:value="16672.3333333333">
                <text:p>16672.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b7f1e640c46ceb28adf43ee075a6e8b8439ed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9">
      <number:number number:decimal-places="0" loext:min-decimal-places="0" number:min-integer-digits="0" number:display-factor="1000"/>
    </number:number-style>
    <number:number-style style:name="N122P0" style:volatile="true">
      <style:text-properties fo:color="#ff0000"/>
      <number:number number:decimal-places="0" loext:min-decimal-places="0" number:min-integer-digits="0"/>
      <number:text> FAIL</number:text>
    </number:number-style>
    <number:number-style style:name="N122">
      <number:number number:decimal-places="0" loext:min-decimal-places="0" number:min-integer-digits="0"/>
      <number:text> ms</number:text>
      <style:map style:condition="value()=0" style:apply-style-name="N122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22">
      <style:chart-properties chart:solid-type="cylinder" chart:link-data-style-to-source="true" chart:data-label-number="value" chart:data-label-text="false" chart:data-label-symbol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9">
      <style:chart-properties chart:solid-type="cylinder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olid-type="cylinder" chart:link-data-style-to-source="true" chart:data-label-number="value" chart:data-label-text="false" chart:data-label-symbol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22">
      <style:chart-properties chart:solid-type="cylinder" chart:link-data-style-to-source="true" chart:data-label-number="value" chart:data-label-text="false" chart:data-label-symbol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004cm" svg:height="20.559cm" xlink:href=".." xlink:type="simple" chart:class="chart:bar" chart:column-mapping="0 1 2" chart:style-name="ch1">
        <chart:title svg:x="5.191cm" svg:y="0.547cm" chart:style-name="ch2">
          <text:p>Hyperty messaging performance</text:p>
        </chart:title>
        <chart:legend chart:legend-position="end" svg:x="14.873cm" svg:y="9.482cm" style:legend-expansion="high" chart:style-name="ch3"/>
        <chart:plot-area chart:style-name="ch4" table:cell-range-address="Summary.A32:Summary.D41" chart:data-source-has-labels="both" svg:x="1.351cm" svg:y="1.737cm" svg:width="13.182cm" svg:height="17.43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4.301cm" svg:y="1.791cm" svg:width="10.232cm" svg:height="16.67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0.451cm" svg:y="11.277cm" chart:style-name="ch6">
              <text:p>type of test</text:p>
            </chart:title>
            <chart:categories table:cell-range-address="Summary.A33:Summary.A41"/>
          </chart:axis>
          <chart:axis chart:dimension="y" chart:name="primary-y" chart:style-name="ch7">
            <chart:title svg:x="6.998cm" svg:y="19.578cm" chart:style-name="ch8">
              <text:p>druation in s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Summary.B33:Summary.B41" chart:label-cell-address="Summary.B32:Summary.B32" chart:class="chart:bar">
            <chart:data-point chart:repeated="9"/>
          </chart:series>
          <chart:series chart:style-name="ch12" chart:values-cell-range-address="" chart:class="chart:bar">
            <chart:data-point/>
          </chart:series>
          <chart:series chart:style-name="ch13" chart:values-cell-range-address="Summary.C33:Summary.C41" chart:label-cell-address="Summary.C32:Summary.C32" chart:class="chart:bar">
            <chart:data-point chart:repeated="9"/>
          </chart:series>
          <chart:series chart:style-name="ch14" chart:values-cell-range-address="Summary.D33:Summary.D41" chart:label-cell-address="Summary.D32:Summary.D32" chart:class="chart:ba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tx</text:p>
                <draw:g>
                  <svg:desc>Summary.B32:Summary.B32</svg:desc>
                </draw:g>
              </table:table-cell>
              <table:table-cell office:value-type="string">
                <text:p>NoMatrix</text:p>
                <draw:g>
                  <svg:desc>Summary.C32:Summary.C32</svg:desc>
                </draw:g>
              </table:table-cell>
              <table:table-cell office:value-type="string">
                <text:p>Nodejs</text:p>
                <draw:g>
                  <svg:desc>Summary.D32:Summary.D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 x 100 Byte</text:p>
                <draw:g>
                  <svg:desc>Summary.A33:Summary.A41</svg:desc>
                </draw:g>
              </table:table-cell>
              <table:table-cell office:value-type="float" office:value="215.666666666667">
                <text:p>215.666666666667</text:p>
                <draw:g>
                  <svg:desc>Summary.B33:Summary.B41</svg:desc>
                </draw:g>
              </table:table-cell>
              <table:table-cell office:value-type="float" office:value="129.333333333333">
                <text:p>129.333333333333</text:p>
                <draw:g>
                  <svg:desc>Summary.C33:Summary.C41</svg:desc>
                </draw:g>
              </table:table-cell>
              <table:table-cell office:value-type="float" office:value="270">
                <text:p>270</text:p>
                <draw:g>
                  <svg:desc>Summary.D33:Summary.D41</svg:desc>
                </draw:g>
              </table:table-cell>
            </table:table-row>
            <table:table-row>
              <table:table-cell office:value-type="string">
                <text:p>1000 x 100 Byte</text:p>
              </table:table-cell>
              <table:table-cell office:value-type="float" office:value="225.333333333333">
                <text:p>225.333333333333</text:p>
              </table:table-cell>
              <table:table-cell office:value-type="float" office:value="129">
                <text:p>12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0000 x 100 Byte</text:p>
              </table:table-cell>
              <table:table-cell office:value-type="float" office:value="310">
                <text:p>310</text:p>
              </table:table-cell>
              <table:table-cell office:value-type="float" office:value="171.666666666667">
                <text:p>171.666666666667</text:p>
              </table:table-cell>
              <table:table-cell office:value-type="float" office:value="266.666666666667">
                <text:p>266.666666666667</text:p>
              </table:table-cell>
            </table:table-row>
            <table:table-row>
              <table:table-cell office:value-type="string">
                <text:p>100 x 1 kByte</text:p>
              </table:table-cell>
              <table:table-cell office:value-type="float" office:value="1683">
                <text:p>1683</text:p>
              </table:table-cell>
              <table:table-cell office:value-type="float" office:value="1306.66666666667">
                <text:p>1306.66666666667</text:p>
              </table:table-cell>
              <table:table-cell office:value-type="float" office:value="1556.66666666667">
                <text:p>1556.66666666667</text:p>
              </table:table-cell>
            </table:table-row>
            <table:table-row>
              <table:table-cell office:value-type="string">
                <text:p>1000 x 1 kByte</text:p>
              </table:table-cell>
              <table:table-cell office:value-type="float" office:value="1788.33333333333">
                <text:p>1788.33333333333</text:p>
              </table:table-cell>
              <table:table-cell office:value-type="float" office:value="1340.33333333333">
                <text:p>1340.3333333333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10000 x 1 kByte</text:p>
              </table:table-cell>
              <table:table-cell office:value-type="float" office:value="2232">
                <text:p>2232</text:p>
              </table:table-cell>
              <table:table-cell office:value-type="float" office:value="1641.66666666667">
                <text:p>1641.66666666667</text:p>
              </table:table-cell>
              <table:table-cell office:value-type="float" office:value="2227">
                <text:p>2227</text:p>
              </table:table-cell>
            </table:table-row>
            <table:table-row>
              <table:table-cell office:value-type="string">
                <text:p>100 x 10 kByte</text:p>
              </table:table-cell>
              <table:table-cell office:value-type="float" office:value="14932.3333333333">
                <text:p>14932.3333333333</text:p>
              </table:table-cell>
              <table:table-cell office:value-type="float" office:value="12730.6666666667">
                <text:p>12730.6666666667</text:p>
              </table:table-cell>
              <table:table-cell office:value-type="float" office:value="14493.3333333333">
                <text:p>14493.3333333333</text:p>
              </table:table-cell>
            </table:table-row>
            <table:table-row>
              <table:table-cell office:value-type="string">
                <text:p>1000 x 10 kByte</text:p>
              </table:table-cell>
              <table:table-cell office:value-type="float" office:value="14532.6666666667">
                <text:p>14532.6666666667</text:p>
              </table:table-cell>
              <table:table-cell office:value-type="float" office:value="13158">
                <text:p>13158</text:p>
              </table:table-cell>
              <table:table-cell office:value-type="float" office:value="15853">
                <text:p>15853</text:p>
              </table:table-cell>
            </table:table-row>
            <table:table-row>
              <table:table-cell office:value-type="string">
                <text:p>10000 x 10 kByte</text:p>
              </table:table-cell>
              <table:table-cell office:value-type="float" office:value="19213.3333333333">
                <text:p>19213.3333333333</text:p>
              </table:table-cell>
              <table:table-cell office:value-type="float" office:value="16431.3333333333">
                <text:p>16431.3333333333</text:p>
              </table:table-cell>
              <table:table-cell office:value-type="float" office:value="22392.6666666667">
                <text:p>22392.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b7f1e640c46ceb28adf43ee075a6e8b8439ed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9">
      <number:number number:decimal-places="0" loext:min-decimal-places="0" number:min-integer-digits="0" number:display-factor="1000"/>
    </number:number-style>
    <number:number-style style:name="N122P0" style:volatile="true">
      <style:text-properties fo:color="#ff0000"/>
      <number:number number:decimal-places="0" loext:min-decimal-places="0" number:min-integer-digits="0"/>
      <number:text> FAIL</number:text>
    </number:number-style>
    <number:number-style style:name="N122">
      <number:number number:decimal-places="0" loext:min-decimal-places="0" number:min-integer-digits="0"/>
      <number:text> ms</number:text>
      <style:map style:condition="value()=0" style:apply-style-name="N122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 chart:data-label-number="value" chart:data-label-text="false" chart:data-label-symbol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22">
      <style:chart-properties chart:solid-type="cylinder" chart:link-data-style-to-source="true" chart:data-label-number="value" chart:data-label-text="false" chart:data-label-symbol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122">
      <style:chart-properties chart:solid-type="cylinder" chart:link-data-style-to-source="true" chart:data-label-number="value" chart:data-label-text="false" chart:data-label-symbol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122">
      <style:chart-properties chart:solid-type="cylinder" chart:link-data-style-to-source="true" chart:data-label-number="value" chart:data-label-text="false" chart:data-label-symbol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104cm" svg:height="19.268cm" xlink:href=".." xlink:type="simple" chart:class="chart:bar" chart:style-name="ch1">
        <chart:title svg:x="4.659cm" svg:y="0.521cm" chart:style-name="ch2">
          <text:p>Object update publication performance</text:p>
        </chart:title>
        <chart:legend chart:legend-position="end" svg:x="14.973cm" svg:y="8.837cm" style:legend-expansion="high" chart:style-name="ch3"/>
        <chart:plot-area chart:style-name="ch4" table:cell-range-address="Summary.A45:Summary.D54" chart:data-source-has-labels="both" svg:x="1.353cm" svg:y="1.685cm" svg:width="13.278cm" svg:height="16.21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6.061cm" svg:y="1.685cm" svg:width="8.557cm" svg:height="15.57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0.451cm" svg:y="10.618cm" chart:style-name="ch6">
              <text:p>type of test</text:p>
            </chart:title>
            <chart:categories table:cell-range-address="Summary.A46:Summary.A54"/>
          </chart:axis>
          <chart:axis chart:dimension="y" chart:name="primary-y" chart:style-name="ch7">
            <chart:title svg:x="7.048cm" svg:y="18.287cm" chart:style-name="ch8">
              <text:p>duration in s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Summary.B46:Summary.B54" chart:label-cell-address="Summary.B45:Summary.B45" chart:class="chart:bar">
            <chart:data-point chart:repeated="9"/>
          </chart:series>
          <chart:series chart:style-name="ch12" chart:values-cell-range-address="Summary.C46:Summary.C54" chart:label-cell-address="Summary.C45:Summary.C45" chart:class="chart:bar">
            <chart:data-point chart:repeated="9"/>
          </chart:series>
          <chart:series chart:style-name="ch13" chart:values-cell-range-address="Summary.D46:Summary.D54" chart:label-cell-address="Summary.D45:Summary.D45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tx</text:p>
                <draw:g>
                  <svg:desc>Summary.B45:Summary.B45</svg:desc>
                </draw:g>
              </table:table-cell>
              <table:table-cell office:value-type="string">
                <text:p>NoMatrix</text:p>
                <draw:g>
                  <svg:desc>Summary.C45:Summary.C45</svg:desc>
                </draw:g>
              </table:table-cell>
              <table:table-cell office:value-type="string">
                <text:p>Nodejs</text:p>
                <draw:g>
                  <svg:desc>Summary.D45:Summary.D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 Subscribers x 100 Byte</text:p>
                <draw:g>
                  <svg:desc>Summary.A46:Summary.A54</svg:desc>
                </draw:g>
              </table:table-cell>
              <table:table-cell office:value-type="float" office:value="352">
                <text:p>352</text:p>
                <draw:g>
                  <svg:desc>Summary.B46:Summary.B54</svg:desc>
                </draw:g>
              </table:table-cell>
              <table:table-cell office:value-type="float" office:value="192.666666666667">
                <text:p>192.666666666667</text:p>
                <draw:g>
                  <svg:desc>Summary.C46:Summary.C54</svg:desc>
                </draw:g>
              </table:table-cell>
              <table:table-cell office:value-type="float" office:value="281.666666666667">
                <text:p>281.666666666667</text:p>
                <draw:g>
                  <svg:desc>Summary.D46:Summary.D54</svg:desc>
                </draw:g>
              </table:table-cell>
            </table:table-row>
            <table:table-row>
              <table:table-cell office:value-type="string">
                <text:p>200 Subscribers x 100 Byte</text:p>
              </table:table-cell>
              <table:table-cell office:value-type="float" office:value="0">
                <text:p>0</text:p>
              </table:table-cell>
              <table:table-cell office:value-type="float" office:value="358.333333333333">
                <text:p>358.333333333333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000 Subscribers x 100 Byt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 Subscribers x 1 kByte</text:p>
              </table:table-cell>
              <table:table-cell office:value-type="float" office:value="433.666666666667">
                <text:p>433.666666666667</text:p>
              </table:table-cell>
              <table:table-cell office:value-type="float" office:value="188">
                <text:p>188</text:p>
              </table:table-cell>
              <table:table-cell office:value-type="float" office:value="398.333333333333">
                <text:p>398.333333333333</text:p>
              </table:table-cell>
            </table:table-row>
            <table:table-row>
              <table:table-cell office:value-type="string">
                <text:p>200 Subscribers x 1 kByte</text:p>
              </table:table-cell>
              <table:table-cell office:value-type="float" office:value="0">
                <text:p>0</text:p>
              </table:table-cell>
              <table:table-cell office:value-type="float" office:value="384.333333333333">
                <text:p>384.333333333333</text:p>
              </table:table-cell>
              <table:table-cell office:value-type="float" office:value="580.666666666667">
                <text:p>580.666666666667</text:p>
              </table:table-cell>
            </table:table-row>
            <table:table-row>
              <table:table-cell office:value-type="string">
                <text:p>1000 Subscribers x 1 kByt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 Subscribers x 10 kByte</text:p>
              </table:table-cell>
              <table:table-cell office:value-type="float" office:value="391.333333333333">
                <text:p>391.333333333333</text:p>
              </table:table-cell>
              <table:table-cell office:value-type="float" office:value="197">
                <text:p>197</text:p>
              </table:table-cell>
              <table:table-cell office:value-type="float" office:value="497.666666666667">
                <text:p>497.666666666667</text:p>
              </table:table-cell>
            </table:table-row>
            <table:table-row>
              <table:table-cell office:value-type="string">
                <text:p>200 Subscribers x 10 kByte</text:p>
              </table:table-cell>
              <table:table-cell office:value-type="float" office:value="0">
                <text:p>0</text:p>
              </table:table-cell>
              <table:table-cell office:value-type="float" office:value="374.333333333333">
                <text:p>374.333333333333</text:p>
              </table:table-cell>
              <table:table-cell office:value-type="float" office:value="790.666666666667">
                <text:p>790.666666666667</text:p>
              </table:table-cell>
            </table:table-row>
            <table:table-row>
              <table:table-cell office:value-type="string">
                <text:p>1000 Subscribers x 10 kByt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b7f1e640c46ceb28adf43ee075a6e8b8439ed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 chart:data-label-number="value" chart:data-label-text="false" chart:data-label-symbol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true" chart:data-label-number="value" chart:data-label-text="false" chart:data-label-symbol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true" chart:data-label-number="value" chart:data-label-text="false" chart:data-label-symbol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link-data-style-to-source="true" chart:data-label-number="value" chart:data-label-text="false" chart:data-label-symbol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2.013cm" xlink:href=".." xlink:type="simple" chart:class="chart:bar" chart:style-name="ch1">
        <chart:title svg:x="6.012cm" svg:y="0.376cm" chart:style-name="ch2">
          <text:p>Conformance Tests</text:p>
        </chart:title>
        <chart:legend chart:legend-position="end" svg:x="13.869cm" svg:y="5.209cm" style:legend-expansion="high" chart:style-name="ch3"/>
        <chart:plot-area chart:style-name="ch4" table:cell-range-address="Summary.H32:Summary.K38" chart:data-source-has-labels="both" svg:x="0.32cm" svg:y="1.395cm" svg:width="13.229cm" svg:height="9.39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6.18cm" svg:y="2.042cm" svg:width="7.13cm" svg:height="8.7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ummary.H33:Summary.H38"/>
          </chart:axis>
          <chart:axis chart:dimension="y" chart:name="primary-y" chart:style-name="ch6">
            <chart:title svg:x="5.21cm" svg:y="11.032cm" chart:style-name="ch7">
              <text:p>number of passed tests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Summary.I33:Summary.I38" chart:label-cell-address="Summary.I32:Summary.I32" chart:class="chart:bar">
            <chart:data-point chart:repeated="6"/>
          </chart:series>
          <chart:series chart:style-name="ch11" chart:values-cell-range-address="Summary.J33:Summary.J38" chart:label-cell-address="Summary.J32:Summary.J32" chart:class="chart:bar">
            <chart:data-point chart:repeated="6"/>
          </chart:series>
          <chart:series chart:style-name="ch12" chart:values-cell-range-address="Summary.K33:Summary.K38" chart:label-cell-address="Summary.K32:Summary.K3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tx </text:p>
                <draw:g>
                  <svg:desc>Summary.I32:Summary.I32</svg:desc>
                </draw:g>
              </table:table-cell>
              <table:table-cell office:value-type="string">
                <text:p>NoMatrix</text:p>
                <draw:g>
                  <svg:desc>Summary.J32:Summary.J32</svg:desc>
                </draw:g>
              </table:table-cell>
              <table:table-cell office:value-type="string">
                <text:p>Nodejs</text:p>
                <draw:g>
                  <svg:desc>Summary.K32:Summary.K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nect / disconnect  (1 test)</text:p>
                <draw:g>
                  <svg:desc>Summary.H33:Summary.H38</svg:desc>
                </draw:g>
              </table:table-cell>
              <table:table-cell office:value-type="float" office:value="1">
                <text:p>1</text:p>
                <draw:g>
                  <svg:desc>Summary.I33:Summary.I38</svg:desc>
                </draw:g>
              </table:table-cell>
              <table:table-cell office:value-type="float" office:value="1">
                <text:p>1</text:p>
                <draw:g>
                  <svg:desc>Summary.J33:Summary.J38</svg:desc>
                </draw:g>
              </table:table-cell>
              <table:table-cell office:value-type="float" office:value="1">
                <text:p>1</text:p>
                <draw:g>
                  <svg:desc>Summary.K33:Summary.K38</svg:desc>
                </draw:g>
              </table:table-cell>
            </table:table-row>
            <table:table-row>
              <table:table-cell office:value-type="string">
                <text:p>Hyperty address allocation  (6 tests)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bject address allocation  (6 tests)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ubscription and syncher  (6 tests)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egistry interaction  (11 tests) *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Overall  (30 tests)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b7f1e640c46ceb28adf43ee075a6e8b8439ed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9">
      <number:number number:decimal-places="0" loext:min-decimal-places="0" number:min-integer-digits="0" number:display-factor="1000"/>
    </number:number-style>
    <number:number-style style:name="N122P0" style:volatile="true">
      <style:text-properties fo:color="#ff0000"/>
      <number:number number:decimal-places="0" loext:min-decimal-places="0" number:min-integer-digits="0"/>
      <number:text> FAIL</number:text>
    </number:number-style>
    <number:number-style style:name="N122">
      <number:number number:decimal-places="0" loext:min-decimal-places="0" number:min-integer-digits="0"/>
      <number:text> ms</number:text>
      <style:map style:condition="value()=0" style:apply-style-name="N122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 chart:data-label-number="value" chart:data-label-text="false" chart:data-label-symbol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22">
      <style:chart-properties chart:solid-type="cylinder" chart:link-data-style-to-source="true" chart:data-label-number="value" chart:data-label-text="false" chart:data-label-symbol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122">
      <style:chart-properties chart:solid-type="cylinder" chart:link-data-style-to-source="true" chart:data-label-number="value" chart:data-label-text="false" chart:data-label-symbol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122">
      <style:chart-properties chart:solid-type="cylinder" chart:link-data-style-to-source="true" chart:data-label-number="value" chart:data-label-text="false" chart:data-label-symbol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8.403cm" xlink:href=".." xlink:type="simple" chart:class="chart:bar" chart:style-name="ch1">
        <chart:title svg:x="3.763cm" svg:y="0.504cm" chart:style-name="ch2">
          <text:p>Hypert address de-allocation performance</text:p>
        </chart:title>
        <chart:legend chart:legend-position="end" svg:x="13.869cm" svg:y="8.404cm" style:legend-expansion="high" chart:style-name="ch3"/>
        <chart:plot-area chart:style-name="ch4" table:cell-range-address="Summary.G5:Summary.J14" chart:data-source-has-labels="both" svg:x="1.331cm" svg:y="1.651cm" svg:width="12.218cm" svg:height="15.40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963cm" svg:y="1.683cm" svg:width="9.586cm" svg:height="14.6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0.451cm" svg:y="10.177cm" chart:style-name="ch6">
              <text:p>type of test</text:p>
            </chart:title>
            <chart:categories table:cell-range-address="Summary.G6:Summary.G14"/>
          </chart:axis>
          <chart:axis chart:dimension="y" chart:name="primary-y" chart:style-name="ch7">
            <chart:title svg:x="6.496cm" svg:y="17.422cm" chart:style-name="ch8">
              <text:p>duration in s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Summary.H6:Summary.H14" chart:label-cell-address="Summary.H5:Summary.H5" chart:class="chart:bar">
            <chart:data-point chart:repeated="9"/>
          </chart:series>
          <chart:series chart:style-name="ch12" chart:values-cell-range-address="Summary.I6:Summary.I14" chart:label-cell-address="Summary.I5:Summary.I5" chart:class="chart:bar">
            <chart:data-point chart:repeated="9"/>
          </chart:series>
          <chart:series chart:style-name="ch13" chart:values-cell-range-address="Summary.J6:Summary.J14" chart:label-cell-address="Summary.J5:Summary.J5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tx</text:p>
                <draw:g>
                  <svg:desc>Summary.H5:Summary.H5</svg:desc>
                </draw:g>
              </table:table-cell>
              <table:table-cell office:value-type="string">
                <text:p>NoMatrix</text:p>
                <draw:g>
                  <svg:desc>Summary.I5:Summary.I5</svg:desc>
                </draw:g>
              </table:table-cell>
              <table:table-cell office:value-type="string">
                <text:p>Nodejs</text:p>
                <draw:g>
                  <svg:desc>Summary.J5:Summary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 x 1</text:p>
                <draw:g>
                  <svg:desc>Summary.G6:Summary.G14</svg:desc>
                </draw:g>
              </table:table-cell>
              <table:table-cell office:value-type="float" office:value="220.333333333333">
                <text:p>220.333333333333</text:p>
                <draw:g>
                  <svg:desc>Summary.H6:Summary.H14</svg:desc>
                </draw:g>
              </table:table-cell>
              <table:table-cell office:value-type="float" office:value="152">
                <text:p>152</text:p>
                <draw:g>
                  <svg:desc>Summary.I6:Summary.I14</svg:desc>
                </draw:g>
              </table:table-cell>
              <table:table-cell office:value-type="float" office:value="153">
                <text:p>153</text:p>
                <draw:g>
                  <svg:desc>Summary.J6:Summary.J14</svg:desc>
                </draw:g>
              </table:table-cell>
            </table:table-row>
            <table:table-row>
              <table:table-cell office:value-type="string">
                <text:p>1000 x 1</text:p>
              </table:table-cell>
              <table:table-cell office:value-type="float" office:value="1473">
                <text:p>1473</text:p>
              </table:table-cell>
              <table:table-cell office:value-type="float" office:value="1292">
                <text:p>1292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10000 x 1</text:p>
              </table:table-cell>
              <table:table-cell office:value-type="float" office:value="12983.3333333333">
                <text:p>12983.3333333333</text:p>
              </table:table-cell>
              <table:table-cell office:value-type="float" office:value="12646">
                <text:p>12646</text:p>
              </table:table-cell>
              <table:table-cell office:value-type="float" office:value="14415.3333333333">
                <text:p>14415.3333333333</text:p>
              </table:table-cell>
            </table:table-row>
            <table:table-row>
              <table:table-cell office:value-type="string">
                <text:p>100 x 3</text:p>
              </table:table-cell>
              <table:table-cell office:value-type="float" office:value="169.666666666667">
                <text:p>169.666666666667</text:p>
              </table:table-cell>
              <table:table-cell office:value-type="float" office:value="155">
                <text:p>155</text:p>
              </table:table-cell>
              <table:table-cell office:value-type="float" office:value="170.333333333333">
                <text:p>170.333333333333</text:p>
              </table:table-cell>
            </table:table-row>
            <table:table-row>
              <table:table-cell office:value-type="string">
                <text:p>1000 x 3</text:p>
              </table:table-cell>
              <table:table-cell office:value-type="float" office:value="1394">
                <text:p>1394</text:p>
              </table:table-cell>
              <table:table-cell office:value-type="float" office:value="1368.33333333333">
                <text:p>1368.33333333333</text:p>
              </table:table-cell>
              <table:table-cell office:value-type="float" office:value="2168.66666666667">
                <text:p>2168.66666666667</text:p>
              </table:table-cell>
            </table:table-row>
            <table:table-row>
              <table:table-cell office:value-type="string">
                <text:p>10000 x 3</text:p>
              </table:table-cell>
              <table:table-cell office:value-type="float" office:value="13379.6666666667">
                <text:p>13379.6666666667</text:p>
              </table:table-cell>
              <table:table-cell office:value-type="float" office:value="13347.6666666667">
                <text:p>13347.6666666667</text:p>
              </table:table-cell>
              <table:table-cell office:value-type="float" office:value="15073.6666666667">
                <text:p>15073.6666666667</text:p>
              </table:table-cell>
            </table:table-row>
            <table:table-row>
              <table:table-cell office:value-type="string">
                <text:p>100 x 3 (key)</text:p>
              </table:table-cell>
              <table:table-cell office:value-type="float" office:value="179">
                <text:p>179</text:p>
              </table:table-cell>
              <table:table-cell office:value-type="float" office:value="150">
                <text:p>150</text:p>
              </table:table-cell>
              <table:table-cell office:value-type="float" office:value="170.333333333333">
                <text:p>170.333333333333</text:p>
              </table:table-cell>
            </table:table-row>
            <table:table-row>
              <table:table-cell office:value-type="string">
                <text:p>1000 x 3 (key)</text:p>
              </table:table-cell>
              <table:table-cell office:value-type="float" office:value="1427.66666666667">
                <text:p>1427.66666666667</text:p>
              </table:table-cell>
              <table:table-cell office:value-type="float" office:value="1348.66666666667">
                <text:p>1348.66666666667</text:p>
              </table:table-cell>
              <table:table-cell office:value-type="float" office:value="2153.66666666667">
                <text:p>2153.66666666667</text:p>
              </table:table-cell>
            </table:table-row>
            <table:table-row>
              <table:table-cell office:value-type="string">
                <text:p>10000 x 3 (key)</text:p>
              </table:table-cell>
              <table:table-cell office:value-type="float" office:value="13097">
                <text:p>13097</text:p>
              </table:table-cell>
              <table:table-cell office:value-type="float" office:value="13454">
                <text:p>13454</text:p>
              </table:table-cell>
              <table:table-cell office:value-type="float" office:value="14496.3333333333">
                <text:p>14496.333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b7f1e640c46ceb28adf43ee075a6e8b8439ed1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9">
      <number:number number:decimal-places="0" loext:min-decimal-places="0" number:min-integer-digits="0" number:display-factor="1000"/>
    </number:number-style>
    <number:number-style style:name="N122P0" style:volatile="true">
      <style:text-properties fo:color="#ff0000"/>
      <number:number number:decimal-places="0" loext:min-decimal-places="0" number:min-integer-digits="0"/>
      <number:text> FAIL</number:text>
    </number:number-style>
    <number:number-style style:name="N122">
      <number:number number:decimal-places="0" loext:min-decimal-places="0" number:min-integer-digits="0"/>
      <number:text> ms</number:text>
      <style:map style:condition="value()=0" style:apply-style-name="N122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 chart:data-label-number="value" chart:data-label-text="false" chart:data-label-symbol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122">
      <style:chart-properties chart:solid-type="cylinder" chart:link-data-style-to-source="true" chart:data-label-number="value" chart:data-label-text="false" chart:data-label-symbol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122">
      <style:chart-properties chart:solid-type="cylinder" chart:link-data-style-to-source="true" chart:data-label-number="value" chart:data-label-text="false" chart:data-label-symbol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122">
      <style:chart-properties chart:solid-type="cylinder" chart:link-data-style-to-source="true" chart:data-label-number="value" chart:data-label-text="false" chart:data-label-symbol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949cm" svg:height="18.995cm" xlink:href=".." xlink:type="simple" chart:class="chart:bar" chart:style-name="ch1">
        <chart:title svg:x="4.25cm" svg:y="0.515cm" chart:style-name="ch2">
          <text:p>Object address de-allocation performance</text:p>
        </chart:title>
        <chart:legend chart:legend-position="end" svg:x="14.818cm" svg:y="8.7cm" style:legend-expansion="high" chart:style-name="ch3"/>
        <chart:plot-area chart:style-name="ch4" table:cell-range-address="Summary.G18:Summary.J27" chart:data-source-has-labels="both" svg:x="1.349cm" svg:y="1.673cm" svg:width="13.131cm" svg:height="15.96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975cm" svg:y="1.673cm" svg:width="10.412cm" svg:height="15.31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0.451cm" svg:y="10.479cm" chart:style-name="ch6">
              <text:p>type of test</text:p>
            </chart:title>
            <chart:categories table:cell-range-address="Summary.G19:Summary.G27"/>
          </chart:axis>
          <chart:axis chart:dimension="y" chart:name="primary-y" chart:style-name="ch7">
            <chart:title svg:x="6.97cm" svg:y="18.014cm" chart:style-name="ch8">
              <text:p>duration in s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Summary.H19:Summary.H27" chart:label-cell-address="Summary.H18:Summary.H18" chart:class="chart:bar">
            <chart:data-point chart:repeated="9"/>
          </chart:series>
          <chart:series chart:style-name="ch12" chart:values-cell-range-address="Summary.I19:Summary.I27" chart:label-cell-address="Summary.I18:Summary.I18" chart:class="chart:bar">
            <chart:data-point chart:repeated="9"/>
          </chart:series>
          <chart:series chart:style-name="ch13" chart:values-cell-range-address="Summary.J19:Summary.J27" chart:label-cell-address="Summary.J18:Summary.J18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tx</text:p>
                <draw:g>
                  <svg:desc>Summary.H18:Summary.H18</svg:desc>
                </draw:g>
              </table:table-cell>
              <table:table-cell office:value-type="string">
                <text:p>NoMatrix</text:p>
                <draw:g>
                  <svg:desc>Summary.I18:Summary.I18</svg:desc>
                </draw:g>
              </table:table-cell>
              <table:table-cell office:value-type="string">
                <text:p>Nodejs</text:p>
                <draw:g>
                  <svg:desc>Summary.J18:Summary.J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 x 1</text:p>
                <draw:g>
                  <svg:desc>Summary.G19:Summary.G27</svg:desc>
                </draw:g>
              </table:table-cell>
              <table:table-cell office:value-type="float" office:value="149">
                <text:p>149</text:p>
                <draw:g>
                  <svg:desc>Summary.H19:Summary.H27</svg:desc>
                </draw:g>
              </table:table-cell>
              <table:table-cell office:value-type="float" office:value="126">
                <text:p>126</text:p>
                <draw:g>
                  <svg:desc>Summary.I19:Summary.I27</svg:desc>
                </draw:g>
              </table:table-cell>
              <table:table-cell office:value-type="float" office:value="153.666666666667">
                <text:p>153.666666666667</text:p>
                <draw:g>
                  <svg:desc>Summary.J19:Summary.J27</svg:desc>
                </draw:g>
              </table:table-cell>
            </table:table-row>
            <table:table-row>
              <table:table-cell office:value-type="string">
                <text:p>1000 x 1</text:p>
              </table:table-cell>
              <table:table-cell office:value-type="float" office:value="1355.33333333333">
                <text:p>1355.33333333333</text:p>
              </table:table-cell>
              <table:table-cell office:value-type="float" office:value="1246.33333333333">
                <text:p>1246.33333333333</text:p>
              </table:table-cell>
              <table:table-cell office:value-type="float" office:value="1391.66666666667">
                <text:p>1391.66666666667</text:p>
              </table:table-cell>
            </table:table-row>
            <table:table-row>
              <table:table-cell office:value-type="string">
                <text:p>10000 x 1</text:p>
              </table:table-cell>
              <table:table-cell office:value-type="float" office:value="13314.3333333333">
                <text:p>13314.3333333333</text:p>
              </table:table-cell>
              <table:table-cell office:value-type="float" office:value="12487.3333333333">
                <text:p>12487.3333333333</text:p>
              </table:table-cell>
              <table:table-cell office:value-type="float" office:value="14155.6666666667">
                <text:p>14155.6666666667</text:p>
              </table:table-cell>
            </table:table-row>
            <table:table-row>
              <table:table-cell office:value-type="string">
                <text:p>100 x 3</text:p>
              </table:table-cell>
              <table:table-cell office:value-type="float" office:value="147.666666666667">
                <text:p>147.666666666667</text:p>
              </table:table-cell>
              <table:table-cell office:value-type="float" office:value="131">
                <text:p>13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00 x 3</text:p>
              </table:table-cell>
              <table:table-cell office:value-type="float" office:value="1403">
                <text:p>1403</text:p>
              </table:table-cell>
              <table:table-cell office:value-type="float" office:value="1351.66666666667">
                <text:p>1351.66666666667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10000 x 3</text:p>
              </table:table-cell>
              <table:table-cell office:value-type="float" office:value="13341.6666666667">
                <text:p>13341.6666666667</text:p>
              </table:table-cell>
              <table:table-cell office:value-type="float" office:value="13561">
                <text:p>13561</text:p>
              </table:table-cell>
              <table:table-cell office:value-type="float" office:value="13611.3333333333">
                <text:p>13611.3333333333</text:p>
              </table:table-cell>
            </table:table-row>
            <table:table-row>
              <table:table-cell office:value-type="string">
                <text:p>100 x 3 (key)</text:p>
              </table:table-cell>
              <table:table-cell office:value-type="float" office:value="172.333333333333">
                <text:p>172.33333333333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53.666666666667">
                <text:p>153.666666666667</text:p>
              </table:table-cell>
            </table:table-row>
            <table:table-row>
              <table:table-cell office:value-type="string">
                <text:p>1000 x 3 (key)</text:p>
              </table:table-cell>
              <table:table-cell office:value-type="float" office:value="1302">
                <text:p>1302</text:p>
              </table:table-cell>
              <table:table-cell office:value-type="float" office:value="1322">
                <text:p>1322</text:p>
              </table:table-cell>
              <table:table-cell office:value-type="float" office:value="1390.66666666667">
                <text:p>1390.66666666667</text:p>
              </table:table-cell>
            </table:table-row>
            <table:table-row>
              <table:table-cell office:value-type="string">
                <text:p>10000 x 3 (key)</text:p>
              </table:table-cell>
              <table:table-cell office:value-type="float" office:value="13118">
                <text:p>13118</text:p>
              </table:table-cell>
              <table:table-cell office:value-type="float" office:value="13492">
                <text:p>13492</text:p>
              </table:table-cell>
              <table:table-cell office:value-type="float" office:value="13286">
                <text:p>1328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b7f1e640c46ceb28adf43ee075a6e8b8439ed1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